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704cm"/>
    </style:style>
    <style:style style:name="co3" style:family="table-column">
      <style:table-column-properties fo:break-before="auto" style:column-width="7.0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access control</text:p>
          </table:table-cell>
          <table:table-cell office:value-type="string">
            <text:p>kontrola dostępu</text:p>
          </table:table-cell>
        </table:table-row>
        <table:table-row table:style-name="ro1">
          <table:table-cell/>
          <table:table-cell office:value-type="string">
            <text:p>access controls</text:p>
          </table:table-cell>
          <table:table-cell office:value-type="string">
            <text:p>dostęp do elementów sterowania</text:p>
          </table:table-cell>
        </table:table-row>
        <table:table-row table:style-name="ro1">
          <table:table-cell/>
          <table:table-cell office:value-type="string">
            <text:p>access denied</text:p>
          </table:table-cell>
          <table:table-cell office:value-type="string">
            <text:p>odmowa dostępu</text:p>
          </table:table-cell>
        </table:table-row>
        <table:table-row table:style-name="ro1">
          <table:table-cell/>
          <table:table-cell office:value-type="string">
            <text:p>access mode</text:p>
          </table:table-cell>
          <table:table-cell office:value-type="string">
            <text:p>tryb dostępu</text:p>
          </table:table-cell>
        </table:table-row>
        <table:table-row table:style-name="ro1">
          <table:table-cell/>
          <table:table-cell office:value-type="string">
            <text:p>access not permitted</text:p>
          </table:table-cell>
          <table:table-cell office:value-type="string">
            <text:p>odmowa dostępu</text:p>
          </table:table-cell>
        </table:table-row>
        <table:table-row table:style-name="ro1">
          <table:table-cell/>
          <table:table-cell office:value-type="string">
            <text:p>accessories layout</text:p>
          </table:table-cell>
          <table:table-cell office:value-type="string">
            <text:p>układ paneli dodatkowych</text:p>
          </table:table-cell>
        </table:table-row>
        <table:table-row table:style-name="ro1">
          <table:table-cell/>
          <table:table-cell office:value-type="string">
            <text:p>accessory panel place</text:p>
          </table:table-cell>
          <table:table-cell office:value-type="string">
            <text:p>miejsce panelu dodatkowego</text:p>
          </table:table-cell>
        </table:table-row>
        <table:table-row table:style-name="ro1">
          <table:table-cell/>
          <table:table-cell office:value-type="string">
            <text:p>accessory panel</text:p>
          </table:table-cell>
          <table:table-cell office:value-type="string">
            <text:p>panel dodatkowy</text:p>
          </table:table-cell>
        </table:table-row>
        <table:table-row table:style-name="ro1">
          <table:table-cell/>
          <table:table-cell office:value-type="string">
            <text:p>accessory scope</text:p>
          </table:table-cell>
          <table:table-cell office:value-type="string">
            <text:p>zakres panelu dodatkowego</text:p>
          </table:table-cell>
        </table:table-row>
        <table:table-row table:style-name="ro1">
          <table:table-cell/>
          <table:table-cell office:value-type="string">
            <text:p>accessory setup</text:p>
          </table:table-cell>
          <table:table-cell office:value-type="string">
            <text:p>ustawienia panelu dodatkowego</text:p>
          </table:table-cell>
        </table:table-row>
        <table:table-row table:style-name="ro1">
          <table:table-cell/>
          <table:table-cell office:value-type="string">
            <text:p>accessory type</text:p>
          </table:table-cell>
          <table:table-cell office:value-type="string">
            <text:p>typ panelu dodatkowego</text:p>
          </table:table-cell>
        </table:table-row>
        <table:table-row table:style-name="ro1">
          <table:table-cell/>
          <table:table-cell office:value-type="string">
            <text:p>action class name</text:p>
          </table:table-cell>
          <table:table-cell office:value-type="string">
            <text:p>nazwa klasy działania</text:p>
          </table:table-cell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działanie</text:p>
          </table:table-cell>
        </table:table-row>
        <table:table-row table:style-name="ro1">
          <table:table-cell/>
          <table:table-cell office:value-type="string">
            <text:p>active tasks</text:p>
          </table:table-cell>
          <table:table-cell office:value-type="string">
            <text:p>aktywne zadania</text:p>
          </table:table-cell>
        </table:table-row>
        <table:table-row table:style-name="ro1">
          <table:table-cell/>
          <table:table-cell office:value-type="string">
            <text:p>active user</text:p>
          </table:table-cell>
          <table:table-cell office:value-type="string">
            <text:p>aktywnego użytkownika</text:p>
          </table:table-cell>
        </table:table-row>
        <table:table-row table:style-name="ro1">
          <table:table-cell/>
          <table:table-cell office:value-type="string">
            <text:p>activities</text:p>
          </table:table-cell>
          <table:table-cell office:value-type="string">
            <text:p>działania</text:p>
          </table:table-cell>
        </table:table-row>
        <table:table-row table:style-name="ro1">
          <table:table-cell/>
          <table:table-cell office:value-type="string">
            <text:p>activity by user</text:p>
          </table:table-cell>
          <table:table-cell office:value-type="string">
            <text:p>aktywność wg użytkownika</text:p>
          </table:table-cell>
        </table:table-row>
        <table:table-row table:style-name="ro1">
          <table:table-cell/>
          <table:table-cell office:value-type="string">
            <text:p>activity date</text:p>
          </table:table-cell>
          <table:table-cell office:value-type="string">
            <text:p>data operacji</text:p>
          </table:table-cell>
        </table:table-row>
        <table:table-row table:style-name="ro1">
          <table:table-cell/>
          <table:table-cell office:value-type="string">
            <text:p>activity report</text:p>
          </table:table-cell>
          <table:table-cell office:value-type="string">
            <text:p>raport z działań</text:p>
          </table:table-cell>
        </table:table-row>
        <table:table-row table:style-name="ro1">
          <table:table-cell/>
          <table:table-cell office:value-type="string">
            <text:p>activity reports</text:p>
          </table:table-cell>
          <table:table-cell office:value-type="string">
            <text:p>raporty z działań</text:p>
          </table:table-cell>
        </table:table-row>
        <table:table-row table:style-name="ro1">
          <table:table-cell/>
          <table:table-cell office:value-type="string">
            <text:p>activity summary</text:p>
          </table:table-cell>
          <table:table-cell office:value-type="string">
            <text:p>podsumowanie aktywności</text:p>
          </table:table-cell>
        </table:table-row>
        <table:table-row table:style-name="ro1">
          <table:table-cell/>
          <table:table-cell office:value-type="string">
            <text:p>activity type</text:p>
          </table:table-cell>
          <table:table-cell office:value-type="string">
            <text:p>typ operacji</text:p>
          </table:table-cell>
        </table:table-row>
        <table:table-row table:style-name="ro1">
          <table:table-cell/>
          <table:table-cell office:value-type="string">
            <text:p>add a comment</text:p>
          </table:table-cell>
          <table:table-cell office:value-type="string">
            <text:p>dodaj komentarz</text:p>
          </table:table-cell>
        </table:table-row>
        <table:table-row table:style-name="ro1">
          <table:table-cell/>
          <table:table-cell office:value-type="string">
            <text:p>add a group</text:p>
          </table:table-cell>
          <table:table-cell office:value-type="string">
            <text:p>dodaj grupę</text:p>
          </table:table-cell>
        </table:table-row>
        <table:table-row table:style-name="ro1">
          <table:table-cell/>
          <table:table-cell office:value-type="string">
            <text:p>add a role</text:p>
          </table:table-cell>
          <table:table-cell office:value-type="string">
            <text:p>dodaj rolę</text:p>
          </table:table-cell>
        </table:table-row>
        <table:table-row table:style-name="ro1">
          <table:table-cell/>
          <table:table-cell office:value-type="string">
            <text:p>add a user</text:p>
          </table:table-cell>
          <table:table-cell office:value-type="string">
            <text:p>dodaj użytkownika</text:p>
          </table:table-cell>
        </table:table-row>
        <table:table-row table:style-name="ro1">
          <table:table-cell/>
          <table:table-cell office:value-type="string">
            <text:p>add accessory</text:p>
          </table:table-cell>
          <table:table-cell office:value-type="string">
            <text:p>dodaj panel dodatkowy</text:p>
          </table:table-cell>
        </table:table-row>
        <table:table-row table:style-name="ro1">
          <table:table-cell/>
          <table:table-cell office:value-type="string">
            <text:p>add an accessory</text:p>
          </table:table-cell>
          <table:table-cell office:value-type="string">
            <text:p>dodaj panel dodatkowy</text:p>
          </table:table-cell>
        </table:table-row>
        <table:table-row table:style-name="ro1">
          <table:table-cell/>
          <table:table-cell office:value-type="string">
            <text:p>add an application</text:p>
          </table:table-cell>
          <table:table-cell office:value-type="string">
            <text:p>dodaj aplikację</text:p>
          </table:table-cell>
        </table:table-row>
        <table:table-row table:style-name="ro1">
          <table:table-cell/>
          <table:table-cell office:value-type="string">
            <text:p>add an entry</text:p>
          </table:table-cell>
          <table:table-cell office:value-type="string">
            <text:p>dodaj wpis</text:p>
          </table:table-cell>
        </table:table-row>
        <table:table-row table:style-name="ro1">
          <table:table-cell/>
          <table:table-cell office:value-type="string">
            <text:p>add and delete</text:p>
          </table:table-cell>
          <table:table-cell office:value-type="string">
            <text:p>dodaj i usuń</text:p>
          </table:table-cell>
        </table:table-row>
        <table:table-row table:style-name="ro1">
          <table:table-cell/>
          <table:table-cell office:value-type="string">
            <text:p>add bookmarks</text:p>
          </table:table-cell>
          <table:table-cell office:value-type="string">
            <text:p>dodaj zakładki</text:p>
          </table:table-cell>
        </table:table-row>
        <table:table-row table:style-name="ro1">
          <table:table-cell/>
          <table:table-cell office:value-type="string">
            <text:p>add buddies</text:p>
          </table:table-cell>
          <table:table-cell office:value-type="string">
            <text:p>dodawanie znajomych</text:p>
          </table:table-cell>
        </table:table-row>
        <table:table-row table:style-name="ro1">
          <table:table-cell/>
          <table:table-cell office:value-type="string">
            <text:p>add comment</text:p>
          </table:table-cell>
          <table:table-cell office:value-type="string">
            <text:p>dodaj komentarz</text:p>
          </table:table-cell>
        </table:table-row>
        <table:table-row table:style-name="ro1">
          <table:table-cell/>
          <table:table-cell office:value-type="string">
            <text:p>add comments</text:p>
          </table:table-cell>
          <table:table-cell office:value-type="string">
            <text:p>dodaj komentarze</text:p>
          </table:table-cell>
        </table:table-row>
        <table:table-row table:style-name="ro1">
          <table:table-cell/>
          <table:table-cell office:value-type="string">
            <text:p>add community tags</text:p>
          </table:table-cell>
          <table:table-cell office:value-type="string">
            <text:p>dodaj znaczniki wspólne</text:p>
          </table:table-cell>
        </table:table-row>
        <table:table-row table:style-name="ro1">
          <table:table-cell/>
          <table:table-cell office:value-type="string">
            <text:p>add custom jsp</text:p>
          </table:table-cell>
          <table:table-cell office:value-type="string">
            <text:p>dodaj niestandardową stronę jsp</text:p>
          </table:table-cell>
        </table:table-row>
        <table:table-row table:style-name="ro1">
          <table:table-cell/>
          <table:table-cell office:value-type="string">
            <text:p>add entry</text:p>
          </table:table-cell>
          <table:table-cell office:value-type="string">
            <text:p>dodaj wpis</text:p>
          </table:table-cell>
        </table:table-row>
        <table:table-row table:style-name="ro1">
          <table:table-cell/>
          <table:table-cell office:value-type="string">
            <text:p>add folder template</text:p>
          </table:table-cell>
          <table:table-cell office:value-type="string">
            <text:p>dodaj szablon folderu</text:p>
          </table:table-cell>
        </table:table-row>
        <table:table-row table:style-name="ro1">
          <table:table-cell/>
          <table:table-cell office:value-type="string">
            <text:p>add folder</text:p>
          </table:table-cell>
          <table:table-cell office:value-type="string">
            <text:p>dodaj folder</text:p>
          </table:table-cell>
        </table:table-row>
        <table:table-row table:style-name="ro1">
          <table:table-cell/>
          <table:table-cell office:value-type="string">
            <text:p>add folders</text:p>
          </table:table-cell>
          <table:table-cell office:value-type="string">
            <text:p>dodaj foldery</text:p>
          </table:table-cell>
        </table:table-row>
        <table:table-row table:style-name="ro1">
          <table:table-cell/>
          <table:table-cell office:value-type="string">
            <text:p>add graphic</text:p>
          </table:table-cell>
          <table:table-cell office:value-type="string">
            <text:p>dodaj grafikę</text:p>
          </table:table-cell>
        </table:table-row>
        <table:table-row table:style-name="ro1">
          <table:table-cell/>
          <table:table-cell office:value-type="string">
            <text:p>add list</text:p>
          </table:table-cell>
          <table:table-cell office:value-type="string">
            <text:p>dodaj listę</text:p>
          </table:table-cell>
        </table:table-row>
        <table:table-row table:style-name="ro1">
          <table:table-cell/>
          <table:table-cell office:value-type="string">
            <text:p>add meeting</text:p>
          </table:table-cell>
          <table:table-cell office:value-type="string">
            <text:p>dodaj spotkanie</text:p>
          </table:table-cell>
        </table:table-row>
        <table:table-row table:style-name="ro1">
          <table:table-cell/>
          <table:table-cell office:value-type="string">
            <text:p>add more answers</text:p>
          </table:table-cell>
          <table:table-cell office:value-type="string">
            <text:p>dodaj więcej odpowiedzi</text:p>
          </table:table-cell>
        </table:table-row>
        <table:table-row table:style-name="ro1">
          <table:table-cell/>
          <table:table-cell office:value-type="string">
            <text:p>add new folder</text:p>
          </table:table-cell>
          <table:table-cell office:value-type="string">
            <text:p>dodaj nowy folder</text:p>
          </table:table-cell>
        </table:table-row>
        <table:table-row table:style-name="ro1">
          <table:table-cell/>
          <table:table-cell office:value-type="string">
            <text:p>add new workspace</text:p>
          </table:table-cell>
          <table:table-cell office:value-type="string">
            <text:p>dodaj nowy obszar roboczy</text:p>
          </table:table-cell>
        </table:table-row>
        <table:table-row table:style-name="ro1">
          <table:table-cell/>
          <table:table-cell office:value-type="string">
            <text:p>add personal tags</text:p>
          </table:table-cell>
          <table:table-cell office:value-type="string">
            <text:p>dodaj znaczniki osobiste</text:p>
          </table:table-cell>
        </table:table-row>
        <table:table-row table:style-name="ro1">
          <table:table-cell/>
          <table:table-cell office:value-type="string">
            <text:p>add table</text:p>
          </table:table-cell>
          <table:table-cell office:value-type="string">
            <text:p>dodaj tabelę</text:p>
          </table:table-cell>
        </table:table-row>
        <table:table-row table:style-name="ro1">
          <table:table-cell/>
          <table:table-cell office:value-type="string">
            <text:p>add team members</text:p>
          </table:table-cell>
          <table:table-cell office:value-type="string">
            <text:p>dodaj członków zespołu</text:p>
          </table:table-cell>
        </table:table-row>
        <table:table-row table:style-name="ro1">
          <table:table-cell/>
          <table:table-cell office:value-type="string">
            <text:p>add templates</text:p>
          </table:table-cell>
          <table:table-cell office:value-type="string">
            <text:p>dodaj szablony</text:p>
          </table:table-cell>
        </table:table-row>
        <table:table-row table:style-name="ro1">
          <table:table-cell/>
          <table:table-cell office:value-type="string">
            <text:p>add this place</text:p>
          </table:table-cell>
          <table:table-cell office:value-type="string">
            <text:p>dodaj to miejsce</text:p>
          </table:table-cell>
        </table:table-row>
        <table:table-row table:style-name="ro1">
          <table:table-cell/>
          <table:table-cell office:value-type="string">
            <text:p>add to clipboard</text:p>
          </table:table-cell>
          <table:table-cell office:value-type="string">
            <text:p>dodaj do schowka</text:p>
          </table:table-cell>
        </table:table-row>
        <table:table-row table:style-name="ro1">
          <table:table-cell/>
          <table:table-cell office:value-type="string">
            <text:p>add utility element</text:p>
          </table:table-cell>
          <table:table-cell office:value-type="string">
            <text:p>dodaj element użytkowy</text:p>
          </table:table-cell>
        </table:table-row>
        <table:table-row table:style-name="ro1">
          <table:table-cell/>
          <table:table-cell office:value-type="string">
            <text:p>add workspace template</text:p>
          </table:table-cell>
          <table:table-cell office:value-type="string">
            <text:p>dodaj szablon obszaru roboczego</text:p>
          </table:table-cell>
        </table:table-row>
        <table:table-row table:style-name="ro1">
          <table:table-cell/>
          <table:table-cell office:value-type="string">
            <text:p>add workspaces</text:p>
          </table:table-cell>
          <table:table-cell office:value-type="string">
            <text:p>dodaj obszary robocze</text:p>
          </table:table-cell>
        </table:table-row>
        <table:table-row table:style-name="ro1">
          <table:table-cell/>
          <table:table-cell office:value-type="string">
            <text:p>add</text:p>
          </table:table-cell>
          <table:table-cell office:value-type="string">
            <text:p>dodaj</text:p>
          </table:table-cell>
        </table:table-row>
        <table:table-row table:style-name="ro1">
          <table:table-cell/>
          <table:table-cell office:value-type="string">
            <text:p>address</text:p>
          </table:table-cell>
          <table:table-cell office:value-type="string">
            <text:p>adres</text:p>
          </table:table-cell>
        </table:table-row>
        <table:table-row table:style-name="ro1">
          <table:table-cell/>
          <table:table-cell office:value-type="string">
            <text:p>adds</text:p>
          </table:table-cell>
          <table:table-cell office:value-type="string">
            <text:p>dodania</text:p>
          </table:table-cell>
        </table:table-row>
        <table:table-row table:style-name="ro1">
          <table:table-cell/>
          <table:table-cell office:value-type="string">
            <text:p>administration</text:p>
          </table:table-cell>
          <table:table-cell office:value-type="string">
            <text:p>administracja</text:p>
          </table:table-cell>
        </table:table-row>
        <table:table-row table:style-name="ro1">
          <table:table-cell/>
          <table:table-cell office:value-type="string">
            <text:p>administrative functions</text:p>
          </table:table-cell>
          <table:table-cell office:value-type="string">
            <text:p>funkcje administracyjne</text:p>
          </table:table-cell>
        </table:table-row>
        <table:table-row table:style-name="ro1">
          <table:table-cell/>
          <table:table-cell office:value-type="string">
            <text:p>advanced search</text:p>
          </table:table-cell>
          <table:table-cell office:value-type="string">
            <text:p>wyszukiwanie zaawansowane</text:p>
          </table:table-cell>
        </table:table-row>
        <table:table-row table:style-name="ro1">
          <table:table-cell/>
          <table:table-cell office:value-type="string">
            <text:p>advanced</text:p>
          </table:table-cell>
          <table:table-cell office:value-type="string">
            <text:p>zaawansowane</text:p>
          </table:table-cell>
        </table:table-row>
        <table:table-row table:style-name="ro1">
          <table:table-cell/>
          <table:table-cell office:value-type="string">
            <text:p>after the date</text:p>
          </table:table-cell>
          <table:table-cell office:value-type="string">
            <text:p>po tej dacie</text:p>
          </table:table-cell>
        </table:table-row>
        <table:table-row table:style-name="ro1">
          <table:table-cell/>
          <table:table-cell office:value-type="string">
            <text:p>alignment</text:p>
          </table:table-cell>
          <table:table-cell office:value-type="string">
            <text:p>wyrównanie</text:p>
          </table:table-cell>
        </table:table-row>
        <table:table-row table:style-name="ro1">
          <table:table-cell/>
          <table:table-cell office:value-type="string">
            <text:p>all active</text:p>
          </table:table-cell>
          <table:table-cell office:value-type="string">
            <text:p>wszystkie aktywne</text:p>
          </table:table-cell>
        </table:table-row>
        <table:table-row table:style-name="ro1">
          <table:table-cell/>
          <table:table-cell office:value-type="string">
            <text:p>all applications</text:p>
          </table:table-cell>
          <table:table-cell office:value-type="string">
            <text:p>wszystkie aplikacje</text:p>
          </table:table-cell>
        </table:table-row>
        <table:table-row table:style-name="ro1">
          <table:table-cell/>
          <table:table-cell office:value-type="string">
            <text:p>all attendees</text:p>
          </table:table-cell>
          <table:table-cell office:value-type="string">
            <text:p>wszyscy uczestnicy</text:p>
          </table:table-cell>
        </table:table-row>
        <table:table-row table:style-name="ro1">
          <table:table-cell/>
          <table:table-cell office:value-type="string">
            <text:p>all day</text:p>
          </table:table-cell>
          <table:table-cell office:value-type="string">
            <text:p>cały dzień</text:p>
          </table:table-cell>
        </table:table-row>
        <table:table-row table:style-name="ro1">
          <table:table-cell/>
          <table:table-cell office:value-type="string">
            <text:p>all entries</text:p>
          </table:table-cell>
          <table:table-cell office:value-type="string">
            <text:p>wszystkie wpisy</text:p>
          </table:table-cell>
        </table:table-row>
        <table:table-row table:style-name="ro1">
          <table:table-cell/>
          <table:table-cell office:value-type="string">
            <text:p>all tasks</text:p>
          </table:table-cell>
          <table:table-cell office:value-type="string">
            <text:p>wszystkie zadania</text:p>
          </table:table-cell>
        </table:table-row>
        <table:table-row table:style-name="ro1">
          <table:table-cell/>
          <table:table-cell office:value-type="string">
            <text:p>all team members</text:p>
          </table:table-cell>
          <table:table-cell office:value-type="string">
            <text:p>wszyscy członkowie zespołu</text:p>
          </table:table-cell>
        </table:table-row>
        <table:table-row table:style-name="ro1">
          <table:table-cell/>
          <table:table-cell office:value-type="string">
            <text:p>all users</text:p>
          </table:table-cell>
          <table:table-cell office:value-type="string">
            <text:p>wszyscy użytkownicy</text:p>
          </table:table-cell>
        </table:table-row>
        <table:table-row table:style-name="ro1">
          <table:table-cell/>
          <table:table-cell office:value-type="string">
            <text:p>allow guest access</text:p>
          </table:table-cell>
          <table:table-cell office:value-type="string">
            <text:p>zezwól na dostęp dla gości</text:p>
          </table:table-cell>
        </table:table-row>
        <table:table-row table:style-name="ro1">
          <table:table-cell/>
          <table:table-cell office:value-type="string">
            <text:p>allow multiple</text:p>
          </table:table-cell>
          <table:table-cell office:value-type="string">
            <text:p>zezwalaj na wiele</text:p>
          </table:table-cell>
        </table:table-row>
        <table:table-row table:style-name="ro1">
          <table:table-cell/>
          <table:table-cell office:value-type="string">
            <text:p>allowed comment types</text:p>
          </table:table-cell>
          <table:table-cell office:value-type="string">
            <text:p>dopuszczalne typy komentarzy</text:p>
          </table:table-cell>
        </table:table-row>
        <table:table-row table:style-name="ro1">
          <table:table-cell/>
          <table:table-cell office:value-type="string">
            <text:p>allowed views</text:p>
          </table:table-cell>
          <table:table-cell office:value-type="string">
            <text:p>dozwolone widoki</text:p>
          </table:table-cell>
        </table:table-row>
        <table:table-row table:style-name="ro1">
          <table:table-cell/>
          <table:table-cell office:value-type="string">
            <text:p>allowed workflows</text:p>
          </table:table-cell>
          <table:table-cell office:value-type="string">
            <text:p>dozwolone przepływy pracy</text:p>
          </table:table-cell>
        </table:table-row>
        <table:table-row table:style-name="ro1">
          <table:table-cell/>
          <table:table-cell office:value-type="string">
            <text:p>and</text:p>
          </table:table-cell>
          <table:table-cell office:value-type="string">
            <text:p>i</text:p>
          </table:table-cell>
        </table:table-row>
        <table:table-row table:style-name="ro1">
          <table:table-cell/>
          <table:table-cell office:value-type="string">
            <text:p>announcement text</text:p>
          </table:table-cell>
          <table:table-cell office:value-type="string">
            <text:p>tekst zawiadomienia</text:p>
          </table:table-cell>
        </table:table-row>
        <table:table-row table:style-name="ro1">
          <table:table-cell/>
          <table:table-cell office:value-type="string">
            <text:p>announcement</text:p>
          </table:table-cell>
          <table:table-cell office:value-type="string">
            <text:p>zawiadamianie</text:p>
          </table:table-cell>
        </table:table-row>
        <table:table-row table:style-name="ro1">
          <table:table-cell/>
          <table:table-cell office:value-type="string">
            <text:p>anytime</text:p>
          </table:table-cell>
          <table:table-cell office:value-type="string">
            <text:p>w dowolnym czasie</text:p>
          </table:table-cell>
        </table:table-row>
        <table:table-row table:style-name="ro1">
          <table:table-cell/>
          <table:table-cell office:value-type="string">
            <text:p>application definition</text:p>
          </table:table-cell>
          <table:table-cell office:value-type="string">
            <text:p>definicja aplikacji</text:p>
          </table:table-cell>
        </table:table-row>
        <table:table-row table:style-name="ro1">
          <table:table-cell/>
          <table:table-cell office:value-type="string">
            <text:p>application form definition</text:p>
          </table:table-cell>
          <table:table-cell office:value-type="string">
            <text:p>definicja formularza aplikacji</text:p>
          </table:table-cell>
        </table:table-row>
        <table:table-row table:style-name="ro1">
          <table:table-cell/>
          <table:table-cell office:value-type="string">
            <text:p>application group definition</text:p>
          </table:table-cell>
          <table:table-cell office:value-type="string">
            <text:p>definicja grupy aplikacji</text:p>
          </table:table-cell>
        </table:table-row>
        <table:table-row table:style-name="ro1">
          <table:table-cell/>
          <table:table-cell office:value-type="string">
            <text:p>application group description</text:p>
          </table:table-cell>
          <table:table-cell office:value-type="string">
            <text:p>opis grupy aplikacji</text:p>
          </table:table-cell>
        </table:table-row>
        <table:table-row table:style-name="ro1">
          <table:table-cell/>
          <table:table-cell office:value-type="string">
            <text:p>application group name</text:p>
          </table:table-cell>
          <table:table-cell office:value-type="string">
            <text:p>nazwa grupy aplikacji</text:p>
          </table:table-cell>
        </table:table-row>
        <table:table-row table:style-name="ro1">
          <table:table-cell/>
          <table:table-cell office:value-type="string">
            <text:p>application group title</text:p>
          </table:table-cell>
          <table:table-cell office:value-type="string">
            <text:p>tytuł grupy aplikacji</text:p>
          </table:table-cell>
        </table:table-row>
        <table:table-row table:style-name="ro1">
          <table:table-cell/>
          <table:table-cell office:value-type="string">
            <text:p>application group</text:p>
          </table:table-cell>
          <table:table-cell office:value-type="string">
            <text:p>grupa aplikacji</text:p>
          </table:table-cell>
        </table:table-row>
        <table:table-row table:style-name="ro1">
          <table:table-cell/>
          <table:table-cell office:value-type="string">
            <text:p>application groups</text:p>
          </table:table-cell>
          <table:table-cell office:value-type="string">
            <text:p>grupy aplikacji</text:p>
          </table:table-cell>
        </table:table-row>
        <table:table-row table:style-name="ro1">
          <table:table-cell/>
          <table:table-cell office:value-type="string">
            <text:p>application name</text:p>
          </table:table-cell>
          <table:table-cell office:value-type="string">
            <text:p>nazwa aplikacji</text:p>
          </table:table-cell>
        </table:table-row>
        <table:table-row table:style-name="ro1">
          <table:table-cell/>
          <table:table-cell office:value-type="string">
            <text:p>application title</text:p>
          </table:table-cell>
          <table:table-cell office:value-type="string">
            <text:p>tytuł aplikacji</text:p>
          </table:table-cell>
        </table:table-row>
        <table:table-row table:style-name="ro1">
          <table:table-cell/>
          <table:table-cell office:value-type="string">
            <text:p>application view definition</text:p>
          </table:table-cell>
          <table:table-cell office:value-type="string">
            <text:p>definicja widoku aplikacji</text:p>
          </table:table-cell>
        </table:table-row>
        <table:table-row table:style-name="ro1">
          <table:table-cell/>
          <table:table-cell office:value-type="string">
            <text:p>application</text:p>
          </table:table-cell>
          <table:table-cell office:value-type="string">
            <text:p>aplikacja</text:p>
          </table:table-cell>
        </table:table-row>
        <table:table-row table:style-name="ro1">
          <table:table-cell/>
          <table:table-cell office:value-type="string">
            <text:p>applications</text:p>
          </table:table-cell>
          <table:table-cell office:value-type="string">
            <text:p>aplikacje</text:p>
          </table:table-cell>
        </table:table-row>
        <table:table-row table:style-name="ro1">
          <table:table-cell/>
          <table:table-cell office:value-type="string">
            <text:p>apply</text:p>
          </table:table-cell>
          <table:table-cell office:value-type="string">
            <text:p>zastosuj</text:p>
          </table:table-cell>
        </table:table-row>
        <table:table-row table:style-name="ro1">
          <table:table-cell/>
          <table:table-cell office:value-type="string">
            <text:p>april</text:p>
          </table:table-cell>
          <table:table-cell office:value-type="string">
            <text:p>kwiecień</text:p>
          </table:table-cell>
        </table:table-row>
        <table:table-row table:style-name="ro1">
          <table:table-cell/>
          <table:table-cell office:value-type="string">
            <text:p>apr</text:p>
          </table:table-cell>
          <table:table-cell office:value-type="string">
            <text:p>kwi</text:p>
          </table:table-cell>
        </table:table-row>
        <table:table-row table:style-name="ro1">
          <table:table-cell/>
          <table:table-cell office:value-type="string">
            <text:p>archives</text:p>
          </table:table-cell>
          <table:table-cell office:value-type="string">
            <text:p>archiwa</text:p>
          </table:table-cell>
        </table:table-row>
        <table:table-row table:style-name="ro1">
          <table:table-cell/>
          <table:table-cell office:value-type="string">
            <text:p>assigned to groups</text:p>
          </table:table-cell>
          <table:table-cell office:value-type="string">
            <text:p>przypisane do grup</text:p>
          </table:table-cell>
        </table:table-row>
        <table:table-row table:style-name="ro1">
          <table:table-cell/>
          <table:table-cell office:value-type="string">
            <text:p>assigned to teams</text:p>
          </table:table-cell>
          <table:table-cell office:value-type="string">
            <text:p>przypisane do zespołów</text:p>
          </table:table-cell>
        </table:table-row>
        <table:table-row table:style-name="ro1">
          <table:table-cell/>
          <table:table-cell office:value-type="string">
            <text:p>assigned to</text:p>
          </table:table-cell>
          <table:table-cell office:value-type="string">
            <text:p>przypisane do</text:p>
          </table:table-cell>
        </table:table-row>
        <table:table-row table:style-name="ro1">
          <table:table-cell/>
          <table:table-cell office:value-type="string">
            <text:p>associated folder</text:p>
          </table:table-cell>
          <table:table-cell office:value-type="string">
            <text:p>folder skojarzony</text:p>
          </table:table-cell>
        </table:table-row>
        <table:table-row table:style-name="ro1">
          <table:table-cell/>
          <table:table-cell office:value-type="string">
            <text:p>at time</text:p>
          </table:table-cell>
          <table:table-cell office:value-type="string">
            <text:p>o godzinie</text:p>
          </table:table-cell>
        </table:table-row>
        <table:table-row table:style-name="ro1">
          <table:table-cell/>
          <table:table-cell office:value-type="string">
            <text:p>attach meeting results</text:p>
          </table:table-cell>
          <table:table-cell office:value-type="string">
            <text:p>dołącz wyniki spotkania</text:p>
          </table:table-cell>
        </table:table-row>
        <table:table-row table:style-name="ro1">
          <table:table-cell/>
          <table:table-cell office:value-type="string">
            <text:p>attached files</text:p>
          </table:table-cell>
          <table:table-cell office:value-type="string">
            <text:p>dołączone pliki</text:p>
          </table:table-cell>
        </table:table-row>
        <table:table-row table:style-name="ro1">
          <table:table-cell/>
          <table:table-cell office:value-type="string">
            <text:p>attachments</text:p>
          </table:table-cell>
          <table:table-cell office:value-type="string">
            <text:p>załączniki</text:p>
          </table:table-cell>
        </table:table-row>
        <table:table-row table:style-name="ro1">
          <table:table-cell/>
          <table:table-cell office:value-type="string">
            <text:p>attachment</text:p>
          </table:table-cell>
          <table:table-cell office:value-type="string">
            <text:p>załącznik</text:p>
          </table:table-cell>
        </table:table-row>
        <table:table-row table:style-name="ro1">
          <table:table-cell/>
          <table:table-cell office:value-type="string">
            <text:p>attended</text:p>
          </table:table-cell>
          <table:table-cell office:value-type="string">
            <text:p>uczestniczyli</text:p>
          </table:table-cell>
        </table:table-row>
        <table:table-row table:style-name="ro1">
          <table:table-cell/>
          <table:table-cell office:value-type="string">
            <text:p>attendee teams</text:p>
          </table:table-cell>
          <table:table-cell office:value-type="string">
            <text:p>zespoły uczestników</text:p>
          </table:table-cell>
        </table:table-row>
        <table:table-row table:style-name="ro1">
          <table:table-cell/>
          <table:table-cell office:value-type="string">
            <text:p>attendee</text:p>
          </table:table-cell>
          <table:table-cell office:value-type="string">
            <text:p>uczestnik</text:p>
          </table:table-cell>
        </table:table-row>
        <table:table-row table:style-name="ro1">
          <table:table-cell/>
          <table:table-cell office:value-type="string">
            <text:p>attributes</text:p>
          </table:table-cell>
          <table:table-cell office:value-type="string">
            <text:p>atrybuty</text:p>
          </table:table-cell>
        </table:table-row>
        <table:table-row table:style-name="ro1">
          <table:table-cell/>
          <table:table-cell office:value-type="string">
            <text:p>audio</text:p>
          </table:table-cell>
          <table:table-cell office:value-type="string">
            <text:p>dźwięk</text:p>
          </table:table-cell>
        </table:table-row>
        <table:table-row table:style-name="ro1">
          <table:table-cell/>
          <table:table-cell office:value-type="string">
            <text:p>aug</text:p>
          </table:table-cell>
          <table:table-cell office:value-type="string">
            <text:p>sie</text:p>
          </table:table-cell>
        </table:table-row>
        <table:table-row table:style-name="ro1">
          <table:table-cell/>
          <table:table-cell office:value-type="string">
            <text:p>august</text:p>
          </table:table-cell>
          <table:table-cell office:value-type="string">
            <text:p>sierpień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autor</text:p>
          </table:table-cell>
        </table:table-row>
        <table:table-row table:style-name="ro1">
          <table:table-cell/>
          <table:table-cell office:value-type="string">
            <text:p>authors</text:p>
          </table:table-cell>
          <table:table-cell office:value-type="string">
            <text:p>autorzy</text:p>
          </table:table-cell>
        </table:table-row>
        <table:table-row table:style-name="ro1">
          <table:table-cell/>
          <table:table-cell office:value-type="string">
            <text:p>away</text:p>
          </table:table-cell>
          <table:table-cell office:value-type="string">
            <text:p>nieobecny</text:p>
          </table:table-cell>
        </table:table-row>
        <table:table-row table:style-name="ro1">
          <table:table-cell/>
          <table:table-cell office:value-type="string">
            <text:p>back</text:p>
          </table:table-cell>
          <table:table-cell office:value-type="string">
            <text:p>powrót</text:p>
          </table:table-cell>
        </table:table-row>
        <table:table-row table:style-name="ro1">
          <table:table-cell/>
          <table:table-cell office:value-type="string">
            <text:p>base dn</text:p>
          </table:table-cell>
          <table:table-cell office:value-type="string">
            <text:p>bazowe dn</text:p>
          </table:table-cell>
        </table:table-row>
        <table:table-row table:style-name="ro1">
          <table:table-cell/>
          <table:table-cell office:value-type="string">
            <text:p>bcc</text:p>
          </table:table-cell>
          <table:table-cell office:value-type="string">
            <text:p>udw</text:p>
          </table:table-cell>
        </table:table-row>
        <table:table-row table:style-name="ro1">
          <table:table-cell/>
          <table:table-cell office:value-type="string">
            <text:p>before the date</text:p>
          </table:table-cell>
          <table:table-cell office:value-type="string">
            <text:p>przed tą datą</text:p>
          </table:table-cell>
        </table:table-row>
        <table:table-row table:style-name="ro1">
          <table:table-cell/>
          <table:table-cell office:value-type="string">
            <text:p>big</text:p>
          </table:table-cell>
          <table:table-cell office:value-type="string">
            <text:p>duży</text:p>
          </table:table-cell>
        </table:table-row>
        <table:table-row table:style-name="ro1">
          <table:table-cell/>
          <table:table-cell office:value-type="string">
            <text:p>blog entry</text:p>
          </table:table-cell>
          <table:table-cell office:value-type="string">
            <text:p>wpis blogu</text:p>
          </table:table-cell>
        </table:table-row>
        <table:table-row table:style-name="ro1">
          <table:table-cell/>
          <table:table-cell office:value-type="string">
            <text:p>blog summary</text:p>
          </table:table-cell>
          <table:table-cell office:value-type="string">
            <text:p>podsumowanie blogu</text:p>
          </table:table-cell>
        </table:table-row>
        <table:table-row table:style-name="ro1">
          <table:table-cell/>
          <table:table-cell office:value-type="string">
            <text:p>blog view style</text:p>
          </table:table-cell>
          <table:table-cell office:value-type="string">
            <text:p>styl widoku blogu</text:p>
          </table:table-cell>
        </table:table-row>
        <table:table-row table:style-name="ro1">
          <table:table-cell/>
          <table:table-cell table:number-columns-repeated="2" office:value-type="string">
            <text:p>blog</text:p>
          </table:table-cell>
        </table:table-row>
        <table:table-row table:style-name="ro1">
          <table:table-cell/>
          <table:table-cell office:value-type="string">
            <text:p>bookmarks</text:p>
          </table:table-cell>
          <table:table-cell office:value-type="string">
            <text:p>zakładki</text:p>
          </table:table-cell>
        </table:table-row>
        <table:table-row table:style-name="ro1">
          <table:table-cell/>
          <table:table-cell office:value-type="string">
            <text:p>border</text:p>
          </table:table-cell>
          <table:table-cell office:value-type="string">
            <text:p>krawędź</text:p>
          </table:table-cell>
        </table:table-row>
        <table:table-row table:style-name="ro1">
          <table:table-cell/>
          <table:table-cell office:value-type="string">
            <text:p>box style</text:p>
          </table:table-cell>
          <table:table-cell office:value-type="string">
            <text:p>styl pola</text:p>
          </table:table-cell>
        </table:table-row>
        <table:table-row table:style-name="ro1">
          <table:table-cell/>
          <table:table-cell office:value-type="string">
            <text:p>box</text:p>
          </table:table-cell>
          <table:table-cell office:value-type="string">
            <text:p>pole</text:p>
          </table:table-cell>
        </table:table-row>
        <table:table-row table:style-name="ro1">
          <table:table-cell/>
          <table:table-cell office:value-type="string">
            <text:p>branding</text:p>
          </table:table-cell>
          <table:table-cell office:value-type="string">
            <text:p>motyw firmowy</text:p>
          </table:table-cell>
        </table:table-row>
        <table:table-row table:style-name="ro1">
          <table:table-cell/>
          <table:table-cell office:value-type="string">
            <text:p>buddies</text:p>
          </table:table-cell>
          <table:table-cell office:value-type="string">
            <text:p>znajomi</text:p>
          </table:table-cell>
        </table:table-row>
        <table:table-row table:style-name="ro1">
          <table:table-cell/>
          <table:table-cell office:value-type="string">
            <text:p>buddy list</text:p>
          </table:table-cell>
          <table:table-cell office:value-type="string">
            <text:p>lista znajomych</text:p>
          </table:table-cell>
        </table:table-row>
        <table:table-row table:style-name="ro1">
          <table:table-cell/>
          <table:table-cell office:value-type="string">
            <text:p>business card elements</text:p>
          </table:table-cell>
          <table:table-cell office:value-type="string">
            <text:p>elementy wizytówki</text:p>
          </table:table-cell>
        </table:table-row>
        <table:table-row table:style-name="ro1">
          <table:table-cell/>
          <table:table-cell office:value-type="string">
            <text:p>business card</text:p>
          </table:table-cell>
          <table:table-cell office:value-type="string">
            <text:p>wizytówka</text:p>
          </table:table-cell>
        </table:table-row>
        <table:table-row table:style-name="ro1">
          <table:table-cell/>
          <table:table-cell office:value-type="string">
            <text:p>busy</text:p>
          </table:table-cell>
          <table:table-cell office:value-type="string">
            <text:p>zajęty</text:p>
          </table:table-cell>
        </table:table-row>
        <table:table-row table:style-name="ro1">
          <table:table-cell/>
          <table:table-cell office:value-type="string">
            <text:p>button text</text:p>
          </table:table-cell>
          <table:table-cell office:value-type="string">
            <text:p>tekst na przycisku</text:p>
          </table:table-cell>
        </table:table-row>
        <table:table-row table:style-name="ro1">
          <table:table-cell/>
          <table:table-cell office:value-type="string">
            <text:p>by url</text:p>
          </table:table-cell>
          <table:table-cell office:value-type="string">
            <text:p>wg url</text:p>
          </table:table-cell>
        </table:table-row>
        <table:table-row table:style-name="ro1">
          <table:table-cell/>
          <table:table-cell office:value-type="string">
            <text:p>by</text:p>
          </table:table-cell>
          <table:table-cell office:value-type="string">
            <text:p>wg</text:p>
          </table:table-cell>
        </table:table-row>
        <table:table-row table:style-name="ro1">
          <table:table-cell/>
          <table:table-cell office:value-type="string">
            <text:p>calendar entry</text:p>
          </table:table-cell>
          <table:table-cell office:value-type="string">
            <text:p>wpis kalendarza</text:p>
          </table:table-cell>
        </table:table-row>
        <table:table-row table:style-name="ro1">
          <table:table-cell/>
          <table:table-cell office:value-type="string">
            <text:p>calendar settings</text:p>
          </table:table-cell>
          <table:table-cell office:value-type="string">
            <text:p>ustawienia kalendarza</text:p>
          </table:table-cell>
        </table:table-row>
        <table:table-row table:style-name="ro1">
          <table:table-cell/>
          <table:table-cell office:value-type="string">
            <text:p>calendar summary</text:p>
          </table:table-cell>
          <table:table-cell office:value-type="string">
            <text:p>podsumowanie kalendarza</text:p>
          </table:table-cell>
        </table:table-row>
        <table:table-row table:style-name="ro1">
          <table:table-cell/>
          <table:table-cell office:value-type="string">
            <text:p>calendar view</text:p>
          </table:table-cell>
          <table:table-cell office:value-type="string">
            <text:p>widok kalendarza</text:p>
          </table:table-cell>
        </table:table-row>
        <table:table-row table:style-name="ro1">
          <table:table-cell/>
          <table:table-cell office:value-type="string">
            <text:p>calendar</text:p>
          </table:table-cell>
          <table:table-cell office:value-type="string">
            <text:p>kalendarz</text:p>
          </table:table-cell>
        </table:table-row>
        <table:table-row table:style-name="ro1">
          <table:table-cell/>
          <table:table-cell office:value-type="string">
            <text:p>calendars</text:p>
          </table:table-cell>
          <table:table-cell office:value-type="string">
            <text:p>kalendarz</text:p>
          </table:table-cell>
        </table:table-row>
        <table:table-row table:style-name="ro1">
          <table:table-cell/>
          <table:table-cell office:value-type="string">
            <text:p>call using skype</text:p>
          </table:table-cell>
          <table:table-cell office:value-type="string">
            <text:p>zadzwoń za pomocą skype</text:p>
          </table:table-cell>
        </table:table-row>
        <table:table-row table:style-name="ro1">
          <table:table-cell/>
          <table:table-cell office:value-type="string">
            <text:p>cancel button</text:p>
          </table:table-cell>
          <table:table-cell office:value-type="string">
            <text:p>przycisk anulowania</text:p>
          </table:table-cell>
        </table:table-row>
        <table:table-row table:style-name="ro1">
          <table:table-cell/>
          <table:table-cell office:value-type="string">
            <text:p>cancel</text:p>
          </table:table-cell>
          <table:table-cell office:value-type="string">
            <text:p>anuluj</text:p>
          </table:table-cell>
        </table:table-row>
        <table:table-row table:style-name="ro1">
          <table:table-cell/>
          <table:table-cell office:value-type="string">
            <text:p>cancelled</text:p>
          </table:table-cell>
          <table:table-cell office:value-type="string">
            <text:p>anulowano</text:p>
          </table:table-cell>
        </table:table-row>
        <table:table-row table:style-name="ro1">
          <table:table-cell/>
          <table:table-cell office:value-type="string">
            <text:p>caption</text:p>
          </table:table-cell>
          <table:table-cell office:value-type="string">
            <text:p>podpis</text:p>
          </table:table-cell>
        </table:table-row>
        <table:table-row table:style-name="ro1">
          <table:table-cell/>
          <table:table-cell office:value-type="string">
            <text:p>cc</text:p>
          </table:table-cell>
          <table:table-cell office:value-type="string">
            <text:p>dw</text:p>
          </table:table-cell>
        </table:table-row>
        <table:table-row table:style-name="ro1">
          <table:table-cell/>
          <table:table-cell office:value-type="string">
            <text:p>center</text:p>
          </table:table-cell>
          <table:table-cell office:value-type="string">
            <text:p>wyśrodkowane</text:p>
          </table:table-cell>
        </table:table-row>
        <table:table-row table:style-name="ro1">
          <table:table-cell/>
          <table:table-cell office:value-type="string">
            <text:p>change access control</text:p>
          </table:table-cell>
          <table:table-cell office:value-type="string">
            <text:p>zmiana kontroli dostępu</text:p>
          </table:table-cell>
        </table:table-row>
        <table:table-row table:style-name="ro1">
          <table:table-cell/>
          <table:table-cell office:value-type="string">
            <text:p>change color theme</text:p>
          </table:table-cell>
          <table:table-cell office:value-type="string">
            <text:p>zmiana motywu kolorów</text:p>
          </table:table-cell>
        </table:table-row>
        <table:table-row table:style-name="ro1">
          <table:table-cell/>
          <table:table-cell office:value-type="string">
            <text:p>change folder owner</text:p>
          </table:table-cell>
          <table:table-cell office:value-type="string">
            <text:p>zmiana właściciela folderu</text:p>
          </table:table-cell>
        </table:table-row>
        <table:table-row table:style-name="ro1">
          <table:table-cell/>
          <table:table-cell office:value-type="string">
            <text:p>change theme</text:p>
          </table:table-cell>
          <table:table-cell office:value-type="string">
            <text:p>zmień motyw</text:p>
          </table:table-cell>
        </table:table-row>
        <table:table-row table:style-name="ro1">
          <table:table-cell/>
          <table:table-cell office:value-type="string">
            <text:p>change workspace owner</text:p>
          </table:table-cell>
          <table:table-cell office:value-type="string">
            <text:p>zmiana właściciela obszaru roboczego</text:p>
          </table:table-cell>
        </table:table-row>
        <table:table-row table:style-name="ro1">
          <table:table-cell/>
          <table:table-cell office:value-type="string">
            <text:p>change</text:p>
          </table:table-cell>
          <table:table-cell office:value-type="string">
            <text:p>zmień</text:p>
          </table:table-cell>
        </table:table-row>
        <table:table-row table:style-name="ro1">
          <table:table-cell/>
          <table:table-cell office:value-type="string">
            <text:p>chat</text:p>
          </table:table-cell>
          <table:table-cell office:value-type="string">
            <text:p>czat</text:p>
          </table:table-cell>
        </table:table-row>
        <table:table-row table:style-name="ro1">
          <table:table-cell/>
          <table:table-cell office:value-type="string">
            <text:p>checkbox</text:p>
          </table:table-cell>
          <table:table-cell office:value-type="string">
            <text:p>pole wyboru</text:p>
          </table:table-cell>
        </table:table-row>
        <table:table-row table:style-name="ro1">
          <table:table-cell/>
          <table:table-cell office:value-type="string">
            <text:p>checked</text:p>
          </table:table-cell>
          <table:table-cell office:value-type="string">
            <text:p>sprawdzono</text:p>
          </table:table-cell>
        </table:table-row>
        <table:table-row table:style-name="ro1">
          <table:table-cell/>
          <table:table-cell office:value-type="string">
            <text:p>checkmark</text:p>
          </table:table-cell>
          <table:table-cell office:value-type="string">
            <text:p>znak wyboru</text:p>
          </table:table-cell>
        </table:table-row>
        <table:table-row table:style-name="ro1">
          <table:table-cell/>
          <table:table-cell office:value-type="string">
            <text:p>checksum</text:p>
          </table:table-cell>
          <table:table-cell office:value-type="string">
            <text:p>suma kontrolna</text:p>
          </table:table-cell>
        </table:table-row>
        <table:table-row table:style-name="ro1">
          <table:table-cell/>
          <table:table-cell office:value-type="string">
            <text:p>choose a file</text:p>
          </table:table-cell>
          <table:table-cell office:value-type="string">
            <text:p>wybór pliku</text:p>
          </table:table-cell>
        </table:table-row>
        <table:table-row table:style-name="ro1">
          <table:table-cell/>
          <table:table-cell office:value-type="string">
            <text:p>choose a folder</text:p>
          </table:table-cell>
          <table:table-cell office:value-type="string">
            <text:p>proszę wybrać folder</text:p>
          </table:table-cell>
        </table:table-row>
        <table:table-row table:style-name="ro1">
          <table:table-cell/>
          <table:table-cell office:value-type="string">
            <text:p>choose date interval</text:p>
          </table:table-cell>
          <table:table-cell office:value-type="string">
            <text:p>proszę wybrać przedział daty</text:p>
          </table:table-cell>
        </table:table-row>
        <table:table-row table:style-name="ro1">
          <table:table-cell/>
          <table:table-cell office:value-type="string">
            <text:p>clear all</text:p>
          </table:table-cell>
          <table:table-cell office:value-type="string">
            <text:p>wyczyść wszystko</text:p>
          </table:table-cell>
        </table:table-row>
        <table:table-row table:style-name="ro1">
          <table:table-cell/>
          <table:table-cell office:value-type="string">
            <text:p>clear</text:p>
          </table:table-cell>
          <table:table-cell office:value-type="string">
            <text:p>wyczyść</text:p>
          </table:table-cell>
        </table:table-row>
        <table:table-row table:style-name="ro1">
          <table:table-cell/>
          <table:table-cell office:value-type="string">
            <text:p>clipboard user names</text:p>
          </table:table-cell>
          <table:table-cell office:value-type="string">
            <text:p>nazwy użytkowników ze schowka</text:p>
          </table:table-cell>
        </table:table-row>
        <table:table-row table:style-name="ro1">
          <table:table-cell/>
          <table:table-cell office:value-type="string">
            <text:p>clipboard</text:p>
          </table:table-cell>
          <table:table-cell office:value-type="string">
            <text:p>schowek</text:p>
          </table:table-cell>
        </table:table-row>
        <table:table-row table:style-name="ro1">
          <table:table-cell/>
          <table:table-cell office:value-type="string">
            <text:p>close button</text:p>
          </table:table-cell>
          <table:table-cell office:value-type="string">
            <text:p>przycisk zamykania</text:p>
          </table:table-cell>
        </table:table-row>
        <table:table-row table:style-name="ro1">
          <table:table-cell/>
          <table:table-cell office:value-type="string">
            <text:p>close menu</text:p>
          </table:table-cell>
          <table:table-cell office:value-type="string">
            <text:p>zamknij menu</text:p>
          </table:table-cell>
        </table:table-row>
        <table:table-row table:style-name="ro1">
          <table:table-cell/>
          <table:table-cell office:value-type="string">
            <text:p>close search results</text:p>
          </table:table-cell>
          <table:table-cell office:value-type="string">
            <text:p>zamknij wyniki wyszukiwania</text:p>
          </table:table-cell>
        </table:table-row>
        <table:table-row table:style-name="ro1">
          <table:table-cell/>
          <table:table-cell office:value-type="string">
            <text:p>close the menu</text:p>
          </table:table-cell>
          <table:table-cell office:value-type="string">
            <text:p>zamknij menu</text:p>
          </table:table-cell>
        </table:table-row>
        <table:table-row table:style-name="ro1">
          <table:table-cell/>
          <table:table-cell office:value-type="string">
            <text:p>close tutorial panel</text:p>
          </table:table-cell>
          <table:table-cell office:value-type="string">
            <text:p>zamknij panel instruktażowy</text:p>
          </table:table-cell>
        </table:table-row>
        <table:table-row table:style-name="ro1">
          <table:table-cell/>
          <table:table-cell office:value-type="string">
            <text:p>closed tasks</text:p>
          </table:table-cell>
          <table:table-cell office:value-type="string">
            <text:p>zamknięte zadania</text:p>
          </table:table-cell>
        </table:table-row>
        <table:table-row table:style-name="ro1">
          <table:table-cell/>
          <table:table-cell office:value-type="string">
            <text:p>closed</text:p>
          </table:table-cell>
          <table:table-cell office:value-type="string">
            <text:p>zamknięto</text:p>
          </table:table-cell>
        </table:table-row>
        <table:table-row table:style-name="ro1">
          <table:table-cell/>
          <table:table-cell office:value-type="string">
            <text:p>close</text:p>
          </table:table-cell>
          <table:table-cell office:value-type="string">
            <text:p>zamknij</text:p>
          </table:table-cell>
        </table:table-row>
        <table:table-row table:style-name="ro1">
          <table:table-cell/>
          <table:table-cell office:value-type="string">
            <text:p>collapse tutorial panel</text:p>
          </table:table-cell>
          <table:table-cell office:value-type="string">
            <text:p>zwiń panel instruktażowy</text:p>
          </table:table-cell>
        </table:table-row>
        <table:table-row table:style-name="ro1">
          <table:table-cell/>
          <table:table-cell office:value-type="string">
            <text:p>color theme</text:p>
          </table:table-cell>
          <table:table-cell office:value-type="string">
            <text:p>motyw kolorów</text:p>
          </table:table-cell>
        </table:table-row>
        <table:table-row table:style-name="ro1">
          <table:table-cell/>
          <table:table-cell office:value-type="string">
            <text:p>comment types</text:p>
          </table:table-cell>
          <table:table-cell office:value-type="string">
            <text:p>typy komentarzy</text:p>
          </table:table-cell>
        </table:table-row>
        <table:table-row table:style-name="ro1">
          <table:table-cell/>
          <table:table-cell office:value-type="string">
            <text:p>comment</text:p>
          </table:table-cell>
          <table:table-cell office:value-type="string">
            <text:p>komentarz</text:p>
          </table:table-cell>
        </table:table-row>
        <table:table-row table:style-name="ro1">
          <table:table-cell/>
          <table:table-cell office:value-type="string">
            <text:p>comments</text:p>
          </table:table-cell>
          <table:table-cell office:value-type="string">
            <text:p>komentarze</text:p>
          </table:table-cell>
        </table:table-row>
        <table:table-row table:style-name="ro1">
          <table:table-cell/>
          <table:table-cell office:value-type="string">
            <text:p>community tags</text:p>
          </table:table-cell>
          <table:table-cell office:value-type="string">
            <text:p>znaczniki wspólne</text:p>
          </table:table-cell>
        </table:table-row>
        <table:table-row table:style-name="ro1">
          <table:table-cell/>
          <table:table-cell office:value-type="string">
            <text:p>community</text:p>
          </table:table-cell>
          <table:table-cell office:value-type="string">
            <text:p>społeczności</text:p>
          </table:table-cell>
        </table:table-row>
        <table:table-row table:style-name="ro1">
          <table:table-cell/>
          <table:table-cell office:value-type="string">
            <text:p>compare</text:p>
          </table:table-cell>
          <table:table-cell office:value-type="string">
            <text:p>porównaj</text:p>
          </table:table-cell>
        </table:table-row>
        <table:table-row table:style-name="ro1">
          <table:table-cell/>
          <table:table-cell office:value-type="string">
            <text:p>completed</text:p>
          </table:table-cell>
          <table:table-cell office:value-type="string">
            <text:p>ukończono</text:p>
          </table:table-cell>
        </table:table-row>
        <table:table-row table:style-name="ro1">
          <table:table-cell/>
          <table:table-cell office:value-type="string">
            <text:p>condition class name</text:p>
          </table:table-cell>
          <table:table-cell office:value-type="string">
            <text:p>nazwa klasy warunku</text:p>
          </table:table-cell>
        </table:table-row>
        <table:table-row table:style-name="ro1">
          <table:table-cell/>
          <table:table-cell office:value-type="string">
            <text:p>conditional transition</text:p>
          </table:table-cell>
          <table:table-cell office:value-type="string">
            <text:p>przejście warunkowe</text:p>
          </table:table-cell>
        </table:table-row>
        <table:table-row table:style-name="ro1">
          <table:table-cell/>
          <table:table-cell office:value-type="string">
            <text:p>conferencing name</text:p>
          </table:table-cell>
          <table:table-cell office:value-type="string">
            <text:p>nazwa użytkownika conferencing</text:p>
          </table:table-cell>
        </table:table-row>
        <table:table-row table:style-name="ro1">
          <table:table-cell/>
          <table:table-cell office:value-type="string">
            <text:p>conferencing user name</text:p>
          </table:table-cell>
          <table:table-cell office:value-type="string">
            <text:p>nazwa użytkownika w konferencjach</text:p>
          </table:table-cell>
        </table:table-row>
        <table:table-row table:style-name="ro1">
          <table:table-cell/>
          <table:table-cell office:value-type="string">
            <text:p>conferencing</text:p>
          </table:table-cell>
          <table:table-cell office:value-type="string">
            <text:p>conferencing</text:p>
          </table:table-cell>
        </table:table-row>
        <table:table-row table:style-name="ro1">
          <table:table-cell/>
          <table:table-cell office:value-type="string">
            <text:p>configurable attributes</text:p>
          </table:table-cell>
          <table:table-cell office:value-type="string">
            <text:p>atrybuty konfigurowalne</text:p>
          </table:table-cell>
        </table:table-row>
        <table:table-row table:style-name="ro1">
          <table:table-cell/>
          <table:table-cell office:value-type="string">
            <text:p>configure access control</text:p>
          </table:table-cell>
          <table:table-cell office:value-type="string">
            <text:p>konfiguracja kontroli dostępu</text:p>
          </table:table-cell>
        </table:table-row>
        <table:table-row table:style-name="ro1">
          <table:table-cell/>
          <table:table-cell office:value-type="string">
            <text:p>configure buddy list</text:p>
          </table:table-cell>
          <table:table-cell office:value-type="string">
            <text:p>konfiguracja listy znajomych</text:p>
          </table:table-cell>
        </table:table-row>
        <table:table-row table:style-name="ro1">
          <table:table-cell/>
          <table:table-cell office:value-type="string">
            <text:p>configure columns</text:p>
          </table:table-cell>
          <table:table-cell office:value-type="string">
            <text:p>konfiguracja kolumn</text:p>
          </table:table-cell>
        </table:table-row>
        <table:table-row table:style-name="ro1">
          <table:table-cell/>
          <table:table-cell office:value-type="string">
            <text:p>configure default settings</text:p>
          </table:table-cell>
          <table:table-cell office:value-type="string">
            <text:p>konfiguracja ustawień domyślnych</text:p>
          </table:table-cell>
        </table:table-row>
        <table:table-row table:style-name="ro1">
          <table:table-cell/>
          <table:table-cell office:value-type="string">
            <text:p>configure ldap synchronization</text:p>
          </table:table-cell>
          <table:table-cell office:value-type="string">
            <text:p>konfiguracja synchronizacji ldap</text:p>
          </table:table-cell>
        </table:table-row>
        <table:table-row table:style-name="ro1">
          <table:table-cell/>
          <table:table-cell office:value-type="string">
            <text:p>configure ldap</text:p>
          </table:table-cell>
          <table:table-cell office:value-type="string">
            <text:p>konfiguracja ldap</text:p>
          </table:table-cell>
        </table:table-row>
        <table:table-row table:style-name="ro1">
          <table:table-cell/>
          <table:table-cell office:value-type="string">
            <text:p>configure role definitions</text:p>
          </table:table-cell>
          <table:table-cell office:value-type="string">
            <text:p>konfiguracja definicji ról</text:p>
          </table:table-cell>
        </table:table-row>
        <table:table-row table:style-name="ro1">
          <table:table-cell/>
          <table:table-cell office:value-type="string">
            <text:p>configure roles</text:p>
          </table:table-cell>
          <table:table-cell office:value-type="string">
            <text:p>konfiguracja ról</text:p>
          </table:table-cell>
        </table:table-row>
        <table:table-row table:style-name="ro1">
          <table:table-cell/>
          <table:table-cell office:value-type="string">
            <text:p>configure user access</text:p>
          </table:table-cell>
          <table:table-cell office:value-type="string">
            <text:p>konfiguracja dostępu użytkowników</text:p>
          </table:table-cell>
        </table:table-row>
        <table:table-row table:style-name="ro1">
          <table:table-cell/>
          <table:table-cell office:value-type="string">
            <text:p>configure</text:p>
          </table:table-cell>
          <table:table-cell office:value-type="string">
            <text:p>konfiguruj</text:p>
          </table:table-cell>
        </table:table-row>
        <table:table-row table:style-name="ro1">
          <table:table-cell/>
          <table:table-cell office:value-type="string">
            <text:p>confirm new password</text:p>
          </table:table-cell>
          <table:table-cell office:value-type="string">
            <text:p>potwierdzenie nowego hasła</text:p>
          </table:table-cell>
        </table:table-row>
        <table:table-row table:style-name="ro1">
          <table:table-cell/>
          <table:table-cell office:value-type="string">
            <text:p>connections</text:p>
          </table:table-cell>
          <table:table-cell office:value-type="string">
            <text:p>połączenia</text:p>
          </table:table-cell>
        </table:table-row>
        <table:table-row table:style-name="ro1">
          <table:table-cell/>
          <table:table-cell office:value-type="string">
            <text:p>contact</text:p>
          </table:table-cell>
          <table:table-cell office:value-type="string">
            <text:p>kontakt</text:p>
          </table:table-cell>
        </table:table-row>
        <table:table-row table:style-name="ro1">
          <table:table-cell/>
          <table:table-cell office:value-type="string">
            <text:p>content modification log</text:p>
          </table:table-cell>
          <table:table-cell office:value-type="string">
            <text:p>dziennik modyfikacji treści</text:p>
          </table:table-cell>
        </table:table-row>
        <table:table-row table:style-name="ro1">
          <table:table-cell/>
          <table:table-cell office:value-type="string">
            <text:p>contributors</text:p>
          </table:table-cell>
          <table:table-cell office:value-type="string">
            <text:p>uczestnicy</text:p>
          </table:table-cell>
        </table:table-row>
        <table:table-row table:style-name="ro1">
          <table:table-cell/>
          <table:table-cell office:value-type="string">
            <text:p>copy entry</text:p>
          </table:table-cell>
          <table:table-cell office:value-type="string">
            <text:p>kopiuj wpis</text:p>
          </table:table-cell>
        </table:table-row>
        <table:table-row table:style-name="ro1">
          <table:table-cell/>
          <table:table-cell office:value-type="string">
            <text:p>copy folder</text:p>
          </table:table-cell>
          <table:table-cell office:value-type="string">
            <text:p>skopiuj folder</text:p>
          </table:table-cell>
        </table:table-row>
        <table:table-row table:style-name="ro1">
          <table:table-cell/>
          <table:table-cell office:value-type="string">
            <text:p>copy this definition</text:p>
          </table:table-cell>
          <table:table-cell office:value-type="string">
            <text:p>kopiuj tę definicję</text:p>
          </table:table-cell>
        </table:table-row>
        <table:table-row table:style-name="ro1">
          <table:table-cell/>
          <table:table-cell office:value-type="string">
            <text:p>copy this folder</text:p>
          </table:table-cell>
          <table:table-cell office:value-type="string">
            <text:p>kopiuj ten folder</text:p>
          </table:table-cell>
        </table:table-row>
        <table:table-row table:style-name="ro1">
          <table:table-cell/>
          <table:table-cell office:value-type="string">
            <text:p>copy this workspace</text:p>
          </table:table-cell>
          <table:table-cell office:value-type="string">
            <text:p>kopiuj ten obszar roboczy</text:p>
          </table:table-cell>
        </table:table-row>
        <table:table-row table:style-name="ro1">
          <table:table-cell/>
          <table:table-cell office:value-type="string">
            <text:p>copy workspace</text:p>
          </table:table-cell>
          <table:table-cell office:value-type="string">
            <text:p>skopiuj obszar roboczy</text:p>
          </table:table-cell>
        </table:table-row>
        <table:table-row table:style-name="ro1">
          <table:table-cell/>
          <table:table-cell office:value-type="string">
            <text:p>copy</text:p>
          </table:table-cell>
          <table:table-cell office:value-type="string">
            <text:p>kopiuj</text:p>
          </table:table-cell>
        </table:table-row>
        <table:table-row table:style-name="ro1">
          <table:table-cell/>
          <table:table-cell office:value-type="string">
            <text:p>country</text:p>
          </table:table-cell>
          <table:table-cell office:value-type="string">
            <text:p>kraj</text:p>
          </table:table-cell>
        </table:table-row>
        <table:table-row table:style-name="ro1">
          <table:table-cell/>
          <table:table-cell office:value-type="string">
            <text:p>count</text:p>
          </table:table-cell>
          <table:table-cell office:value-type="string">
            <text:p>wartość</text:p>
          </table:table-cell>
        </table:table-row>
        <table:table-row table:style-name="ro1">
          <table:table-cell/>
          <table:table-cell office:value-type="string">
            <text:p>create entries</text:p>
          </table:table-cell>
          <table:table-cell office:value-type="string">
            <text:p>tworzenie wpisów</text:p>
          </table:table-cell>
        </table:table-row>
        <table:table-row table:style-name="ro1">
          <table:table-cell/>
          <table:table-cell office:value-type="string">
            <text:p>create new account</text:p>
          </table:table-cell>
          <table:table-cell office:value-type="string">
            <text:p>utwórz nowe konto</text:p>
          </table:table-cell>
        </table:table-row>
        <table:table-row table:style-name="ro1">
          <table:table-cell/>
          <table:table-cell office:value-type="string">
            <text:p>create page</text:p>
          </table:table-cell>
          <table:table-cell office:value-type="string">
            <text:p>utwórz stronę</text:p>
          </table:table-cell>
        </table:table-row>
        <table:table-row table:style-name="ro1">
          <table:table-cell/>
          <table:table-cell office:value-type="string">
            <text:p>created by</text:p>
          </table:table-cell>
          <table:table-cell office:value-type="string">
            <text:p>utworzony przez</text:p>
          </table:table-cell>
        </table:table-row>
        <table:table-row table:style-name="ro1">
          <table:table-cell/>
          <table:table-cell office:value-type="string">
            <text:p>creation date</text:p>
          </table:table-cell>
          <table:table-cell office:value-type="string">
            <text:p>data utworzenia</text:p>
          </table:table-cell>
        </table:table-row>
        <table:table-row table:style-name="ro1">
          <table:table-cell/>
          <table:table-cell office:value-type="string">
            <text:p>creation dates</text:p>
          </table:table-cell>
          <table:table-cell office:value-type="string">
            <text:p>daty utworzenia</text:p>
          </table:table-cell>
        </table:table-row>
        <table:table-row table:style-name="ro1">
          <table:table-cell/>
          <table:table-cell office:value-type="string">
            <text:p>creation</text:p>
          </table:table-cell>
          <table:table-cell office:value-type="string">
            <text:p>tworzenie</text:p>
          </table:table-cell>
        </table:table-row>
        <table:table-row table:style-name="ro1">
          <table:table-cell/>
          <table:table-cell office:value-type="string">
            <text:p>credits</text:p>
          </table:table-cell>
          <table:table-cell office:value-type="string">
            <text:p>zasługi</text:p>
          </table:table-cell>
        </table:table-row>
        <table:table-row table:style-name="ro1">
          <table:table-cell/>
          <table:table-cell office:value-type="string">
            <text:p>critical</text:p>
          </table:table-cell>
          <table:table-cell office:value-type="string">
            <text:p>krytyczny</text:p>
          </table:table-cell>
        </table:table-row>
        <table:table-row table:style-name="ro1">
          <table:table-cell/>
          <table:table-cell office:value-type="string">
            <text:p>current attached files</text:p>
          </table:table-cell>
          <table:table-cell office:value-type="string">
            <text:p>aktualnie dołączone pliki</text:p>
          </table:table-cell>
        </table:table-row>
        <table:table-row table:style-name="ro1">
          <table:table-cell/>
          <table:table-cell office:value-type="string">
            <text:p>current date</text:p>
          </table:table-cell>
          <table:table-cell office:value-type="string">
            <text:p>bieżąca data</text:p>
          </table:table-cell>
        </table:table-row>
        <table:table-row table:style-name="ro1">
          <table:table-cell/>
          <table:table-cell office:value-type="string">
            <text:p>current entry</text:p>
          </table:table-cell>
          <table:table-cell office:value-type="string">
            <text:p>bieżący wpis</text:p>
          </table:table-cell>
        </table:table-row>
        <table:table-row table:style-name="ro1">
          <table:table-cell/>
          <table:table-cell office:value-type="string">
            <text:p>current folder</text:p>
          </table:table-cell>
          <table:table-cell office:value-type="string">
            <text:p>bieżący folder</text:p>
          </table:table-cell>
        </table:table-row>
        <table:table-row table:style-name="ro1">
          <table:table-cell/>
          <table:table-cell office:value-type="string">
            <text:p>current license</text:p>
          </table:table-cell>
          <table:table-cell office:value-type="string">
            <text:p>aktualna licencja</text:p>
          </table:table-cell>
        </table:table-row>
        <table:table-row table:style-name="ro1">
          <table:table-cell/>
          <table:table-cell office:value-type="string">
            <text:p>current password</text:p>
          </table:table-cell>
          <table:table-cell office:value-type="string">
            <text:p>bieżące hasło</text:p>
          </table:table-cell>
        </table:table-row>
        <table:table-row table:style-name="ro1">
          <table:table-cell/>
          <table:table-cell office:value-type="string">
            <text:p>current save location</text:p>
          </table:table-cell>
          <table:table-cell office:value-type="string">
            <text:p>bieżące miejsce zapisywania</text:p>
          </table:table-cell>
        </table:table-row>
        <table:table-row table:style-name="ro1">
          <table:table-cell/>
          <table:table-cell office:value-type="string">
            <text:p>current selections</text:p>
          </table:table-cell>
          <table:table-cell office:value-type="string">
            <text:p>aktualnie wybrane</text:p>
          </table:table-cell>
        </table:table-row>
        <table:table-row table:style-name="ro1">
          <table:table-cell/>
          <table:table-cell office:value-type="string">
            <text:p>current title settings</text:p>
          </table:table-cell>
          <table:table-cell office:value-type="string">
            <text:p>bieżące ustawienia tytułu</text:p>
          </table:table-cell>
        </table:table-row>
        <table:table-row table:style-name="ro1">
          <table:table-cell/>
          <table:table-cell office:value-type="string">
            <text:p>current user</text:p>
          </table:table-cell>
          <table:table-cell office:value-type="string">
            <text:p>bieżący użytkownik</text:p>
          </table:table-cell>
        </table:table-row>
        <table:table-row table:style-name="ro1">
          <table:table-cell/>
          <table:table-cell office:value-type="string">
            <text:p>current workspace</text:p>
          </table:table-cell>
          <table:table-cell office:value-type="string">
            <text:p>bieżący obszar roboczy</text:p>
          </table:table-cell>
        </table:table-row>
        <table:table-row table:style-name="ro1">
          <table:table-cell/>
          <table:table-cell office:value-type="string">
            <text:p>currently defined roles</text:p>
          </table:table-cell>
          <table:table-cell office:value-type="string">
            <text:p>obecnie zdefiniowane role</text:p>
          </table:table-cell>
        </table:table-row>
        <table:table-row table:style-name="ro1">
          <table:table-cell/>
          <table:table-cell office:value-type="string">
            <text:p>currently defined templates</text:p>
          </table:table-cell>
          <table:table-cell office:value-type="string">
            <text:p>aktualnie zdefiniowane szablony</text:p>
          </table:table-cell>
        </table:table-row>
        <table:table-row table:style-name="ro1">
          <table:table-cell/>
          <table:table-cell office:value-type="string">
            <text:p>currently defined urls</text:p>
          </table:table-cell>
          <table:table-cell office:value-type="string">
            <text:p>obecnie zdefiniowane adresy url</text:p>
          </table:table-cell>
        </table:table-row>
        <table:table-row table:style-name="ro1">
          <table:table-cell/>
          <table:table-cell office:value-type="string">
            <text:p>custom action</text:p>
          </table:table-cell>
          <table:table-cell office:value-type="string">
            <text:p>działanie niestandardowe</text:p>
          </table:table-cell>
        </table:table-row>
        <table:table-row table:style-name="ro1">
          <table:table-cell/>
          <table:table-cell office:value-type="string">
            <text:p>custom form jsp</text:p>
          </table:table-cell>
          <table:table-cell office:value-type="string">
            <text:p>indywidualna strona jsp formularza</text:p>
          </table:table-cell>
        </table:table-row>
        <table:table-row table:style-name="ro1">
          <table:table-cell/>
          <table:table-cell office:value-type="string">
            <text:p>custom jsp name</text:p>
          </table:table-cell>
          <table:table-cell office:value-type="string">
            <text:p>niestandardowa nazwa jsp</text:p>
          </table:table-cell>
        </table:table-row>
        <table:table-row table:style-name="ro1">
          <table:table-cell/>
          <table:table-cell office:value-type="string">
            <text:p>custom jsp</text:p>
          </table:table-cell>
          <table:table-cell office:value-type="string">
            <text:p>niestandardowa strona jsp</text:p>
          </table:table-cell>
        </table:table-row>
        <table:table-row table:style-name="ro1">
          <table:table-cell/>
          <table:table-cell office:value-type="string">
            <text:p>custom templates</text:p>
          </table:table-cell>
          <table:table-cell office:value-type="string">
            <text:p>szablony niestandardowe</text:p>
          </table:table-cell>
        </table:table-row>
        <table:table-row table:style-name="ro1">
          <table:table-cell/>
          <table:table-cell office:value-type="string">
            <text:p>custom transition</text:p>
          </table:table-cell>
          <table:table-cell office:value-type="string">
            <text:p>przejście niestandardowe</text:p>
          </table:table-cell>
        </table:table-row>
        <table:table-row table:style-name="ro1">
          <table:table-cell/>
          <table:table-cell office:value-type="string">
            <text:p>custom view jsp</text:p>
          </table:table-cell>
          <table:table-cell office:value-type="string">
            <text:p>niestandardowy widok strony jsp</text:p>
          </table:table-cell>
        </table:table-row>
        <table:table-row table:style-name="ro1">
          <table:table-cell/>
          <table:table-cell office:value-type="string">
            <text:p>customizations</text:p>
          </table:table-cell>
          <table:table-cell office:value-type="string">
            <text:p>dostosowanie</text:p>
          </table:table-cell>
        </table:table-row>
        <table:table-row table:style-name="ro1">
          <table:table-cell/>
          <table:table-cell office:value-type="string">
            <text:p>daily</text:p>
          </table:table-cell>
          <table:table-cell office:value-type="string">
            <text:p>codziennie</text:p>
          </table:table-cell>
        </table:table-row>
        <table:table-row table:style-name="ro1">
          <table:table-cell/>
          <table:table-cell office:value-type="string">
            <text:p>dark</text:p>
          </table:table-cell>
          <table:table-cell office:value-type="string">
            <text:p>ciemne</text:p>
          </table:table-cell>
        </table:table-row>
        <table:table-row table:style-name="ro1">
          <table:table-cell/>
          <table:table-cell office:value-type="string">
            <text:p>data item name</text:p>
          </table:table-cell>
          <table:table-cell office:value-type="string">
            <text:p>nazwa wpisu danych</text:p>
          </table:table-cell>
        </table:table-row>
        <table:table-row table:style-name="ro1">
          <table:table-cell/>
          <table:table-cell office:value-type="string">
            <text:p>data name</text:p>
          </table:table-cell>
          <table:table-cell office:value-type="string">
            <text:p>nazwa danych</text:p>
          </table:table-cell>
        </table:table-row>
        <table:table-row table:style-name="ro1">
          <table:table-cell/>
          <table:table-cell office:value-type="string">
            <text:p>data recording</text:p>
          </table:table-cell>
          <table:table-cell office:value-type="string">
            <text:p>zapis danych</text:p>
          </table:table-cell>
        </table:table-row>
        <table:table-row table:style-name="ro1">
          <table:table-cell/>
          <table:table-cell office:value-type="string">
            <text:p>data</text:p>
          </table:table-cell>
          <table:table-cell office:value-type="string">
            <text:p>dane</text:p>
          </table:table-cell>
        </table:table-row>
        <table:table-row table:style-name="ro1">
          <table:table-cell/>
          <table:table-cell office:value-type="string">
            <text:p>date and time</text:p>
          </table:table-cell>
          <table:table-cell office:value-type="string">
            <text:p>data i godzina</text:p>
          </table:table-cell>
        </table:table-row>
        <table:table-row table:style-name="ro1">
          <table:table-cell/>
          <table:table-cell office:value-type="string">
            <text:p>date passed</text:p>
          </table:table-cell>
          <table:table-cell office:value-type="string">
            <text:p>data już minęła</text:p>
          </table:table-cell>
        </table:table-row>
        <table:table-row table:style-name="ro1">
          <table:table-cell/>
          <table:table-cell office:value-type="string">
            <text:p>date</text:p>
          </table:table-cell>
          <table:table-cell office:value-type="string">
            <text:p>data</text:p>
          </table:table-cell>
        </table:table-row>
        <table:table-row table:style-name="ro1">
          <table:table-cell/>
          <table:table-cell office:value-type="string">
            <text:p>day</text:p>
          </table:table-cell>
          <table:table-cell office:value-type="string">
            <text:p>dzień</text:p>
          </table:table-cell>
        </table:table-row>
        <table:table-row table:style-name="ro1">
          <table:table-cell/>
          <table:table-cell office:value-type="string">
            <text:p>days</text:p>
          </table:table-cell>
          <table:table-cell office:value-type="string">
            <text:p>dni</text:p>
          </table:table-cell>
        </table:table-row>
        <table:table-row table:style-name="ro1">
          <table:table-cell/>
          <table:table-cell office:value-type="string">
            <text:p>deactivate</text:p>
          </table:table-cell>
          <table:table-cell office:value-type="string">
            <text:p>wyłącz</text:p>
          </table:table-cell>
        </table:table-row>
        <table:table-row table:style-name="ro1">
          <table:table-cell/>
          <table:table-cell office:value-type="string">
            <text:p>december</text:p>
          </table:table-cell>
          <table:table-cell office:value-type="string">
            <text:p>grudzień</text:p>
          </table:table-cell>
        </table:table-row>
        <table:table-row table:style-name="ro1">
          <table:table-cell/>
          <table:table-cell office:value-type="string">
            <text:p>dec</text:p>
          </table:table-cell>
          <table:table-cell office:value-type="string">
            <text:p>gru</text:p>
          </table:table-cell>
        </table:table-row>
        <table:table-row table:style-name="ro1">
          <table:table-cell/>
          <table:table-cell office:value-type="string">
            <text:p>default entry types</text:p>
          </table:table-cell>
          <table:table-cell office:value-type="string">
            <text:p>domyślne typy wpisów</text:p>
          </table:table-cell>
        </table:table-row>
        <table:table-row table:style-name="ro1">
          <table:table-cell/>
          <table:table-cell office:value-type="string">
            <text:p>default entry view</text:p>
          </table:table-cell>
          <table:table-cell office:value-type="string">
            <text:p>domyślny widok wpisu</text:p>
          </table:table-cell>
        </table:table-row>
        <table:table-row table:style-name="ro1">
          <table:table-cell/>
          <table:table-cell office:value-type="string">
            <text:p>default locale</text:p>
          </table:table-cell>
          <table:table-cell office:value-type="string">
            <text:p>domyślny język</text:p>
          </table:table-cell>
        </table:table-row>
        <table:table-row table:style-name="ro1">
          <table:table-cell/>
          <table:table-cell office:value-type="string">
            <text:p>default view</text:p>
          </table:table-cell>
          <table:table-cell office:value-type="string">
            <text:p>widok domyślny</text:p>
          </table:table-cell>
        </table:table-row>
        <table:table-row table:style-name="ro1">
          <table:table-cell/>
          <table:table-cell office:value-type="string">
            <text:p>default workspace view</text:p>
          </table:table-cell>
          <table:table-cell office:value-type="string">
            <text:p>domyślny widok obszaru roboczego</text:p>
          </table:table-cell>
        </table:table-row>
        <table:table-row table:style-name="ro1">
          <table:table-cell/>
          <table:table-cell office:value-type="string">
            <text:p>default</text:p>
          </table:table-cell>
          <table:table-cell office:value-type="string">
            <text:p>domyślny</text:p>
          </table:table-cell>
        </table:table-row>
        <table:table-row table:style-name="ro1">
          <table:table-cell/>
          <table:table-cell office:value-type="string">
            <text:p>define editor overrides</text:p>
          </table:table-cell>
          <table:table-cell office:value-type="string">
            <text:p>definiuj wymuszenia edytora</text:p>
          </table:table-cell>
        </table:table-row>
        <table:table-row table:style-name="ro1">
          <table:table-cell/>
          <table:table-cell office:value-type="string">
            <text:p>define url</text:p>
          </table:table-cell>
          <table:table-cell office:value-type="string">
            <text:p>proszę określić adres url</text:p>
          </table:table-cell>
        </table:table-row>
        <table:table-row table:style-name="ro1">
          <table:table-cell/>
          <table:table-cell office:value-type="string">
            <text:p>definition inheritance</text:p>
          </table:table-cell>
          <table:table-cell office:value-type="string">
            <text:p>dziedziczenie definicji</text:p>
          </table:table-cell>
        </table:table-row>
        <table:table-row table:style-name="ro1">
          <table:table-cell/>
          <table:table-cell office:value-type="string">
            <text:p>definitions</text:p>
          </table:table-cell>
          <table:table-cell office:value-type="string">
            <text:p>definicje</text:p>
          </table:table-cell>
        </table:table-row>
        <table:table-row table:style-name="ro1">
          <table:table-cell/>
          <table:table-cell office:value-type="string">
            <text:p>delete access</text:p>
          </table:table-cell>
          <table:table-cell office:value-type="string">
            <text:p>usuń dostęp</text:p>
          </table:table-cell>
        </table:table-row>
        <table:table-row table:style-name="ro1">
          <table:table-cell/>
          <table:table-cell office:value-type="string">
            <text:p>delete an attribute</text:p>
          </table:table-cell>
          <table:table-cell office:value-type="string">
            <text:p>usuń atrybut</text:p>
          </table:table-cell>
        </table:table-row>
        <table:table-row table:style-name="ro1">
          <table:table-cell/>
          <table:table-cell office:value-type="string">
            <text:p>delete entries</text:p>
          </table:table-cell>
          <table:table-cell office:value-type="string">
            <text:p>usuń wpisy</text:p>
          </table:table-cell>
        </table:table-row>
        <table:table-row table:style-name="ro1">
          <table:table-cell/>
          <table:table-cell office:value-type="string">
            <text:p>delete list</text:p>
          </table:table-cell>
          <table:table-cell office:value-type="string">
            <text:p>usuń listę</text:p>
          </table:table-cell>
        </table:table-row>
        <table:table-row table:style-name="ro1">
          <table:table-cell/>
          <table:table-cell office:value-type="string">
            <text:p>delete subscription</text:p>
          </table:table-cell>
          <table:table-cell office:value-type="string">
            <text:p>usuń subskrypcję</text:p>
          </table:table-cell>
        </table:table-row>
        <table:table-row table:style-name="ro1">
          <table:table-cell/>
          <table:table-cell office:value-type="string">
            <text:p>delete table</text:p>
          </table:table-cell>
          <table:table-cell office:value-type="string">
            <text:p>usuń tabelę</text:p>
          </table:table-cell>
        </table:table-row>
        <table:table-row table:style-name="ro1">
          <table:table-cell/>
          <table:table-cell office:value-type="string">
            <text:p>delete this configuration</text:p>
          </table:table-cell>
          <table:table-cell office:value-type="string">
            <text:p>usuń tę konfigurację</text:p>
          </table:table-cell>
        </table:table-row>
        <table:table-row table:style-name="ro1">
          <table:table-cell/>
          <table:table-cell office:value-type="string">
            <text:p>delete this definition</text:p>
          </table:table-cell>
          <table:table-cell office:value-type="string">
            <text:p>usuń tę definicję</text:p>
          </table:table-cell>
        </table:table-row>
        <table:table-row table:style-name="ro1">
          <table:table-cell/>
          <table:table-cell office:value-type="string">
            <text:p>delete this folder</text:p>
          </table:table-cell>
          <table:table-cell office:value-type="string">
            <text:p>usuń ten folder</text:p>
          </table:table-cell>
        </table:table-row>
        <table:table-row table:style-name="ro1">
          <table:table-cell/>
          <table:table-cell office:value-type="string">
            <text:p>delete this template</text:p>
          </table:table-cell>
          <table:table-cell office:value-type="string">
            <text:p>usuń ten szablon</text:p>
          </table:table-cell>
        </table:table-row>
        <table:table-row table:style-name="ro1">
          <table:table-cell/>
          <table:table-cell office:value-type="string">
            <text:p>delete this workspace</text:p>
          </table:table-cell>
          <table:table-cell office:value-type="string">
            <text:p>usuń ten obszar roboczy</text:p>
          </table:table-cell>
        </table:table-row>
        <table:table-row table:style-name="ro1">
          <table:table-cell/>
          <table:table-cell office:value-type="string">
            <text:p>deleted</text:p>
          </table:table-cell>
          <table:table-cell office:value-type="string">
            <text:p>usunięte</text:p>
          </table:table-cell>
        </table:table-row>
        <table:table-row table:style-name="ro1">
          <table:table-cell/>
          <table:table-cell office:value-type="string">
            <text:p>deletes</text:p>
          </table:table-cell>
          <table:table-cell office:value-type="string">
            <text:p>usunięcia</text:p>
          </table:table-cell>
        </table:table-row>
        <table:table-row table:style-name="ro1">
          <table:table-cell/>
          <table:table-cell office:value-type="string">
            <text:p>delete</text:p>
          </table:table-cell>
          <table:table-cell office:value-type="string">
            <text:p>usuń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opis</text:p>
          </table:table-cell>
        </table:table-row>
        <table:table-row table:style-name="ro1">
          <table:table-cell/>
          <table:table-cell office:value-type="string">
            <text:p>design entries</text:p>
          </table:table-cell>
          <table:table-cell office:value-type="string">
            <text:p>projektuj wpisy</text:p>
          </table:table-cell>
        </table:table-row>
        <table:table-row table:style-name="ro1">
          <table:table-cell/>
          <table:table-cell office:value-type="string">
            <text:p>design workflows</text:p>
          </table:table-cell>
          <table:table-cell office:value-type="string">
            <text:p>projektuj przepływy pracy</text:p>
          </table:table-cell>
        </table:table-row>
        <table:table-row table:style-name="ro1">
          <table:table-cell/>
          <table:table-cell office:value-type="string">
            <text:p>designer</text:p>
          </table:table-cell>
          <table:table-cell office:value-type="string">
            <text:p>projektowanie</text:p>
          </table:table-cell>
        </table:table-row>
        <table:table-row table:style-name="ro1">
          <table:table-cell/>
          <table:table-cell office:value-type="string">
            <text:p>digest</text:p>
          </table:table-cell>
          <table:table-cell office:value-type="string">
            <text:p>skrót</text:p>
          </table:table-cell>
        </table:table-row>
        <table:table-row table:style-name="ro1">
          <table:table-cell/>
          <table:table-cell office:value-type="string">
            <text:p>directory</text:p>
          </table:table-cell>
          <table:table-cell office:value-type="string">
            <text:p>katalog</text:p>
          </table:table-cell>
        </table:table-row>
        <table:table-row table:style-name="ro1">
          <table:table-cell/>
          <table:table-cell office:value-type="string">
            <text:p>discussion comment</text:p>
          </table:table-cell>
          <table:table-cell office:value-type="string">
            <text:p>komentarz do dyskusji</text:p>
          </table:table-cell>
        </table:table-row>
        <table:table-row table:style-name="ro1">
          <table:table-cell/>
          <table:table-cell office:value-type="string">
            <text:p>discussion entry</text:p>
          </table:table-cell>
          <table:table-cell office:value-type="string">
            <text:p>wpis dyskusji</text:p>
          </table:table-cell>
        </table:table-row>
        <table:table-row table:style-name="ro1">
          <table:table-cell/>
          <table:table-cell office:value-type="string">
            <text:p>discussion folder</text:p>
          </table:table-cell>
          <table:table-cell office:value-type="string">
            <text:p>folder dyskusyjny</text:p>
          </table:table-cell>
        </table:table-row>
        <table:table-row table:style-name="ro1">
          <table:table-cell/>
          <table:table-cell office:value-type="string">
            <text:p>discussion</text:p>
          </table:table-cell>
          <table:table-cell office:value-type="string">
            <text:p>dyskusja</text:p>
          </table:table-cell>
        </table:table-row>
        <table:table-row table:style-name="ro1">
          <table:table-cell/>
          <table:table-cell office:value-type="string">
            <text:p>discussions workspace</text:p>
          </table:table-cell>
          <table:table-cell office:value-type="string">
            <text:p>obszar roboczy dyskusji</text:p>
          </table:table-cell>
        </table:table-row>
        <table:table-row table:style-name="ro1">
          <table:table-cell/>
          <table:table-cell office:value-type="string">
            <text:p>disk usage report</text:p>
          </table:table-cell>
          <table:table-cell office:value-type="string">
            <text:p>raport wykorzystania dysku</text:p>
          </table:table-cell>
        </table:table-row>
        <table:table-row table:style-name="ro1">
          <table:table-cell/>
          <table:table-cell office:value-type="string">
            <text:p>disk usage</text:p>
          </table:table-cell>
          <table:table-cell office:value-type="string">
            <text:p>wykorzystanie dysku</text:p>
          </table:table-cell>
        </table:table-row>
        <table:table-row table:style-name="ro1">
          <table:table-cell/>
          <table:table-cell office:value-type="string">
            <text:p>display background</text:p>
          </table:table-cell>
          <table:table-cell office:value-type="string">
            <text:p>wyświetl tło</text:p>
          </table:table-cell>
        </table:table-row>
        <table:table-row table:style-name="ro1">
          <table:table-cell/>
          <table:table-cell office:value-type="string">
            <text:p>display style</text:p>
          </table:table-cell>
          <table:table-cell office:value-type="string">
            <text:p>styl wyświetlania</text:p>
          </table:table-cell>
        </table:table-row>
        <table:table-row table:style-name="ro1">
          <table:table-cell/>
          <table:table-cell office:value-type="string">
            <text:p>display type</text:p>
          </table:table-cell>
          <table:table-cell office:value-type="string">
            <text:p>typ wyświetlania</text:p>
          </table:table-cell>
        </table:table-row>
        <table:table-row table:style-name="ro1">
          <table:table-cell/>
          <table:table-cell table:number-columns-repeated="2" office:value-type="string">
            <text:p>div</text:p>
          </table:table-cell>
        </table:table-row>
        <table:table-row table:style-name="ro1">
          <table:table-cell/>
          <table:table-cell office:value-type="string">
            <text:p>divider</text:p>
          </table:table-cell>
          <table:table-cell office:value-type="string">
            <text:p>separator</text:p>
          </table:table-cell>
        </table:table-row>
        <table:table-row table:style-name="ro1">
          <table:table-cell/>
          <table:table-cell office:value-type="string">
            <text:p>does not expire</text:p>
          </table:table-cell>
          <table:table-cell office:value-type="string">
            <text:p>nie wygasa</text:p>
          </table:table-cell>
        </table:table-row>
        <table:table-row table:style-name="ro1">
          <table:table-cell/>
          <table:table-cell office:value-type="string">
            <text:p>does not repeat</text:p>
          </table:table-cell>
          <table:table-cell office:value-type="string">
            <text:p>nie powtarza się</text:p>
          </table:table-cell>
        </table:table-row>
        <table:table-row table:style-name="ro1">
          <table:table-cell/>
          <table:table-cell office:value-type="string">
            <text:p>download</text:p>
          </table:table-cell>
          <table:table-cell office:value-type="string">
            <text:p>pobieranie</text:p>
          </table:table-cell>
        </table:table-row>
        <table:table-row table:style-name="ro1">
          <table:table-cell/>
          <table:table-cell office:value-type="string">
            <text:p>down</text:p>
          </table:table-cell>
          <table:table-cell office:value-type="string">
            <text:p>w dół</text:p>
          </table:table-cell>
        </table:table-row>
        <table:table-row table:style-name="ro1">
          <table:table-cell/>
          <table:table-cell office:value-type="string">
            <text:p>due date</text:p>
          </table:table-cell>
          <table:table-cell office:value-type="string">
            <text:p>termin</text:p>
          </table:table-cell>
        </table:table-row>
        <table:table-row table:style-name="ro1">
          <table:table-cell/>
          <table:table-cell office:value-type="string">
            <text:p>duration</text:p>
          </table:table-cell>
          <table:table-cell office:value-type="string">
            <text:p>czas trwania</text:p>
          </table:table-cell>
        </table:table-row>
        <table:table-row table:style-name="ro1">
          <table:table-cell/>
          <table:table-cell office:value-type="string">
            <text:p>edit description</text:p>
          </table:table-cell>
          <table:table-cell office:value-type="string">
            <text:p>edytuj opis</text:p>
          </table:table-cell>
        </table:table-row>
        <table:table-row table:style-name="ro1">
          <table:table-cell/>
          <table:table-cell office:value-type="string">
            <text:p>edit favorites</text:p>
          </table:table-cell>
          <table:table-cell office:value-type="string">
            <text:p>edytuj ulubione</text:p>
          </table:table-cell>
        </table:table-row>
        <table:table-row table:style-name="ro1">
          <table:table-cell/>
          <table:table-cell office:value-type="string">
            <text:p>edit forms</text:p>
          </table:table-cell>
          <table:table-cell office:value-type="string">
            <text:p>edycja formularzy</text:p>
          </table:table-cell>
        </table:table-row>
        <table:table-row table:style-name="ro1">
          <table:table-cell/>
          <table:table-cell office:value-type="string">
            <text:p>edit history</text:p>
          </table:table-cell>
          <table:table-cell office:value-type="string">
            <text:p>edytuj historię</text:p>
          </table:table-cell>
        </table:table-row>
        <table:table-row table:style-name="ro1">
          <table:table-cell/>
          <table:table-cell office:value-type="string">
            <text:p>edit workflows</text:p>
          </table:table-cell>
          <table:table-cell office:value-type="string">
            <text:p>edycja przepływów pracy</text:p>
          </table:table-cell>
        </table:table-row>
        <table:table-row table:style-name="ro1">
          <table:table-cell/>
          <table:table-cell office:value-type="string">
            <text:p>edit</text:p>
          </table:table-cell>
          <table:table-cell office:value-type="string">
            <text:p>edycja</text:p>
          </table:table-cell>
        </table:table-row>
        <table:table-row table:style-name="ro1">
          <table:table-cell/>
          <table:table-cell office:value-type="string">
            <text:p>edit</text:p>
          </table:table-cell>
          <table:table-cell office:value-type="string">
            <text:p>edytuj</text:p>
          </table:table-cell>
        </table:table-row>
        <table:table-row table:style-name="ro1">
          <table:table-cell/>
          <table:table-cell office:value-type="string">
            <text:p>editor configuration</text:p>
          </table:table-cell>
          <table:table-cell office:value-type="string">
            <text:p>konfiguracja edytora</text:p>
          </table:table-cell>
        </table:table-row>
        <table:table-row table:style-name="ro1">
          <table:table-cell/>
          <table:table-cell office:value-type="string">
            <text:p>editor overrides</text:p>
          </table:table-cell>
          <table:table-cell office:value-type="string">
            <text:p>wymuszenia edytora</text:p>
          </table:table-cell>
        </table:table-row>
        <table:table-row table:style-name="ro1">
          <table:table-cell/>
          <table:table-cell office:value-type="string">
            <text:p>edits</text:p>
          </table:table-cell>
          <table:table-cell office:value-type="string">
            <text:p>edycje</text:p>
          </table:table-cell>
        </table:table-row>
        <table:table-row table:style-name="ro1">
          <table:table-cell/>
          <table:table-cell office:value-type="string">
            <text:p>element name</text:p>
          </table:table-cell>
          <table:table-cell office:value-type="string">
            <text:p>nazwa elementu</text:p>
          </table:table-cell>
        </table:table-row>
        <table:table-row table:style-name="ro1">
          <table:table-cell/>
          <table:table-cell office:value-type="string">
            <text:p>enable scheduled synchronization</text:p>
          </table:table-cell>
          <table:table-cell office:value-type="string">
            <text:p>włącz planowaną synchronizację</text:p>
          </table:table-cell>
        </table:table-row>
        <table:table-row table:style-name="ro1">
          <table:table-cell/>
          <table:table-cell office:value-type="string">
            <text:p>enable schedule</text:p>
          </table:table-cell>
          <table:table-cell office:value-type="string">
            <text:p>włącz harmonogram</text:p>
          </table:table-cell>
        </table:table-row>
        <table:table-row table:style-name="ro1">
          <table:table-cell/>
          <table:table-cell office:value-type="string">
            <text:p>end date passed</text:p>
          </table:table-cell>
          <table:table-cell office:value-type="string">
            <text:p>data zakończenia już minęła</text:p>
          </table:table-cell>
        </table:table-row>
        <table:table-row table:style-name="ro1">
          <table:table-cell/>
          <table:table-cell office:value-type="string">
            <text:p>end state</text:p>
          </table:table-cell>
          <table:table-cell office:value-type="string">
            <text:p>stan końcowy</text:p>
          </table:table-cell>
        </table:table-row>
        <table:table-row table:style-name="ro1">
          <table:table-cell/>
          <table:table-cell office:value-type="string">
            <text:p>end</text:p>
          </table:table-cell>
          <table:table-cell office:value-type="string">
            <text:p>koniec</text:p>
          </table:table-cell>
        </table:table-row>
        <table:table-row table:style-name="ro1">
          <table:table-cell/>
          <table:table-cell office:value-type="string">
            <text:p>entity type</text:p>
          </table:table-cell>
          <table:table-cell office:value-type="string">
            <text:p>typ encji</text:p>
          </table:table-cell>
        </table:table-row>
        <table:table-row table:style-name="ro1">
          <table:table-cell/>
          <table:table-cell office:value-type="string">
            <text:p>entries</text:p>
          </table:table-cell>
          <table:table-cell office:value-type="string">
            <text:p>wpisy</text:p>
          </table:table-cell>
        </table:table-row>
        <table:table-row table:style-name="ro1">
          <table:table-cell/>
          <table:table-cell office:value-type="string">
            <text:p>entry attributes</text:p>
          </table:table-cell>
          <table:table-cell office:value-type="string">
            <text:p>atrybuty wpisu</text:p>
          </table:table-cell>
        </table:table-row>
        <table:table-row table:style-name="ro1">
          <table:table-cell/>
          <table:table-cell office:value-type="string">
            <text:p>entry created</text:p>
          </table:table-cell>
          <table:table-cell office:value-type="string">
            <text:p>wpis utworzony</text:p>
          </table:table-cell>
        </table:table-row>
        <table:table-row table:style-name="ro1">
          <table:table-cell/>
          <table:table-cell office:value-type="string">
            <text:p>entry creation date</text:p>
          </table:table-cell>
          <table:table-cell office:value-type="string">
            <text:p>data utworzenia wpisu</text:p>
          </table:table-cell>
        </table:table-row>
        <table:table-row table:style-name="ro1">
          <table:table-cell/>
          <table:table-cell office:value-type="string">
            <text:p>entry creator</text:p>
          </table:table-cell>
          <table:table-cell office:value-type="string">
            <text:p>twórca wpisu</text:p>
          </table:table-cell>
        </table:table-row>
        <table:table-row table:style-name="ro1">
          <table:table-cell/>
          <table:table-cell office:value-type="string">
            <text:p>entry data elements</text:p>
          </table:table-cell>
          <table:table-cell office:value-type="string">
            <text:p>elementy danych wpisu</text:p>
          </table:table-cell>
        </table:table-row>
        <table:table-row table:style-name="ro1">
          <table:table-cell/>
          <table:table-cell office:value-type="string">
            <text:p>entry data item</text:p>
          </table:table-cell>
          <table:table-cell office:value-type="string">
            <text:p>element danych wpisu</text:p>
          </table:table-cell>
        </table:table-row>
        <table:table-row table:style-name="ro1">
          <table:table-cell/>
          <table:table-cell office:value-type="string">
            <text:p>entry data value</text:p>
          </table:table-cell>
          <table:table-cell office:value-type="string">
            <text:p>wartość danych wpisu</text:p>
          </table:table-cell>
        </table:table-row>
        <table:table-row table:style-name="ro1">
          <table:table-cell/>
          <table:table-cell office:value-type="string">
            <text:p>entry definition</text:p>
          </table:table-cell>
          <table:table-cell office:value-type="string">
            <text:p>definicja wpisu</text:p>
          </table:table-cell>
        </table:table-row>
        <table:table-row table:style-name="ro1">
          <table:table-cell/>
          <table:table-cell office:value-type="string">
            <text:p>entry definitions</text:p>
          </table:table-cell>
          <table:table-cell office:value-type="string">
            <text:p>definicje wpisu</text:p>
          </table:table-cell>
        </table:table-row>
        <table:table-row table:style-name="ro1">
          <table:table-cell/>
          <table:table-cell office:value-type="string">
            <text:p>entry display style</text:p>
          </table:table-cell>
          <table:table-cell office:value-type="string">
            <text:p>styl wyświetlania wpisu</text:p>
          </table:table-cell>
        </table:table-row>
        <table:table-row table:style-name="ro1">
          <table:table-cell/>
          <table:table-cell office:value-type="string">
            <text:p>entry form definition</text:p>
          </table:table-cell>
          <table:table-cell office:value-type="string">
            <text:p>definicja formularza wpisu</text:p>
          </table:table-cell>
        </table:table-row>
        <table:table-row table:style-name="ro1">
          <table:table-cell/>
          <table:table-cell office:value-type="string">
            <text:p>entry form elements</text:p>
          </table:table-cell>
          <table:table-cell office:value-type="string">
            <text:p>elementy formularza wpisu</text:p>
          </table:table-cell>
        </table:table-row>
        <table:table-row table:style-name="ro1">
          <table:table-cell/>
          <table:table-cell office:value-type="string">
            <text:p>entry frame</text:p>
          </table:table-cell>
          <table:table-cell office:value-type="string">
            <text:p>ramka wpisu</text:p>
          </table:table-cell>
        </table:table-row>
        <table:table-row table:style-name="ro1">
          <table:table-cell/>
          <table:table-cell office:value-type="string">
            <text:p>entry icons</text:p>
          </table:table-cell>
          <table:table-cell office:value-type="string">
            <text:p>ikony wpisów</text:p>
          </table:table-cell>
        </table:table-row>
        <table:table-row table:style-name="ro1">
          <table:table-cell/>
          <table:table-cell office:value-type="string">
            <text:p>entry is locked</text:p>
          </table:table-cell>
          <table:table-cell office:value-type="string">
            <text:p>wpis jest zablokowany</text:p>
          </table:table-cell>
        </table:table-row>
        <table:table-row table:style-name="ro1">
          <table:table-cell/>
          <table:table-cell office:value-type="string">
            <text:p>entry owner</text:p>
          </table:table-cell>
          <table:table-cell office:value-type="string">
            <text:p>właściciela wpisu</text:p>
          </table:table-cell>
        </table:table-row>
        <table:table-row table:style-name="ro1">
          <table:table-cell/>
          <table:table-cell office:value-type="string">
            <text:p>entry permalink</text:p>
          </table:table-cell>
          <table:table-cell office:value-type="string">
            <text:p>odnośnik permalink do wpisu</text:p>
          </table:table-cell>
        </table:table-row>
        <table:table-row table:style-name="ro1">
          <table:table-cell/>
          <table:table-cell office:value-type="string">
            <text:p>entry title</text:p>
          </table:table-cell>
          <table:table-cell office:value-type="string">
            <text:p>typ wpisu</text:p>
          </table:table-cell>
        </table:table-row>
        <table:table-row table:style-name="ro1">
          <table:table-cell/>
          <table:table-cell office:value-type="string">
            <text:p>entry types</text:p>
          </table:table-cell>
          <table:table-cell office:value-type="string">
            <text:p>typy wpisu</text:p>
          </table:table-cell>
        </table:table-row>
        <table:table-row table:style-name="ro1">
          <table:table-cell/>
          <table:table-cell office:value-type="string">
            <text:p>entry type</text:p>
          </table:table-cell>
          <table:table-cell office:value-type="string">
            <text:p>typ wpisu</text:p>
          </table:table-cell>
        </table:table-row>
        <table:table-row table:style-name="ro1">
          <table:table-cell/>
          <table:table-cell office:value-type="string">
            <text:p>entry user list</text:p>
          </table:table-cell>
          <table:table-cell office:value-type="string">
            <text:p>lista użytkowników wpisu</text:p>
          </table:table-cell>
        </table:table-row>
        <table:table-row table:style-name="ro1">
          <table:table-cell/>
          <table:table-cell office:value-type="string">
            <text:p>entry view definition</text:p>
          </table:table-cell>
          <table:table-cell office:value-type="string">
            <text:p>definicja widoku wpisu</text:p>
          </table:table-cell>
        </table:table-row>
        <table:table-row table:style-name="ro1">
          <table:table-cell/>
          <table:table-cell office:value-type="string">
            <text:p>entry view style</text:p>
          </table:table-cell>
          <table:table-cell office:value-type="string">
            <text:p>styl widoku wpisu</text:p>
          </table:table-cell>
        </table:table-row>
        <table:table-row table:style-name="ro1">
          <table:table-cell/>
          <table:table-cell office:value-type="string">
            <text:p>entry workflow</text:p>
          </table:table-cell>
          <table:table-cell office:value-type="string">
            <text:p>przepływ pracy wpisu</text:p>
          </table:table-cell>
        </table:table-row>
        <table:table-row table:style-name="ro1">
          <table:table-cell/>
          <table:table-cell office:value-type="string">
            <text:p>entry</text:p>
          </table:table-cell>
          <table:table-cell office:value-type="string">
            <text:p>wpis</text:p>
          </table:table-cell>
        </table:table-row>
        <table:table-row table:style-name="ro1">
          <table:table-cell/>
          <table:table-cell office:value-type="string">
            <text:p>equals</text:p>
          </table:table-cell>
          <table:table-cell office:value-type="string">
            <text:p>równa się</text:p>
          </table:table-cell>
        </table:table-row>
        <table:table-row table:style-name="ro1">
          <table:table-cell/>
          <table:table-cell office:value-type="string">
            <text:p>error archiving file</text:p>
          </table:table-cell>
          <table:table-cell office:value-type="string">
            <text:p>błąd podczas archiwizowania pliku</text:p>
          </table:table-cell>
        </table:table-row>
        <table:table-row table:style-name="ro1">
          <table:table-cell/>
          <table:table-cell office:value-type="string">
            <text:p>error canceling lock</text:p>
          </table:table-cell>
          <table:table-cell office:value-type="string">
            <text:p>błąd podczas znoszenia blokady</text:p>
          </table:table-cell>
        </table:table-row>
        <table:table-row table:style-name="ro1">
          <table:table-cell/>
          <table:table-cell office:value-type="string">
            <text:p>error from command</text:p>
          </table:table-cell>
          <table:table-cell office:value-type="string">
            <text:p>błąd z polecenia</text:p>
          </table:table-cell>
        </table:table-row>
        <table:table-row table:style-name="ro1">
          <table:table-cell/>
          <table:table-cell office:value-type="string">
            <text:p>error processing attribute</text:p>
          </table:table-cell>
          <table:table-cell office:value-type="string">
            <text:p>błąd podczas przetwarzania atrybutu</text:p>
          </table:table-cell>
        </table:table-row>
        <table:table-row table:style-name="ro1">
          <table:table-cell/>
          <table:table-cell office:value-type="string">
            <text:p>error processing file</text:p>
          </table:table-cell>
          <table:table-cell office:value-type="string">
            <text:p>błąd podczas przetwarzania pliku</text:p>
          </table:table-cell>
        </table:table-row>
        <table:table-row table:style-name="ro1">
          <table:table-cell/>
          <table:table-cell office:value-type="string">
            <text:p>error reindexing</text:p>
          </table:table-cell>
          <table:table-cell office:value-type="string">
            <text:p>błąd podczas ponownego indeksowania</text:p>
          </table:table-cell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błąd</text:p>
          </table:table-cell>
        </table:table-row>
        <table:table-row table:style-name="ro1">
          <table:table-cell/>
          <table:table-cell office:value-type="string">
            <text:p>event number</text:p>
          </table:table-cell>
          <table:table-cell office:value-type="string">
            <text:p>numer zdarzenia</text:p>
          </table:table-cell>
        </table:table-row>
        <table:table-row table:style-name="ro1">
          <table:table-cell/>
          <table:table-cell office:value-type="string">
            <text:p>event scheduler</text:p>
          </table:table-cell>
          <table:table-cell office:value-type="string">
            <text:p>moduł planowania zdarzeń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zdarzenie</text:p>
          </table:table-cell>
        </table:table-row>
        <table:table-row table:style-name="ro1">
          <table:table-cell/>
          <table:table-cell office:value-type="string">
            <text:p>every day</text:p>
          </table:table-cell>
          <table:table-cell office:value-type="string">
            <text:p>codziennie</text:p>
          </table:table-cell>
        </table:table-row>
        <table:table-row table:style-name="ro1">
          <table:table-cell/>
          <table:table-cell office:value-type="string">
            <text:p>every</text:p>
          </table:table-cell>
          <table:table-cell office:value-type="string">
            <text:p>co</text:p>
          </table:table-cell>
        </table:table-row>
        <table:table-row table:style-name="ro1">
          <table:table-cell/>
          <table:table-cell office:value-type="string">
            <text:p>exception tester</text:p>
          </table:table-cell>
          <table:table-cell office:value-type="string">
            <text:p>tester wyjątków</text:p>
          </table:table-cell>
        </table:table-row>
        <table:table-row table:style-name="ro1">
          <table:table-cell/>
          <table:table-cell office:value-type="string">
            <text:p>expand tutorial panel</text:p>
          </table:table-cell>
          <table:table-cell office:value-type="string">
            <text:p>rozwiń panel instruktażowy</text:p>
          </table:table-cell>
        </table:table-row>
        <table:table-row table:style-name="ro1">
          <table:table-cell/>
          <table:table-cell office:value-type="string">
            <text:p>expandable area</text:p>
          </table:table-cell>
          <table:table-cell office:value-type="string">
            <text:p>obszar rozwijalny</text:p>
          </table:table-cell>
        </table:table-row>
        <table:table-row table:style-name="ro1">
          <table:table-cell/>
          <table:table-cell office:value-type="string">
            <text:p>expand</text:p>
          </table:table-cell>
          <table:table-cell office:value-type="string">
            <text:p>rozwiń</text:p>
          </table:table-cell>
        </table:table-row>
        <table:table-row table:style-name="ro1">
          <table:table-cell/>
          <table:table-cell office:value-type="string">
            <text:p>export definitions</text:p>
          </table:table-cell>
          <table:table-cell office:value-type="string">
            <text:p>eksport definicji</text:p>
          </table:table-cell>
        </table:table-row>
        <table:table-row table:style-name="ro1">
          <table:table-cell/>
          <table:table-cell office:value-type="string">
            <text:p>export templates</text:p>
          </table:table-cell>
          <table:table-cell office:value-type="string">
            <text:p>eksport szablonów</text:p>
          </table:table-cell>
        </table:table-row>
        <table:table-row table:style-name="ro1">
          <table:table-cell/>
          <table:table-cell office:value-type="string">
            <text:p>export this definition</text:p>
          </table:table-cell>
          <table:table-cell office:value-type="string">
            <text:p>eksportuj tę definicję</text:p>
          </table:table-cell>
        </table:table-row>
        <table:table-row table:style-name="ro1">
          <table:table-cell/>
          <table:table-cell office:value-type="string">
            <text:p>export this template</text:p>
          </table:table-cell>
          <table:table-cell office:value-type="string">
            <text:p>eksportuj ten szablon</text:p>
          </table:table-cell>
        </table:table-row>
        <table:table-row table:style-name="ro1">
          <table:table-cell/>
          <table:table-cell office:value-type="string">
            <text:p>export</text:p>
          </table:table-cell>
          <table:table-cell office:value-type="string">
            <text:p>eksportowanie</text:p>
          </table:table-cell>
        </table:table-row>
        <table:table-row table:style-name="ro1">
          <table:table-cell/>
          <table:table-cell office:value-type="string">
            <text:p>extension</text:p>
          </table:table-cell>
          <table:table-cell office:value-type="string">
            <text:p>rozszerzenie</text:p>
          </table:table-cell>
        </table:table-row>
        <table:table-row table:style-name="ro1">
          <table:table-cell/>
          <table:table-cell office:value-type="string">
            <text:p>external access properties</text:p>
          </table:table-cell>
          <table:table-cell office:value-type="string">
            <text:p>właściwości dostępu zewnętrznego</text:p>
          </table:table-cell>
        </table:table-row>
        <table:table-row table:style-name="ro1">
          <table:table-cell/>
          <table:table-cell office:value-type="string">
            <text:p>external users</text:p>
          </table:table-cell>
          <table:table-cell office:value-type="string">
            <text:p>użytkownicy zewnętrzni</text:p>
          </table:table-cell>
        </table:table-row>
        <table:table-row table:style-name="ro1">
          <table:table-cell/>
          <table:table-cell office:value-type="string">
            <text:p>family</text:p>
          </table:table-cell>
          <table:table-cell office:value-type="string">
            <text:p>rodzina</text:p>
          </table:table-cell>
        </table:table-row>
        <table:table-row table:style-name="ro1">
          <table:table-cell/>
          <table:table-cell office:value-type="string">
            <text:p>favorites</text:p>
          </table:table-cell>
          <table:table-cell office:value-type="string">
            <text:p>ulubione</text:p>
          </table:table-cell>
        </table:table-row>
        <table:table-row table:style-name="ro1">
          <table:table-cell/>
          <table:table-cell office:value-type="string">
            <text:p>feb</text:p>
          </table:table-cell>
          <table:table-cell office:value-type="string">
            <text:p>lut</text:p>
          </table:table-cell>
        </table:table-row>
        <table:table-row table:style-name="ro1">
          <table:table-cell/>
          <table:table-cell office:value-type="string">
            <text:p>february</text:p>
          </table:table-cell>
          <table:table-cell office:value-type="string">
            <text:p>luty</text:p>
          </table:table-cell>
        </table:table-row>
        <table:table-row table:style-name="ro1">
          <table:table-cell/>
          <table:table-cell office:value-type="string">
            <text:p>field</text:p>
          </table:table-cell>
          <table:table-cell office:value-type="string">
            <text:p>pole</text:p>
          </table:table-cell>
        </table:table-row>
        <table:table-row table:style-name="ro1">
          <table:table-cell/>
          <table:table-cell office:value-type="string">
            <text:p>fieldset</text:p>
          </table:table-cell>
          <table:table-cell office:value-type="string">
            <text:p>fieldset</text:p>
          </table:table-cell>
        </table:table-row>
        <table:table-row table:style-name="ro1">
          <table:table-cell/>
          <table:table-cell office:value-type="string">
            <text:p>file entry</text:p>
          </table:table-cell>
          <table:table-cell office:value-type="string">
            <text:p>wpis pliku</text:p>
          </table:table-cell>
        </table:table-row>
        <table:table-row table:style-name="ro1">
          <table:table-cell/>
          <table:table-cell office:value-type="string">
            <text:p>file error</text:p>
          </table:table-cell>
          <table:table-cell office:value-type="string">
            <text:p>błąd pliku</text:p>
          </table:table-cell>
        </table:table-row>
        <table:table-row table:style-name="ro1">
          <table:table-cell/>
          <table:table-cell office:value-type="string">
            <text:p>file folder</text:p>
          </table:table-cell>
          <table:table-cell office:value-type="string">
            <text:p>folder plików</text:p>
          </table:table-cell>
        </table:table-row>
        <table:table-row table:style-name="ro1">
          <table:table-cell/>
          <table:table-cell office:value-type="string">
            <text:p>file name exists</text:p>
          </table:table-cell>
          <table:table-cell office:value-type="string">
            <text:p>plik o takiej nazwie już istnieje</text:p>
          </table:table-cell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system plików</text:p>
          </table:table-cell>
        </table:table-row>
        <table:table-row table:style-name="ro1">
          <table:table-cell/>
          <table:table-cell office:value-type="string">
            <text:p>file upload</text:p>
          </table:table-cell>
          <table:table-cell office:value-type="string">
            <text:p>przekazywanie pliku</text:p>
          </table:table-cell>
        </table:table-row>
        <table:table-row table:style-name="ro1">
          <table:table-cell/>
          <table:table-cell office:value-type="string">
            <text:p>file</text:p>
          </table:table-cell>
          <table:table-cell office:value-type="string">
            <text:p>plik</text:p>
          </table:table-cell>
        </table:table-row>
        <table:table-row table:style-name="ro1">
          <table:table-cell/>
          <table:table-cell office:value-type="string">
            <text:p>filter bar</text:p>
          </table:table-cell>
          <table:table-cell office:value-type="string">
            <text:p>pasek filtra</text:p>
          </table:table-cell>
        </table:table-row>
        <table:table-row table:style-name="ro1">
          <table:table-cell/>
          <table:table-cell office:value-type="string">
            <text:p>filter name</text:p>
          </table:table-cell>
          <table:table-cell office:value-type="string">
            <text:p>nazwa filtra</text:p>
          </table:table-cell>
        </table:table-row>
        <table:table-row table:style-name="ro1">
          <table:table-cell/>
          <table:table-cell office:value-type="string">
            <text:p>filter terms</text:p>
          </table:table-cell>
          <table:table-cell office:value-type="string">
            <text:p>warunki filtrowania</text:p>
          </table:table-cell>
        </table:table-row>
        <table:table-row table:style-name="ro1">
          <table:table-cell/>
          <table:table-cell office:value-type="string">
            <text:p>filter</text:p>
          </table:table-cell>
          <table:table-cell office:value-type="string">
            <text:p>filtr</text:p>
          </table:table-cell>
        </table:table-row>
        <table:table-row table:style-name="ro1">
          <table:table-cell/>
          <table:table-cell office:value-type="string">
            <text:p>find a folder</text:p>
          </table:table-cell>
          <table:table-cell office:value-type="string">
            <text:p>znajdź folder</text:p>
          </table:table-cell>
        </table:table-row>
        <table:table-row table:style-name="ro1">
          <table:table-cell/>
          <table:table-cell office:value-type="string">
            <text:p>find a name</text:p>
          </table:table-cell>
          <table:table-cell office:value-type="string">
            <text:p>znajdź użytkownika</text:p>
          </table:table-cell>
        </table:table-row>
        <table:table-row table:style-name="ro1">
          <table:table-cell/>
          <table:table-cell office:value-type="string">
            <text:p>find a page</text:p>
          </table:table-cell>
          <table:table-cell office:value-type="string">
            <text:p>znajdź stronę</text:p>
          </table:table-cell>
        </table:table-row>
        <table:table-row table:style-name="ro1">
          <table:table-cell/>
          <table:table-cell office:value-type="string">
            <text:p>find a person</text:p>
          </table:table-cell>
          <table:table-cell office:value-type="string">
            <text:p>znajdź osobę</text:p>
          </table:table-cell>
        </table:table-row>
        <table:table-row table:style-name="ro1">
          <table:table-cell/>
          <table:table-cell office:value-type="string">
            <text:p>find a photo</text:p>
          </table:table-cell>
          <table:table-cell office:value-type="string">
            <text:p>znajdź zdjęcie</text:p>
          </table:table-cell>
        </table:table-row>
        <table:table-row table:style-name="ro1">
          <table:table-cell/>
          <table:table-cell office:value-type="string">
            <text:p>find an entry</text:p>
          </table:table-cell>
          <table:table-cell office:value-type="string">
            <text:p>znajdź wpis</text:p>
          </table:table-cell>
        </table:table-row>
        <table:table-row table:style-name="ro1">
          <table:table-cell/>
          <table:table-cell office:value-type="string">
            <text:p>find applications</text:p>
          </table:table-cell>
          <table:table-cell office:value-type="string">
            <text:p>znajdź aplikacje</text:p>
          </table:table-cell>
        </table:table-row>
        <table:table-row table:style-name="ro1">
          <table:table-cell/>
          <table:table-cell office:value-type="string">
            <text:p>find groups</text:p>
          </table:table-cell>
          <table:table-cell office:value-type="string">
            <text:p>znajdź grupy</text:p>
          </table:table-cell>
        </table:table-row>
        <table:table-row table:style-name="ro1">
          <table:table-cell/>
          <table:table-cell office:value-type="string">
            <text:p>find teams</text:p>
          </table:table-cell>
          <table:table-cell office:value-type="string">
            <text:p>znajdź zespoły</text:p>
          </table:table-cell>
        </table:table-row>
        <table:table-row table:style-name="ro1">
          <table:table-cell/>
          <table:table-cell office:value-type="string">
            <text:p>find user name</text:p>
          </table:table-cell>
          <table:table-cell office:value-type="string">
            <text:p>znajdź nazwę użytkownika</text:p>
          </table:table-cell>
        </table:table-row>
        <table:table-row table:style-name="ro1">
          <table:table-cell/>
          <table:table-cell office:value-type="string">
            <text:p>find user</text:p>
          </table:table-cell>
          <table:table-cell office:value-type="string">
            <text:p>wyszukiwanie użytkownika</text:p>
          </table:table-cell>
        </table:table-row>
        <table:table-row table:style-name="ro1">
          <table:table-cell/>
          <table:table-cell office:value-type="string">
            <text:p>find</text:p>
          </table:table-cell>
          <table:table-cell office:value-type="string">
            <text:p>znajdź</text:p>
          </table:table-cell>
        </table:table-row>
        <table:table-row table:style-name="ro1">
          <table:table-cell/>
          <table:table-cell office:value-type="string">
            <text:p>first entry</text:p>
          </table:table-cell>
          <table:table-cell office:value-type="string">
            <text:p>pierwszy wpis</text:p>
          </table:table-cell>
        </table:table-row>
        <table:table-row table:style-name="ro1">
          <table:table-cell/>
          <table:table-cell office:value-type="string">
            <text:p>first name</text:p>
          </table:table-cell>
          <table:table-cell office:value-type="string">
            <text:p>imię</text:p>
          </table:table-cell>
        </table:table-row>
        <table:table-row table:style-name="ro1">
          <table:table-cell/>
          <table:table-cell office:value-type="string">
            <text:p>first</text:p>
          </table:table-cell>
          <table:table-cell office:value-type="string">
            <text:p>pierwszy</text:p>
          </table:table-cell>
        </table:table-row>
        <table:table-row table:style-name="ro1">
          <table:table-cell/>
          <table:table-cell office:value-type="string">
            <text:p>flash</text:p>
          </table:table-cell>
          <table:table-cell office:value-type="string">
            <text:p>flash</text:p>
          </table:table-cell>
        </table:table-row>
        <table:table-row table:style-name="ro1">
          <table:table-cell/>
          <table:table-cell office:value-type="string">
            <text:p>folder activity</text:p>
          </table:table-cell>
          <table:table-cell office:value-type="string">
            <text:p>aktywność w folderze</text:p>
          </table:table-cell>
        </table:table-row>
        <table:table-row table:style-name="ro1">
          <table:table-cell/>
          <table:table-cell office:value-type="string">
            <text:p>folder configuration</text:p>
          </table:table-cell>
          <table:table-cell office:value-type="string">
            <text:p>konfiguracja folderu</text:p>
          </table:table-cell>
        </table:table-row>
        <table:table-row table:style-name="ro1">
          <table:table-cell/>
          <table:table-cell office:value-type="string">
            <text:p>folder data item</text:p>
          </table:table-cell>
          <table:table-cell office:value-type="string">
            <text:p>element danych folderu</text:p>
          </table:table-cell>
        </table:table-row>
        <table:table-row table:style-name="ro1">
          <table:table-cell/>
          <table:table-cell office:value-type="string">
            <text:p>folder default access</text:p>
          </table:table-cell>
          <table:table-cell office:value-type="string">
            <text:p>domyślny dostęp do folderu</text:p>
          </table:table-cell>
        </table:table-row>
        <table:table-row table:style-name="ro1">
          <table:table-cell/>
          <table:table-cell office:value-type="string">
            <text:p>folder display style</text:p>
          </table:table-cell>
          <table:table-cell office:value-type="string">
            <text:p>styl wyświetlania folderu</text:p>
          </table:table-cell>
        </table:table-row>
        <table:table-row table:style-name="ro1">
          <table:table-cell/>
          <table:table-cell office:value-type="string">
            <text:p>folder entry</text:p>
          </table:table-cell>
          <table:table-cell office:value-type="string">
            <text:p>wpis folderu</text:p>
          </table:table-cell>
        </table:table-row>
        <table:table-row table:style-name="ro1">
          <table:table-cell/>
          <table:table-cell office:value-type="string">
            <text:p>folder form</text:p>
          </table:table-cell>
          <table:table-cell office:value-type="string">
            <text:p>formularz folderu</text:p>
          </table:table-cell>
        </table:table-row>
        <table:table-row table:style-name="ro1">
          <table:table-cell/>
          <table:table-cell office:value-type="string">
            <text:p>folder icons</text:p>
          </table:table-cell>
          <table:table-cell office:value-type="string">
            <text:p>ikony folderów</text:p>
          </table:table-cell>
        </table:table-row>
        <table:table-row table:style-name="ro1">
          <table:table-cell/>
          <table:table-cell office:value-type="string">
            <text:p>folder name</text:p>
          </table:table-cell>
          <table:table-cell office:value-type="string">
            <text:p>nazwa folderu</text:p>
          </table:table-cell>
        </table:table-row>
        <table:table-row table:style-name="ro1">
          <table:table-cell/>
          <table:table-cell office:value-type="string">
            <text:p>folder options</text:p>
          </table:table-cell>
          <table:table-cell office:value-type="string">
            <text:p>opcje folderu</text:p>
          </table:table-cell>
        </table:table-row>
        <table:table-row table:style-name="ro1">
          <table:table-cell/>
          <table:table-cell office:value-type="string">
            <text:p>folder owner</text:p>
          </table:table-cell>
          <table:table-cell office:value-type="string">
            <text:p>właściciela folderu</text:p>
          </table:table-cell>
        </table:table-row>
        <table:table-row table:style-name="ro1">
          <table:table-cell/>
          <table:table-cell office:value-type="string">
            <text:p>folder permalink</text:p>
          </table:table-cell>
          <table:table-cell office:value-type="string">
            <text:p>odnośnik permalink do folderu</text:p>
          </table:table-cell>
        </table:table-row>
        <table:table-row table:style-name="ro1">
          <table:table-cell/>
          <table:table-cell office:value-type="string">
            <text:p>folder title</text:p>
          </table:table-cell>
          <table:table-cell office:value-type="string">
            <text:p>tytuł folderu</text:p>
          </table:table-cell>
        </table:table-row>
        <table:table-row table:style-name="ro1">
          <table:table-cell/>
          <table:table-cell office:value-type="string">
            <text:p>folder tools</text:p>
          </table:table-cell>
          <table:table-cell office:value-type="string">
            <text:p>narzędzia folderu</text:p>
          </table:table-cell>
        </table:table-row>
        <table:table-row table:style-name="ro1">
          <table:table-cell/>
          <table:table-cell office:value-type="string">
            <text:p>folder view definition</text:p>
          </table:table-cell>
          <table:table-cell office:value-type="string">
            <text:p>definicja widoku folderu</text:p>
          </table:table-cell>
        </table:table-row>
        <table:table-row table:style-name="ro1">
          <table:table-cell/>
          <table:table-cell office:value-type="string">
            <text:p>folder views</text:p>
          </table:table-cell>
          <table:table-cell office:value-type="string">
            <text:p>widoki folderu</text:p>
          </table:table-cell>
        </table:table-row>
        <table:table-row table:style-name="ro1">
          <table:table-cell/>
          <table:table-cell office:value-type="string">
            <text:p>folder view</text:p>
          </table:table-cell>
          <table:table-cell office:value-type="string">
            <text:p>widok folderu</text:p>
          </table:table-cell>
        </table:table-row>
        <table:table-row table:style-name="ro1">
          <table:table-cell/>
          <table:table-cell office:value-type="string">
            <text:p>folder webdav url</text:p>
          </table:table-cell>
          <table:table-cell office:value-type="string">
            <text:p>adres url folderu webdav</text:p>
          </table:table-cell>
        </table:table-row>
        <table:table-row table:style-name="ro1">
          <table:table-cell/>
          <table:table-cell table:number-columns-repeated="2" office:value-type="string">
            <text:p>folder</text:p>
          </table:table-cell>
        </table:table-row>
        <table:table-row table:style-name="ro1">
          <table:table-cell/>
          <table:table-cell office:value-type="string">
            <text:p>folders</text:p>
          </table:table-cell>
          <table:table-cell office:value-type="string">
            <text:p>foldery</text:p>
          </table:table-cell>
        </table:table-row>
        <table:table-row table:style-name="ro1">
          <table:table-cell/>
          <table:table-cell office:value-type="string">
            <text:p>form buttons</text:p>
          </table:table-cell>
          <table:table-cell office:value-type="string">
            <text:p>przyciski formularza</text:p>
          </table:table-cell>
        </table:table-row>
        <table:table-row table:style-name="ro1">
          <table:table-cell/>
          <table:table-cell office:value-type="string">
            <text:p>form name</text:p>
          </table:table-cell>
          <table:table-cell office:value-type="string">
            <text:p>nazwa formularza</text:p>
          </table:table-cell>
        </table:table-row>
        <table:table-row table:style-name="ro1">
          <table:table-cell/>
          <table:table-cell office:value-type="string">
            <text:p>form preview</text:p>
          </table:table-cell>
          <table:table-cell office:value-type="string">
            <text:p>podgląd formularza</text:p>
          </table:table-cell>
        </table:table-row>
        <table:table-row table:style-name="ro1">
          <table:table-cell/>
          <table:table-cell office:value-type="string">
            <text:p>form</text:p>
          </table:table-cell>
          <table:table-cell office:value-type="string">
            <text:p>formularz</text:p>
          </table:table-cell>
        </table:table-row>
        <table:table-row table:style-name="ro1">
          <table:table-cell/>
          <table:table-cell office:value-type="string">
            <text:p>fourth</text:p>
          </table:table-cell>
          <table:table-cell office:value-type="string">
            <text:p>czwarty</text:p>
          </table:table-cell>
        </table:table-row>
        <table:table-row table:style-name="ro1">
          <table:table-cell/>
          <table:table-cell office:value-type="string">
            <text:p>free</text:p>
          </table:table-cell>
          <table:table-cell office:value-type="string">
            <text:p>wolny</text:p>
          </table:table-cell>
        </table:table-row>
        <table:table-row table:style-name="ro1">
          <table:table-cell/>
          <table:table-cell office:value-type="string">
            <text:p>frequency</text:p>
          </table:table-cell>
          <table:table-cell office:value-type="string">
            <text:p>częstotliwość</text:p>
          </table:table-cell>
        </table:table-row>
        <table:table-row table:style-name="ro1">
          <table:table-cell/>
          <table:table-cell office:value-type="string">
            <text:p>friday</text:p>
          </table:table-cell>
          <table:table-cell office:value-type="string">
            <text:p>piątek</text:p>
          </table:table-cell>
        </table:table-row>
        <table:table-row table:style-name="ro1">
          <table:table-cell/>
          <table:table-cell office:value-type="string">
            <text:p>fri</text:p>
          </table:table-cell>
          <table:table-cell office:value-type="string">
            <text:p>pt</text:p>
          </table:table-cell>
        </table:table-row>
        <table:table-row table:style-name="ro1">
          <table:table-cell/>
          <table:table-cell office:value-type="string">
            <text:p>from icalendar file</text:p>
          </table:table-cell>
          <table:table-cell office:value-type="string">
            <text:p>z pliku icalendar</text:p>
          </table:table-cell>
        </table:table-row>
        <table:table-row table:style-name="ro1">
          <table:table-cell/>
          <table:table-cell office:value-type="string">
            <text:p>full day</text:p>
          </table:table-cell>
          <table:table-cell office:value-type="string">
            <text:p>pełny dzień</text:p>
          </table:table-cell>
        </table:table-row>
        <table:table-row table:style-name="ro1">
          <table:table-cell/>
          <table:table-cell office:value-type="string">
            <text:p>full menu</text:p>
          </table:table-cell>
          <table:table-cell office:value-type="string">
            <text:p>pełne menu</text:p>
          </table:table-cell>
        </table:table-row>
        <table:table-row table:style-name="ro1">
          <table:table-cell/>
          <table:table-cell office:value-type="string">
            <text:p>full name</text:p>
          </table:table-cell>
          <table:table-cell office:value-type="string">
            <text:p>imię i nazwisko</text:p>
          </table:table-cell>
        </table:table-row>
        <table:table-row table:style-name="ro1">
          <table:table-cell/>
          <table:table-cell office:value-type="string">
            <text:p>full screen</text:p>
          </table:table-cell>
          <table:table-cell office:value-type="string">
            <text:p>pełny ekran</text:p>
          </table:table-cell>
        </table:table-row>
        <table:table-row table:style-name="ro1">
          <table:table-cell/>
          <table:table-cell office:value-type="string">
            <text:p>gallery</text:p>
          </table:table-cell>
          <table:table-cell office:value-type="string">
            <text:p>galeria</text:p>
          </table:table-cell>
        </table:table-row>
        <table:table-row table:style-name="ro1">
          <table:table-cell/>
          <table:table-cell office:value-type="string">
            <text:p>general error</text:p>
          </table:table-cell>
          <table:table-cell office:value-type="string">
            <text:p>błąd ogólny</text:p>
          </table:table-cell>
        </table:table-row>
        <table:table-row table:style-name="ro1">
          <table:table-cell/>
          <table:table-cell office:value-type="string">
            <text:p>generate reports</text:p>
          </table:table-cell>
          <table:table-cell office:value-type="string">
            <text:p>generowanie raportów</text:p>
          </table:table-cell>
        </table:table-row>
        <table:table-row table:style-name="ro1">
          <table:table-cell/>
          <table:table-cell office:value-type="string">
            <text:p>generic form elements</text:p>
          </table:table-cell>
          <table:table-cell office:value-type="string">
            <text:p>standardowe elementy formularza</text:p>
          </table:table-cell>
        </table:table-row>
        <table:table-row table:style-name="ro1">
          <table:table-cell/>
          <table:table-cell office:value-type="string">
            <text:p>getting informed</text:p>
          </table:table-cell>
          <table:table-cell office:value-type="string">
            <text:p>pozyskiwanie informacji</text:p>
          </table:table-cell>
        </table:table-row>
        <table:table-row table:style-name="ro1">
          <table:table-cell/>
          <table:table-cell office:value-type="string">
            <text:p>getting started</text:p>
          </table:table-cell>
          <table:table-cell office:value-type="string">
            <text:p>początek</text:p>
          </table:table-cell>
        </table:table-row>
        <table:table-row table:style-name="ro1">
          <table:table-cell/>
          <table:table-cell office:value-type="string">
            <text:p>global workspaces</text:p>
          </table:table-cell>
          <table:table-cell office:value-type="string">
            <text:p>globalne obszary robocze</text:p>
          </table:table-cell>
        </table:table-row>
        <table:table-row table:style-name="ro1">
          <table:table-cell/>
          <table:table-cell office:value-type="string">
            <text:p>go to page</text:p>
          </table:table-cell>
          <table:table-cell office:value-type="string">
            <text:p>przejdź na stronę</text:p>
          </table:table-cell>
        </table:table-row>
        <table:table-row table:style-name="ro1">
          <table:table-cell/>
          <table:table-cell office:value-type="string">
            <text:p>gold star</text:p>
          </table:table-cell>
          <table:table-cell office:value-type="string">
            <text:p>złota gwiazdka</text:p>
          </table:table-cell>
        </table:table-row>
        <table:table-row table:style-name="ro1">
          <table:table-cell/>
          <table:table-cell office:value-type="string">
            <text:p>go</text:p>
          </table:table-cell>
          <table:table-cell office:value-type="string">
            <text:p>przejdź</text:p>
          </table:table-cell>
        </table:table-row>
        <table:table-row table:style-name="ro1">
          <table:table-cell/>
          <table:table-cell office:value-type="string">
            <text:p>graphic</text:p>
          </table:table-cell>
          <table:table-cell office:value-type="string">
            <text:p>grafika</text:p>
          </table:table-cell>
        </table:table-row>
        <table:table-row table:style-name="ro1">
          <table:table-cell/>
          <table:table-cell office:value-type="string">
            <text:p>gray star</text:p>
          </table:table-cell>
          <table:table-cell office:value-type="string">
            <text:p>szara gwiazdka</text:p>
          </table:table-cell>
        </table:table-row>
        <table:table-row table:style-name="ro1">
          <table:table-cell/>
          <table:table-cell office:value-type="string">
            <text:p>green</text:p>
          </table:table-cell>
          <table:table-cell office:value-type="string">
            <text:p>zielony</text:p>
          </table:table-cell>
        </table:table-row>
        <table:table-row table:style-name="ro1">
          <table:table-cell/>
          <table:table-cell office:value-type="string">
            <text:p>group definition</text:p>
          </table:table-cell>
          <table:table-cell office:value-type="string">
            <text:p>definicja grupy</text:p>
          </table:table-cell>
        </table:table-row>
        <table:table-row table:style-name="ro1">
          <table:table-cell/>
          <table:table-cell office:value-type="string">
            <text:p>group description</text:p>
          </table:table-cell>
          <table:table-cell office:value-type="string">
            <text:p>opis grupy</text:p>
          </table:table-cell>
        </table:table-row>
        <table:table-row table:style-name="ro1">
          <table:table-cell/>
          <table:table-cell office:value-type="string">
            <text:p>group form definition</text:p>
          </table:table-cell>
          <table:table-cell office:value-type="string">
            <text:p>definicja formularza grupy</text:p>
          </table:table-cell>
        </table:table-row>
        <table:table-row table:style-name="ro1">
          <table:table-cell/>
          <table:table-cell office:value-type="string">
            <text:p>group list</text:p>
          </table:table-cell>
          <table:table-cell office:value-type="string">
            <text:p>lista grup</text:p>
          </table:table-cell>
        </table:table-row>
        <table:table-row table:style-name="ro1">
          <table:table-cell/>
          <table:table-cell office:value-type="string">
            <text:p>group name</text:p>
          </table:table-cell>
          <table:table-cell office:value-type="string">
            <text:p>nazwa grupy</text:p>
          </table:table-cell>
        </table:table-row>
        <table:table-row table:style-name="ro1">
          <table:table-cell/>
          <table:table-cell office:value-type="string">
            <text:p>group title</text:p>
          </table:table-cell>
          <table:table-cell office:value-type="string">
            <text:p>tytuł grupy</text:p>
          </table:table-cell>
        </table:table-row>
        <table:table-row table:style-name="ro1">
          <table:table-cell/>
          <table:table-cell office:value-type="string">
            <text:p>group view definition</text:p>
          </table:table-cell>
          <table:table-cell office:value-type="string">
            <text:p>definicja widoku grupy</text:p>
          </table:table-cell>
        </table:table-row>
        <table:table-row table:style-name="ro1">
          <table:table-cell/>
          <table:table-cell office:value-type="string">
            <text:p>group</text:p>
          </table:table-cell>
          <table:table-cell office:value-type="string">
            <text:p>grupa</text:p>
          </table:table-cell>
        </table:table-row>
        <table:table-row table:style-name="ro1">
          <table:table-cell/>
          <table:table-cell office:value-type="string">
            <text:p>groups</text:p>
          </table:table-cell>
          <table:table-cell office:value-type="string">
            <text:p>grupy</text:p>
          </table:table-cell>
        </table:table-row>
        <table:table-row table:style-name="ro1">
          <table:table-cell/>
          <table:table-cell office:value-type="string">
            <text:p>guest participant</text:p>
          </table:table-cell>
          <table:table-cell office:value-type="string">
            <text:p>uczestnik - gość</text:p>
          </table:table-cell>
        </table:table-row>
        <table:table-row table:style-name="ro1">
          <table:table-cell/>
          <table:table-cell office:value-type="string">
            <text:p>guest user name</text:p>
          </table:table-cell>
          <table:table-cell office:value-type="string">
            <text:p>nazwa użytkownika gościa</text:p>
          </table:table-cell>
        </table:table-row>
        <table:table-row table:style-name="ro1">
          <table:table-cell/>
          <table:table-cell office:value-type="string">
            <text:p>guest workspace</text:p>
          </table:table-cell>
          <table:table-cell office:value-type="string">
            <text:p>obszar roboczy gościa</text:p>
          </table:table-cell>
        </table:table-row>
        <table:table-row table:style-name="ro1">
          <table:table-cell/>
          <table:table-cell office:value-type="string">
            <text:p>guestbook signature</text:p>
          </table:table-cell>
          <table:table-cell office:value-type="string">
            <text:p>podpis w księdze gości</text:p>
          </table:table-cell>
        </table:table-row>
        <table:table-row table:style-name="ro1">
          <table:table-cell/>
          <table:table-cell office:value-type="string">
            <text:p>guestbook summary</text:p>
          </table:table-cell>
          <table:table-cell office:value-type="string">
            <text:p>podsumowanie konfiguracji księgi gości</text:p>
          </table:table-cell>
        </table:table-row>
        <table:table-row table:style-name="ro1">
          <table:table-cell/>
          <table:table-cell office:value-type="string">
            <text:p>guestbook view style</text:p>
          </table:table-cell>
          <table:table-cell office:value-type="string">
            <text:p>styl widoku księgi gości</text:p>
          </table:table-cell>
        </table:table-row>
        <table:table-row table:style-name="ro1">
          <table:table-cell/>
          <table:table-cell office:value-type="string">
            <text:p>guestbook</text:p>
          </table:table-cell>
          <table:table-cell office:value-type="string">
            <text:p>księga gości</text:p>
          </table:table-cell>
        </table:table-row>
        <table:table-row table:style-name="ro1">
          <table:table-cell/>
          <table:table-cell office:value-type="string">
            <text:p>guest</text:p>
          </table:table-cell>
          <table:table-cell office:value-type="string">
            <text:p>gość</text:p>
          </table:table-cell>
        </table:table-row>
        <table:table-row table:style-name="ro1">
          <table:table-cell/>
          <table:table-cell office:value-type="string">
            <text:p>help</text:p>
          </table:table-cell>
          <table:table-cell office:value-type="string">
            <text:p>pomoc</text:p>
          </table:table-cell>
        </table:table-row>
        <table:table-row table:style-name="ro1">
          <table:table-cell/>
          <table:table-cell office:value-type="string">
            <text:p>hidden field</text:p>
          </table:table-cell>
          <table:table-cell office:value-type="string">
            <text:p>pole ukryte</text:p>
          </table:table-cell>
        </table:table-row>
        <table:table-row table:style-name="ro1">
          <table:table-cell/>
          <table:table-cell office:value-type="string">
            <text:p>hide accessory panel</text:p>
          </table:table-cell>
          <table:table-cell office:value-type="string">
            <text:p>ukryj panel dodatkowy</text:p>
          </table:table-cell>
        </table:table-row>
        <table:table-row table:style-name="ro1">
          <table:table-cell/>
          <table:table-cell office:value-type="string">
            <text:p>hide details</text:p>
          </table:table-cell>
          <table:table-cell office:value-type="string">
            <text:p>ukryj szczegóły</text:p>
          </table:table-cell>
        </table:table-row>
        <table:table-row table:style-name="ro1">
          <table:table-cell/>
          <table:table-cell office:value-type="string">
            <text:p>hide options</text:p>
          </table:table-cell>
          <table:table-cell office:value-type="string">
            <text:p>ukryj opcje</text:p>
          </table:table-cell>
        </table:table-row>
        <table:table-row table:style-name="ro1">
          <table:table-cell/>
          <table:table-cell office:value-type="string">
            <text:p>hide sidebar</text:p>
          </table:table-cell>
          <table:table-cell office:value-type="string">
            <text:p>ukryj panel boczny</text:p>
          </table:table-cell>
        </table:table-row>
        <table:table-row table:style-name="ro1">
          <table:table-cell/>
          <table:table-cell office:value-type="string">
            <text:p>hide the footer</text:p>
          </table:table-cell>
          <table:table-cell office:value-type="string">
            <text:p>ukryj stopkę</text:p>
          </table:table-cell>
        </table:table-row>
        <table:table-row table:style-name="ro1">
          <table:table-cell/>
          <table:table-cell office:value-type="string">
            <text:p>hide the masthead</text:p>
          </table:table-cell>
          <table:table-cell office:value-type="string">
            <text:p>ukryj nagłówek</text:p>
          </table:table-cell>
        </table:table-row>
        <table:table-row table:style-name="ro1">
          <table:table-cell/>
          <table:table-cell office:value-type="string">
            <text:p>hide the sidebar</text:p>
          </table:table-cell>
          <table:table-cell office:value-type="string">
            <text:p>ukryj panel boczny</text:p>
          </table:table-cell>
        </table:table-row>
        <table:table-row table:style-name="ro1">
          <table:table-cell/>
          <table:table-cell office:value-type="string">
            <text:p>hide this menu</text:p>
          </table:table-cell>
          <table:table-cell office:value-type="string">
            <text:p>ukryj to menu</text:p>
          </table:table-cell>
        </table:table-row>
        <table:table-row table:style-name="ro1">
          <table:table-cell/>
          <table:table-cell office:value-type="string">
            <text:p>hide</text:p>
          </table:table-cell>
          <table:table-cell office:value-type="string">
            <text:p>ukryj</text:p>
          </table:table-cell>
        </table:table-row>
        <table:table-row table:style-name="ro1">
          <table:table-cell/>
          <table:table-cell office:value-type="string">
            <text:p>high</text:p>
          </table:table-cell>
          <table:table-cell office:value-type="string">
            <text:p>wysoki</text:p>
          </table:table-cell>
        </table:table-row>
        <table:table-row table:style-name="ro1">
          <table:table-cell/>
          <table:table-cell office:value-type="string">
            <text:p>home workspace</text:p>
          </table:table-cell>
          <table:table-cell office:value-type="string">
            <text:p>domowy obszar roboczy</text:p>
          </table:table-cell>
        </table:table-row>
        <table:table-row table:style-name="ro1">
          <table:table-cell/>
          <table:table-cell office:value-type="string">
            <text:p>home</text:p>
          </table:table-cell>
          <table:table-cell office:value-type="string">
            <text:p>początek</text:p>
          </table:table-cell>
        </table:table-row>
        <table:table-row table:style-name="ro1">
          <table:table-cell/>
          <table:table-cell office:value-type="string">
            <text:p>horizontal</text:p>
          </table:table-cell>
          <table:table-cell office:value-type="string">
            <text:p>poziomo</text:p>
          </table:table-cell>
        </table:table-row>
        <table:table-row table:style-name="ro1">
          <table:table-cell/>
          <table:table-cell office:value-type="string">
            <text:p>hours</text:p>
          </table:table-cell>
          <table:table-cell office:value-type="string">
            <text:p>godziny</text:p>
          </table:table-cell>
        </table:table-row>
        <table:table-row table:style-name="ro1">
          <table:table-cell/>
          <table:table-cell office:value-type="string">
            <text:p>html bottom</text:p>
          </table:table-cell>
          <table:table-cell office:value-type="string">
            <text:p>html - dół</text:p>
          </table:table-cell>
        </table:table-row>
        <table:table-row table:style-name="ro1">
          <table:table-cell/>
          <table:table-cell office:value-type="string">
            <text:p>html conversion error</text:p>
          </table:table-cell>
          <table:table-cell office:value-type="string">
            <text:p>błąd konwersji html</text:p>
          </table:table-cell>
        </table:table-row>
        <table:table-row table:style-name="ro1">
          <table:table-cell/>
          <table:table-cell office:value-type="string">
            <text:p>html top</text:p>
          </table:table-cell>
          <table:table-cell office:value-type="string">
            <text:p>html - góra</text:p>
          </table:table-cell>
        </table:table-row>
        <table:table-row table:style-name="ro1">
          <table:table-cell/>
          <table:table-cell office:value-type="string">
            <text:p>html</text:p>
          </table:table-cell>
          <table:table-cell office:value-type="string">
            <text:p>html</text:p>
          </table:table-cell>
        </table:table-row>
        <table:table-row table:style-name="ro1">
          <table:table-cell/>
          <table:table-cell office:value-type="string">
            <text:p>i accept</text:p>
          </table:table-cell>
          <table:table-cell office:value-type="string">
            <text:p>akceptuję</text:p>
          </table:table-cell>
        </table:table-row>
        <table:table-row table:style-name="ro1">
          <table:table-cell/>
          <table:table-cell office:value-type="string">
            <text:p>i decline</text:p>
          </table:table-cell>
          <table:table-cell office:value-type="string">
            <text:p>odrzucam</text:p>
          </table:table-cell>
        </table:table-row>
        <table:table-row table:style-name="ro1">
          <table:table-cell/>
          <table:table-cell office:value-type="string">
            <text:p>ical url</text:p>
          </table:table-cell>
          <table:table-cell office:value-type="string">
            <text:p>adres url ical</text:p>
          </table:table-cell>
        </table:table-row>
        <table:table-row table:style-name="ro1">
          <table:table-cell/>
          <table:table-cell office:value-type="string">
            <text:p>ical</text:p>
          </table:table-cell>
          <table:table-cell office:value-type="string">
            <text:p>ical</text:p>
          </table:table-cell>
        </table:table-row>
        <table:table-row table:style-name="ro1">
          <table:table-cell/>
          <table:table-cell office:value-type="string">
            <text:p>icon selection</text:p>
          </table:table-cell>
          <table:table-cell office:value-type="string">
            <text:p>wybór ikony</text:p>
          </table:table-cell>
        </table:table-row>
        <table:table-row table:style-name="ro1">
          <table:table-cell/>
          <table:table-cell office:value-type="string">
            <text:p>icon</text:p>
          </table:table-cell>
          <table:table-cell office:value-type="string">
            <text:p>ikona</text:p>
          </table:table-cell>
        </table:table-row>
        <table:table-row table:style-name="ro1">
          <table:table-cell/>
          <table:table-cell table:number-columns-repeated="2" office:value-type="string">
            <text:p>id</text:p>
          </table:table-cell>
        </table:table-row>
        <table:table-row table:style-name="ro1">
          <table:table-cell/>
          <table:table-cell office:value-type="string">
            <text:p>iframe url</text:p>
          </table:table-cell>
          <table:table-cell office:value-type="string">
            <text:p>adres url dla elementu iframe</text:p>
          </table:table-cell>
        </table:table-row>
        <table:table-row table:style-name="ro1">
          <table:table-cell/>
          <table:table-cell office:value-type="string">
            <text:p>im window</text:p>
          </table:table-cell>
          <table:table-cell office:value-type="string">
            <text:p>okno komunikatora internetowego</text:p>
          </table:table-cell>
        </table:table-row>
        <table:table-row table:style-name="ro1">
          <table:table-cell/>
          <table:table-cell office:value-type="string">
            <text:p>image file</text:p>
          </table:table-cell>
          <table:table-cell office:value-type="string">
            <text:p>plik obrazu</text:p>
          </table:table-cell>
        </table:table-row>
        <table:table-row table:style-name="ro1">
          <table:table-cell/>
          <table:table-cell office:value-type="string">
            <text:p>image name</text:p>
          </table:table-cell>
          <table:table-cell office:value-type="string">
            <text:p>nazwa obrazu</text:p>
          </table:table-cell>
        </table:table-row>
        <table:table-row table:style-name="ro1">
          <table:table-cell/>
          <table:table-cell office:value-type="string">
            <text:p>image size</text:p>
          </table:table-cell>
          <table:table-cell office:value-type="string">
            <text:p>rozmiar obrazu</text:p>
          </table:table-cell>
        </table:table-row>
        <table:table-row table:style-name="ro1">
          <table:table-cell/>
          <table:table-cell office:value-type="string">
            <text:p>immediate transition</text:p>
          </table:table-cell>
          <table:table-cell office:value-type="string">
            <text:p>przejście natychmiastowe</text:p>
          </table:table-cell>
        </table:table-row>
        <table:table-row table:style-name="ro1">
          <table:table-cell/>
          <table:table-cell office:value-type="string">
            <text:p>import calendar</text:p>
          </table:table-cell>
          <table:table-cell office:value-type="string">
            <text:p>import kalendarza</text:p>
          </table:table-cell>
        </table:table-row>
        <table:table-row table:style-name="ro1">
          <table:table-cell/>
          <table:table-cell office:value-type="string">
            <text:p>import definitions</text:p>
          </table:table-cell>
          <table:table-cell office:value-type="string">
            <text:p>import definicji</text:p>
          </table:table-cell>
        </table:table-row>
        <table:table-row table:style-name="ro1">
          <table:table-cell/>
          <table:table-cell office:value-type="string">
            <text:p>import from file</text:p>
          </table:table-cell>
          <table:table-cell office:value-type="string">
            <text:p>import z pliku</text:p>
          </table:table-cell>
        </table:table-row>
        <table:table-row table:style-name="ro1">
          <table:table-cell/>
          <table:table-cell office:value-type="string">
            <text:p>import profiles</text:p>
          </table:table-cell>
          <table:table-cell office:value-type="string">
            <text:p>import profilów</text:p>
          </table:table-cell>
        </table:table-row>
        <table:table-row table:style-name="ro1">
          <table:table-cell/>
          <table:table-cell office:value-type="string">
            <text:p>import public definitions</text:p>
          </table:table-cell>
          <table:table-cell office:value-type="string">
            <text:p>import definicji publicznych</text:p>
          </table:table-cell>
        </table:table-row>
        <table:table-row table:style-name="ro1">
          <table:table-cell/>
          <table:table-cell office:value-type="string">
            <text:p>import tasks</text:p>
          </table:table-cell>
          <table:table-cell office:value-type="string">
            <text:p>import zadań</text:p>
          </table:table-cell>
        </table:table-row>
        <table:table-row table:style-name="ro1">
          <table:table-cell/>
          <table:table-cell office:value-type="string">
            <text:p>import templates</text:p>
          </table:table-cell>
          <table:table-cell office:value-type="string">
            <text:p>import szablonów</text:p>
          </table:table-cell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importowanie</text:p>
          </table:table-cell>
        </table:table-row>
        <table:table-row table:style-name="ro1">
          <table:table-cell/>
          <table:table-cell office:value-type="string">
            <text:p>in process</text:p>
          </table:table-cell>
          <table:table-cell office:value-type="string">
            <text:p>w trakcie</text:p>
          </table:table-cell>
        </table:table-row>
        <table:table-row table:style-name="ro1">
          <table:table-cell/>
          <table:table-cell office:value-type="string">
            <text:p>in synch</text:p>
          </table:table-cell>
          <table:table-cell office:value-type="string">
            <text:p>zsynchronizowany</text:p>
          </table:table-cell>
        </table:table-row>
        <table:table-row table:style-name="ro1">
          <table:table-cell/>
          <table:table-cell office:value-type="string">
            <text:p>inbox</text:p>
          </table:table-cell>
          <table:table-cell office:value-type="string">
            <text:p>odebrane</text:p>
          </table:table-cell>
        </table:table-row>
        <table:table-row table:style-name="ro1">
          <table:table-cell/>
          <table:table-cell office:value-type="string">
            <text:p>include attachments</text:p>
          </table:table-cell>
          <table:table-cell office:value-type="string">
            <text:p>dołącz załączniki</text:p>
          </table:table-cell>
        </table:table-row>
        <table:table-row table:style-name="ro1">
          <table:table-cell/>
          <table:table-cell office:value-type="string">
            <text:p>incoming addresses</text:p>
          </table:table-cell>
          <table:table-cell office:value-type="string">
            <text:p>adresy przychodzące</text:p>
          </table:table-cell>
        </table:table-row>
        <table:table-row table:style-name="ro1">
          <table:table-cell/>
          <table:table-cell office:value-type="string">
            <text:p>index</text:p>
          </table:table-cell>
          <table:table-cell office:value-type="string">
            <text:p>indeks</text:p>
          </table:table-cell>
        </table:table-row>
        <table:table-row table:style-name="ro1">
          <table:table-cell/>
          <table:table-cell office:value-type="string">
            <text:p>individual messages</text:p>
          </table:table-cell>
          <table:table-cell office:value-type="string">
            <text:p>indywidualne wiadomości</text:p>
          </table:table-cell>
        </table:table-row>
        <table:table-row table:style-name="ro1">
          <table:table-cell/>
          <table:table-cell table:number-columns-repeated="2" office:value-type="string">
            <text:p>info</text:p>
          </table:table-cell>
        </table:table-row>
        <table:table-row table:style-name="ro1">
          <table:table-cell/>
          <table:table-cell office:value-type="string">
            <text:p>inherited team members</text:p>
          </table:table-cell>
          <table:table-cell office:value-type="string">
            <text:p>dziedziczeni członkowie zespołu</text:p>
          </table:table-cell>
        </table:table-row>
        <table:table-row table:style-name="ro1">
          <table:table-cell/>
          <table:table-cell office:value-type="string">
            <text:p>initial setting</text:p>
          </table:table-cell>
          <table:table-cell office:value-type="string">
            <text:p>ustawienie początkowe</text:p>
          </table:table-cell>
        </table:table-row>
        <table:table-row table:style-name="ro1">
          <table:table-cell/>
          <table:table-cell office:value-type="string">
            <text:p>initial state</text:p>
          </table:table-cell>
          <table:table-cell office:value-type="string">
            <text:p>stan początkowy</text:p>
          </table:table-cell>
        </table:table-row>
        <table:table-row table:style-name="ro1">
          <table:table-cell/>
          <table:table-cell office:value-type="string">
            <text:p>inline</text:p>
          </table:table-cell>
          <table:table-cell office:value-type="string">
            <text:p>w treści</text:p>
          </table:table-cell>
        </table:table-row>
        <table:table-row table:style-name="ro1">
          <table:table-cell/>
          <table:table-cell office:value-type="string">
            <text:p>insert teaming link</text:p>
          </table:table-cell>
          <table:table-cell office:value-type="string">
            <text:p>wstaw odnośnik teaming</text:p>
          </table:table-cell>
        </table:table-row>
        <table:table-row table:style-name="ro1">
          <table:table-cell/>
          <table:table-cell office:value-type="string">
            <text:p>insert</text:p>
          </table:table-cell>
          <table:table-cell office:value-type="string">
            <text:p>wstaw</text:p>
          </table:table-cell>
        </table:table-row>
        <table:table-row table:style-name="ro1">
          <table:table-cell/>
          <table:table-cell office:value-type="string">
            <text:p>installation guide</text:p>
          </table:table-cell>
          <table:table-cell office:value-type="string">
            <text:p>instrukcje instalacji</text:p>
          </table:table-cell>
        </table:table-row>
        <table:table-row table:style-name="ro1">
          <table:table-cell/>
          <table:table-cell office:value-type="string">
            <text:p>instant</text:p>
          </table:table-cell>
          <table:table-cell office:value-type="string">
            <text:p>błyskawiczny</text:p>
          </table:table-cell>
        </table:table-row>
        <table:table-row table:style-name="ro1">
          <table:table-cell/>
          <table:table-cell office:value-type="string">
            <text:p>internal id</text:p>
          </table:table-cell>
          <table:table-cell office:value-type="string">
            <text:p>wewnętrzny id</text:p>
          </table:table-cell>
        </table:table-row>
        <table:table-row table:style-name="ro1">
          <table:table-cell/>
          <table:table-cell office:value-type="string">
            <text:p>internal webdav server</text:p>
          </table:table-cell>
          <table:table-cell office:value-type="string">
            <text:p>wewnętrzny serwer webdav</text:p>
          </table:table-cell>
        </table:table-row>
        <table:table-row table:style-name="ro1">
          <table:table-cell/>
          <table:table-cell office:value-type="string">
            <text:p>invalid password</text:p>
          </table:table-cell>
          <table:table-cell office:value-type="string">
            <text:p>nieprawidłowe hasło</text:p>
          </table:table-cell>
        </table:table-row>
        <table:table-row table:style-name="ro1">
          <table:table-cell/>
          <table:table-cell office:value-type="string">
            <text:p>invitees</text:p>
          </table:table-cell>
          <table:table-cell office:value-type="string">
            <text:p>zaproszeni</text:p>
          </table:table-cell>
        </table:table-row>
        <table:table-row table:style-name="ro1">
          <table:table-cell/>
          <table:table-cell office:value-type="string">
            <text:p>is away</text:p>
          </table:table-cell>
          <table:table-cell office:value-type="string">
            <text:p>jest nieobecny</text:p>
          </table:table-cell>
        </table:table-row>
        <table:table-row table:style-name="ro1">
          <table:table-cell/>
          <table:table-cell office:value-type="string">
            <text:p>is offline</text:p>
          </table:table-cell>
          <table:table-cell office:value-type="string">
            <text:p>nie jest połączony</text:p>
          </table:table-cell>
        </table:table-row>
        <table:table-row table:style-name="ro1">
          <table:table-cell/>
          <table:table-cell office:value-type="string">
            <text:p>is online</text:p>
          </table:table-cell>
          <table:table-cell office:value-type="string">
            <text:p>jest połączony</text:p>
          </table:table-cell>
        </table:table-row>
        <table:table-row table:style-name="ro1">
          <table:table-cell/>
          <table:table-cell office:value-type="string">
            <text:p>item type</text:p>
          </table:table-cell>
          <table:table-cell office:value-type="string">
            <text:p>typ elementu</text:p>
          </table:table-cell>
        </table:table-row>
        <table:table-row table:style-name="ro1">
          <table:table-cell/>
          <table:table-cell office:value-type="string">
            <text:p>jackrabbit jcr</text:p>
          </table:table-cell>
          <table:table-cell office:value-type="string">
            <text:p>jackrabbit jcr</text:p>
          </table:table-cell>
        </table:table-row>
        <table:table-row table:style-name="ro1">
          <table:table-cell/>
          <table:table-cell office:value-type="string">
            <text:p>jan</text:p>
          </table:table-cell>
          <table:table-cell office:value-type="string">
            <text:p>sty</text:p>
          </table:table-cell>
        </table:table-row>
        <table:table-row table:style-name="ro1">
          <table:table-cell/>
          <table:table-cell office:value-type="string">
            <text:p>january</text:p>
          </table:table-cell>
          <table:table-cell office:value-type="string">
            <text:p>styczeń</text:p>
          </table:table-cell>
        </table:table-row>
        <table:table-row table:style-name="ro1">
          <table:table-cell/>
          <table:table-cell office:value-type="string">
            <text:p>job processing agent</text:p>
          </table:table-cell>
          <table:table-cell office:value-type="string">
            <text:p>agent przetwarzania zadań</text:p>
          </table:table-cell>
        </table:table-row>
        <table:table-row table:style-name="ro1">
          <table:table-cell/>
          <table:table-cell office:value-type="string">
            <text:p>join with</text:p>
          </table:table-cell>
          <table:table-cell office:value-type="string">
            <text:p>dołącz do</text:p>
          </table:table-cell>
        </table:table-row>
        <table:table-row table:style-name="ro1">
          <table:table-cell/>
          <table:table-cell office:value-type="string">
            <text:p>jul</text:p>
          </table:table-cell>
          <table:table-cell office:value-type="string">
            <text:p>lip</text:p>
          </table:table-cell>
        </table:table-row>
        <table:table-row table:style-name="ro1">
          <table:table-cell/>
          <table:table-cell office:value-type="string">
            <text:p>july</text:p>
          </table:table-cell>
          <table:table-cell office:value-type="string">
            <text:p>lipiec</text:p>
          </table:table-cell>
        </table:table-row>
        <table:table-row table:style-name="ro1">
          <table:table-cell/>
          <table:table-cell office:value-type="string">
            <text:p>jun</text:p>
          </table:table-cell>
          <table:table-cell office:value-type="string">
            <text:p>cze</text:p>
          </table:table-cell>
        </table:table-row>
        <table:table-row table:style-name="ro1">
          <table:table-cell/>
          <table:table-cell office:value-type="string">
            <text:p>june</text:p>
          </table:table-cell>
          <table:table-cell office:value-type="string">
            <text:p>czerwiec</text:p>
          </table:table-cell>
        </table:table-row>
        <table:table-row table:style-name="ro1">
          <table:table-cell/>
          <table:table-cell office:value-type="string">
            <text:p>landing page layout</text:p>
          </table:table-cell>
          <table:table-cell office:value-type="string">
            <text:p>układ strony docelowej</text:p>
          </table:table-cell>
        </table:table-row>
        <table:table-row table:style-name="ro1">
          <table:table-cell/>
          <table:table-cell office:value-type="string">
            <text:p>landing page</text:p>
          </table:table-cell>
          <table:table-cell office:value-type="string">
            <text:p>strona docelowa</text:p>
          </table:table-cell>
        </table:table-row>
        <table:table-row table:style-name="ro1">
          <table:table-cell/>
          <table:table-cell office:value-type="string">
            <text:p>last activity</text:p>
          </table:table-cell>
          <table:table-cell office:value-type="string">
            <text:p>ostatnia czynność</text:p>
          </table:table-cell>
        </table:table-row>
        <table:table-row table:style-name="ro1">
          <table:table-cell/>
          <table:table-cell office:value-type="string">
            <text:p>last entry</text:p>
          </table:table-cell>
          <table:table-cell office:value-type="string">
            <text:p>ostatni wpis</text:p>
          </table:table-cell>
        </table:table-row>
        <table:table-row table:style-name="ro1">
          <table:table-cell/>
          <table:table-cell office:value-type="string">
            <text:p>last login</text:p>
          </table:table-cell>
          <table:table-cell office:value-type="string">
            <text:p>ostatnie logowanie</text:p>
          </table:table-cell>
        </table:table-row>
        <table:table-row table:style-name="ro1">
          <table:table-cell/>
          <table:table-cell office:value-type="string">
            <text:p>last modification date</text:p>
          </table:table-cell>
          <table:table-cell office:value-type="string">
            <text:p>data ostatniej modyfikacji</text:p>
          </table:table-cell>
        </table:table-row>
        <table:table-row table:style-name="ro1">
          <table:table-cell/>
          <table:table-cell office:value-type="string">
            <text:p>last name</text:p>
          </table:table-cell>
          <table:table-cell office:value-type="string">
            <text:p>nazwisko</text:p>
          </table:table-cell>
        </table:table-row>
        <table:table-row table:style-name="ro1">
          <table:table-cell/>
          <table:table-cell office:value-type="string">
            <text:p>last</text:p>
          </table:table-cell>
          <table:table-cell office:value-type="string">
            <text:p>ostatni</text:p>
          </table:table-cell>
        </table:table-row>
        <table:table-row table:style-name="ro1">
          <table:table-cell/>
          <table:table-cell office:value-type="string">
            <text:p>layout options</text:p>
          </table:table-cell>
          <table:table-cell office:value-type="string">
            <text:p>opcje układu</text:p>
          </table:table-cell>
        </table:table-row>
        <table:table-row table:style-name="ro1">
          <table:table-cell/>
          <table:table-cell office:value-type="string">
            <text:p>layout</text:p>
          </table:table-cell>
          <table:table-cell office:value-type="string">
            <text:p>struktura</text:p>
          </table:table-cell>
        </table:table-row>
        <table:table-row table:style-name="ro1">
          <table:table-cell/>
          <table:table-cell office:value-type="string">
            <text:p>ldap context error</text:p>
          </table:table-cell>
          <table:table-cell office:value-type="string">
            <text:p>błąd składni ldap</text:p>
          </table:table-cell>
        </table:table-row>
        <table:table-row table:style-name="ro1">
          <table:table-cell/>
          <table:table-cell office:value-type="string">
            <text:p>ldap server url</text:p>
          </table:table-cell>
          <table:table-cell office:value-type="string">
            <text:p>adres url serwera ldap</text:p>
          </table:table-cell>
        </table:table-row>
        <table:table-row table:style-name="ro1">
          <table:table-cell/>
          <table:table-cell office:value-type="string">
            <text:p>ldap synchronization results</text:p>
          </table:table-cell>
          <table:table-cell office:value-type="string">
            <text:p>wyniki synchronizacji ldap</text:p>
          </table:table-cell>
        </table:table-row>
        <table:table-row table:style-name="ro1">
          <table:table-cell/>
          <table:table-cell office:value-type="string">
            <text:p>least</text:p>
          </table:table-cell>
          <table:table-cell office:value-type="string">
            <text:p>najniższy</text:p>
          </table:table-cell>
        </table:table-row>
        <table:table-row table:style-name="ro1">
          <table:table-cell/>
          <table:table-cell office:value-type="string">
            <text:p>leave blank</text:p>
          </table:table-cell>
          <table:table-cell office:value-type="string">
            <text:p>pozostaw puste</text:p>
          </table:table-cell>
        </table:table-row>
        <table:table-row table:style-name="ro1">
          <table:table-cell/>
          <table:table-cell office:value-type="string">
            <text:p>left aligned</text:p>
          </table:table-cell>
          <table:table-cell office:value-type="string">
            <text:p>wyrównane do lewej</text:p>
          </table:table-cell>
        </table:table-row>
        <table:table-row table:style-name="ro1">
          <table:table-cell/>
          <table:table-cell office:value-type="string">
            <text:p>left</text:p>
          </table:table-cell>
          <table:table-cell office:value-type="string">
            <text:p>lewo</text:p>
          </table:table-cell>
        </table:table-row>
        <table:table-row table:style-name="ro1">
          <table:table-cell/>
          <table:table-cell office:value-type="string">
            <text:p>legend</text:p>
          </table:table-cell>
          <table:table-cell office:value-type="string">
            <text:p>legenda</text:p>
          </table:table-cell>
        </table:table-row>
        <table:table-row table:style-name="ro1">
          <table:table-cell/>
          <table:table-cell office:value-type="string">
            <text:p>license has expired</text:p>
          </table:table-cell>
          <table:table-cell office:value-type="string">
            <text:p>ważność licencji wygasła</text:p>
          </table:table-cell>
        </table:table-row>
        <table:table-row table:style-name="ro1">
          <table:table-cell/>
          <table:table-cell office:value-type="string">
            <text:p>license report</text:p>
          </table:table-cell>
          <table:table-cell office:value-type="string">
            <text:p>raport dotyczący licencji</text:p>
          </table:table-cell>
        </table:table-row>
        <table:table-row table:style-name="ro1">
          <table:table-cell/>
          <table:table-cell office:value-type="string">
            <text:p>light</text:p>
          </table:table-cell>
          <table:table-cell office:value-type="string">
            <text:p>jasne</text:p>
          </table:table-cell>
        </table:table-row>
        <table:table-row table:style-name="ro1">
          <table:table-cell/>
          <table:table-cell office:value-type="string">
            <text:p>link title</text:p>
          </table:table-cell>
          <table:table-cell office:value-type="string">
            <text:p>tytuł odnośnika</text:p>
          </table:table-cell>
        </table:table-row>
        <table:table-row table:style-name="ro1">
          <table:table-cell/>
          <table:table-cell office:value-type="string">
            <text:p>link to folder</text:p>
          </table:table-cell>
          <table:table-cell office:value-type="string">
            <text:p>odnośnik do folderu</text:p>
          </table:table-cell>
        </table:table-row>
        <table:table-row table:style-name="ro1">
          <table:table-cell/>
          <table:table-cell office:value-type="string">
            <text:p>link</text:p>
          </table:table-cell>
          <table:table-cell office:value-type="string">
            <text:p>odnośnik</text:p>
          </table:table-cell>
        </table:table-row>
        <table:table-row table:style-name="ro1">
          <table:table-cell/>
          <table:table-cell office:value-type="string">
            <text:p>list title</text:p>
          </table:table-cell>
          <table:table-cell office:value-type="string">
            <text:p>tytuł listy</text:p>
          </table:table-cell>
        </table:table-row>
        <table:table-row table:style-name="ro1">
          <table:table-cell/>
          <table:table-cell office:value-type="string">
            <text:p>list truncated</text:p>
          </table:table-cell>
          <table:table-cell office:value-type="string">
            <text:p>lista obcięta</text:p>
          </table:table-cell>
        </table:table-row>
        <table:table-row table:style-name="ro1">
          <table:table-cell/>
          <table:table-cell office:value-type="string">
            <text:p>list</text:p>
          </table:table-cell>
          <table:table-cell office:value-type="string">
            <text:p>lista</text:p>
          </table:table-cell>
        </table:table-row>
        <table:table-row table:style-name="ro1">
          <table:table-cell/>
          <table:table-cell office:value-type="string">
            <text:p>loading files</text:p>
          </table:table-cell>
          <table:table-cell office:value-type="string">
            <text:p>wczytywanie plików</text:p>
          </table:table-cell>
        </table:table-row>
        <table:table-row table:style-name="ro1">
          <table:table-cell/>
          <table:table-cell office:value-type="string">
            <text:p>local definitions</text:p>
          </table:table-cell>
          <table:table-cell office:value-type="string">
            <text:p>definicje lokalne</text:p>
          </table:table-cell>
        </table:table-row>
        <table:table-row table:style-name="ro1">
          <table:table-cell/>
          <table:table-cell office:value-type="string">
            <text:p>local user accounts</text:p>
          </table:table-cell>
          <table:table-cell office:value-type="string">
            <text:p>konta użytkowników lokalnych</text:p>
          </table:table-cell>
        </table:table-row>
        <table:table-row table:style-name="ro1">
          <table:table-cell/>
          <table:table-cell office:value-type="string">
            <text:p>locale</text:p>
          </table:table-cell>
          <table:table-cell office:value-type="string">
            <text:p>język</text:p>
          </table:table-cell>
        </table:table-row>
        <table:table-row table:style-name="ro1">
          <table:table-cell/>
          <table:table-cell office:value-type="string">
            <text:p>location</text:p>
          </table:table-cell>
          <table:table-cell office:value-type="string">
            <text:p>położenie</text:p>
          </table:table-cell>
        </table:table-row>
        <table:table-row table:style-name="ro1">
          <table:table-cell/>
          <table:table-cell office:value-type="string">
            <text:p>login date</text:p>
          </table:table-cell>
          <table:table-cell office:value-type="string">
            <text:p>data logowania</text:p>
          </table:table-cell>
        </table:table-row>
        <table:table-row table:style-name="ro1">
          <table:table-cell/>
          <table:table-cell office:value-type="string">
            <text:p>login report</text:p>
          </table:table-cell>
          <table:table-cell office:value-type="string">
            <text:p>raport z logowania</text:p>
          </table:table-cell>
        </table:table-row>
        <table:table-row table:style-name="ro1">
          <table:table-cell/>
          <table:table-cell table:number-columns-repeated="2" office:value-type="string">
            <text:p>login</text:p>
          </table:table-cell>
        </table:table-row>
        <table:table-row table:style-name="ro1">
          <table:table-cell/>
          <table:table-cell office:value-type="string">
            <text:p>low</text:p>
          </table:table-cell>
          <table:table-cell office:value-type="string">
            <text:p>niski</text:p>
          </table:table-cell>
        </table:table-row>
        <table:table-row table:style-name="ro1">
          <table:table-cell/>
          <table:table-cell office:value-type="string">
            <text:p>make a selection</text:p>
          </table:table-cell>
          <table:table-cell office:value-type="string">
            <text:p>\--dokonaj wyboru--</text:p>
          </table:table-cell>
        </table:table-row>
        <table:table-row table:style-name="ro1">
          <table:table-cell/>
          <table:table-cell office:value-type="string">
            <text:p>manage accessory panel</text:p>
          </table:table-cell>
          <table:table-cell office:value-type="string">
            <text:p>zarządzanie panelem dodatkowym</text:p>
          </table:table-cell>
        </table:table-row>
        <table:table-row table:style-name="ro1">
          <table:table-cell/>
          <table:table-cell office:value-type="string">
            <text:p>manage application groups</text:p>
          </table:table-cell>
          <table:table-cell office:value-type="string">
            <text:p>zarządzanie grupami aplikacji</text:p>
          </table:table-cell>
        </table:table-row>
        <table:table-row table:style-name="ro1">
          <table:table-cell/>
          <table:table-cell office:value-type="string">
            <text:p>manage applications</text:p>
          </table:table-cell>
          <table:table-cell office:value-type="string">
            <text:p>zarządzanie aplikacjami</text:p>
          </table:table-cell>
        </table:table-row>
        <table:table-row table:style-name="ro1">
          <table:table-cell/>
          <table:table-cell office:value-type="string">
            <text:p>manage community tags</text:p>
          </table:table-cell>
          <table:table-cell office:value-type="string">
            <text:p>zarządzanie znacznikami wspólnymi</text:p>
          </table:table-cell>
        </table:table-row>
        <table:table-row table:style-name="ro1">
          <table:table-cell/>
          <table:table-cell office:value-type="string">
            <text:p>manage groups</text:p>
          </table:table-cell>
          <table:table-cell office:value-type="string">
            <text:p>zarządzanie grupami</text:p>
          </table:table-cell>
        </table:table-row>
        <table:table-row table:style-name="ro1">
          <table:table-cell/>
          <table:table-cell office:value-type="string">
            <text:p>manage license</text:p>
          </table:table-cell>
          <table:table-cell office:value-type="string">
            <text:p>zarządzanie licencją</text:p>
          </table:table-cell>
        </table:table-row>
        <table:table-row table:style-name="ro1">
          <table:table-cell/>
          <table:table-cell office:value-type="string">
            <text:p>manage profiles</text:p>
          </table:table-cell>
          <table:table-cell office:value-type="string">
            <text:p>zarządzanie profilami</text:p>
          </table:table-cell>
        </table:table-row>
        <table:table-row table:style-name="ro1">
          <table:table-cell/>
          <table:table-cell office:value-type="string">
            <text:p>manage profile</text:p>
          </table:table-cell>
          <table:table-cell office:value-type="string">
            <text:p>zarządzanie profilem</text:p>
          </table:table-cell>
        </table:table-row>
        <table:table-row table:style-name="ro1">
          <table:table-cell/>
          <table:table-cell office:value-type="string">
            <text:p>manage team</text:p>
          </table:table-cell>
          <table:table-cell office:value-type="string">
            <text:p>zarządzanie zespołem</text:p>
          </table:table-cell>
        </table:table-row>
        <table:table-row table:style-name="ro1">
          <table:table-cell/>
          <table:table-cell office:value-type="string">
            <text:p>manage the folder</text:p>
          </table:table-cell>
          <table:table-cell office:value-type="string">
            <text:p>zarządzanie folderem</text:p>
          </table:table-cell>
        </table:table-row>
        <table:table-row table:style-name="ro1">
          <table:table-cell/>
          <table:table-cell office:value-type="string">
            <text:p>manage the workspace</text:p>
          </table:table-cell>
          <table:table-cell office:value-type="string">
            <text:p>zarządzanie obszarem roboczym</text:p>
          </table:table-cell>
        </table:table-row>
        <table:table-row table:style-name="ro1">
          <table:table-cell/>
          <table:table-cell office:value-type="string">
            <text:p>manage this target</text:p>
          </table:table-cell>
          <table:table-cell office:value-type="string">
            <text:p>zarządzanie tym celem</text:p>
          </table:table-cell>
        </table:table-row>
        <table:table-row table:style-name="ro1">
          <table:table-cell/>
          <table:table-cell office:value-type="string">
            <text:p>manage this template</text:p>
          </table:table-cell>
          <table:table-cell office:value-type="string">
            <text:p>zarządzanie tym szablonem</text:p>
          </table:table-cell>
        </table:table-row>
        <table:table-row table:style-name="ro1">
          <table:table-cell/>
          <table:table-cell office:value-type="string">
            <text:p>manage zones</text:p>
          </table:table-cell>
          <table:table-cell office:value-type="string">
            <text:p>zarządzanie strefami</text:p>
          </table:table-cell>
        </table:table-row>
        <table:table-row table:style-name="ro1">
          <table:table-cell/>
          <table:table-cell office:value-type="string">
            <text:p>manager</text:p>
          </table:table-cell>
          <table:table-cell office:value-type="string">
            <text:p>menedżer</text:p>
          </table:table-cell>
        </table:table-row>
        <table:table-row table:style-name="ro1">
          <table:table-cell/>
          <table:table-cell office:value-type="string">
            <text:p>manage</text:p>
          </table:table-cell>
          <table:table-cell office:value-type="string">
            <text:p>zarządzanie</text:p>
          </table:table-cell>
        </table:table-row>
        <table:table-row table:style-name="ro1">
          <table:table-cell/>
          <table:table-cell office:value-type="string">
            <text:p>manual transition</text:p>
          </table:table-cell>
          <table:table-cell office:value-type="string">
            <text:p>przejście ręczne</text:p>
          </table:table-cell>
        </table:table-row>
        <table:table-row table:style-name="ro1">
          <table:table-cell/>
          <table:table-cell office:value-type="string">
            <text:p>manually synchronize</text:p>
          </table:table-cell>
          <table:table-cell office:value-type="string">
            <text:p>synchronizacja ręczna</text:p>
          </table:table-cell>
        </table:table-row>
        <table:table-row table:style-name="ro1">
          <table:table-cell/>
          <table:table-cell office:value-type="string">
            <text:p>manual</text:p>
          </table:table-cell>
          <table:table-cell office:value-type="string">
            <text:p>ręczne</text:p>
          </table:table-cell>
        </table:table-row>
        <table:table-row table:style-name="ro1">
          <table:table-cell/>
          <table:table-cell office:value-type="string">
            <text:p>march</text:p>
          </table:table-cell>
          <table:table-cell office:value-type="string">
            <text:p>marzec</text:p>
          </table:table-cell>
        </table:table-row>
        <table:table-row table:style-name="ro1">
          <table:table-cell/>
          <table:table-cell office:value-type="string">
            <text:p>mark these read</text:p>
          </table:table-cell>
          <table:table-cell office:value-type="string">
            <text:p>oznacz te jako przeczytane</text:p>
          </table:table-cell>
        </table:table-row>
        <table:table-row table:style-name="ro1">
          <table:table-cell/>
          <table:table-cell table:number-columns-repeated="2" office:value-type="string">
            <text:p>mar</text:p>
          </table:table-cell>
        </table:table-row>
        <table:table-row table:style-name="ro1">
          <table:table-cell/>
          <table:table-cell office:value-type="string">
            <text:p>match all</text:p>
          </table:table-cell>
          <table:table-cell office:value-type="string">
            <text:p>zgodność wszystkich</text:p>
          </table:table-cell>
        </table:table-row>
        <table:table-row table:style-name="ro1">
          <table:table-cell/>
          <table:table-cell office:value-type="string">
            <text:p>match any</text:p>
          </table:table-cell>
          <table:table-cell office:value-type="string">
            <text:p>zgodność którejkolwiek</text:p>
          </table:table-cell>
        </table:table-row>
        <table:table-row table:style-name="ro1">
          <table:table-cell/>
          <table:table-cell office:value-type="string">
            <text:p>may</text:p>
          </table:table-cell>
          <table:table-cell office:value-type="string">
            <text:p>maj</text:p>
          </table:table-cell>
        </table:table-row>
        <table:table-row table:style-name="ro1">
          <table:table-cell/>
          <table:table-cell office:value-type="string">
            <text:p>medium</text:p>
          </table:table-cell>
          <table:table-cell office:value-type="string">
            <text:p>średni</text:p>
          </table:table-cell>
        </table:table-row>
        <table:table-row table:style-name="ro1">
          <table:table-cell/>
          <table:table-cell office:value-type="string">
            <text:p>meeting id</text:p>
          </table:table-cell>
          <table:table-cell office:value-type="string">
            <text:p>id spotkania</text:p>
          </table:table-cell>
        </table:table-row>
        <table:table-row table:style-name="ro1">
          <table:table-cell/>
          <table:table-cell office:value-type="string">
            <text:p>meetings held</text:p>
          </table:table-cell>
          <table:table-cell office:value-type="string">
            <text:p>odbyte spotkania</text:p>
          </table:table-cell>
        </table:table-row>
        <table:table-row table:style-name="ro1">
          <table:table-cell/>
          <table:table-cell office:value-type="string">
            <text:p>meeting</text:p>
          </table:table-cell>
          <table:table-cell office:value-type="string">
            <text:p>spotkanie</text:p>
          </table:table-cell>
        </table:table-row>
        <table:table-row table:style-name="ro1">
          <table:table-cell/>
          <table:table-cell office:value-type="string">
            <text:p>meet</text:p>
          </table:table-cell>
          <table:table-cell office:value-type="string">
            <text:p>spotkanie</text:p>
          </table:table-cell>
        </table:table-row>
        <table:table-row table:style-name="ro1">
          <table:table-cell/>
          <table:table-cell office:value-type="string">
            <text:p>me</text:p>
          </table:table-cell>
          <table:table-cell office:value-type="string">
            <text:p>ja</text:p>
          </table:table-cell>
        </table:table-row>
        <table:table-row table:style-name="ro1">
          <table:table-cell/>
          <table:table-cell office:value-type="string">
            <text:p>message</text:p>
          </table:table-cell>
          <table:table-cell office:value-type="string">
            <text:p>wiadomość</text:p>
          </table:table-cell>
        </table:table-row>
        <table:table-row table:style-name="ro1">
          <table:table-cell/>
          <table:table-cell office:value-type="string">
            <text:p>middle name</text:p>
          </table:table-cell>
          <table:table-cell office:value-type="string">
            <text:p>drugie imię</text:p>
          </table:table-cell>
        </table:table-row>
        <table:table-row table:style-name="ro1">
          <table:table-cell/>
          <table:table-cell office:value-type="string">
            <text:p>migration</text:p>
          </table:table-cell>
          <table:table-cell office:value-type="string">
            <text:p>migracja</text:p>
          </table:table-cell>
        </table:table-row>
        <table:table-row table:style-name="ro1">
          <table:table-cell/>
          <table:table-cell office:value-type="string">
            <text:p>milestone folder</text:p>
          </table:table-cell>
          <table:table-cell office:value-type="string">
            <text:p>folder kamieni milowych</text:p>
          </table:table-cell>
        </table:table-row>
        <table:table-row table:style-name="ro1">
          <table:table-cell/>
          <table:table-cell office:value-type="string">
            <text:p>milestone</text:p>
          </table:table-cell>
          <table:table-cell office:value-type="string">
            <text:p>kamień milowy</text:p>
          </table:table-cell>
        </table:table-row>
        <table:table-row table:style-name="ro1">
          <table:table-cell/>
          <table:table-cell office:value-type="string">
            <text:p>mini business card</text:p>
          </table:table-cell>
          <table:table-cell office:value-type="string">
            <text:p>miniwizytówka</text:p>
          </table:table-cell>
        </table:table-row>
        <table:table-row table:style-name="ro1">
          <table:table-cell/>
          <table:table-cell office:value-type="string">
            <text:p>minutes</text:p>
          </table:table-cell>
          <table:table-cell office:value-type="string">
            <text:p>minuty</text:p>
          </table:table-cell>
        </table:table-row>
        <table:table-row table:style-name="ro1">
          <table:table-cell/>
          <table:table-cell office:value-type="string">
            <text:p>mirrored file entry</text:p>
          </table:table-cell>
          <table:table-cell office:value-type="string">
            <text:p>wpis pliku lustrzanego</text:p>
          </table:table-cell>
        </table:table-row>
        <table:table-row table:style-name="ro1">
          <table:table-cell/>
          <table:table-cell office:value-type="string">
            <text:p>mirrored file folder</text:p>
          </table:table-cell>
          <table:table-cell office:value-type="string">
            <text:p>lustrzany folder plików</text:p>
          </table:table-cell>
        </table:table-row>
        <table:table-row table:style-name="ro1">
          <table:table-cell/>
          <table:table-cell office:value-type="string">
            <text:p>mobile home page</text:p>
          </table:table-cell>
          <table:table-cell office:value-type="string">
            <text:p>strona domowa urządzenia przenośnego</text:p>
          </table:table-cell>
        </table:table-row>
        <table:table-row table:style-name="ro1">
          <table:table-cell/>
          <table:table-cell office:value-type="string">
            <text:p>mobile login</text:p>
          </table:table-cell>
          <table:table-cell office:value-type="string">
            <text:p>login urządzenia przenośnego</text:p>
          </table:table-cell>
        </table:table-row>
        <table:table-row table:style-name="ro1">
          <table:table-cell/>
          <table:table-cell office:value-type="string">
            <text:p>mobile</text:p>
          </table:table-cell>
          <table:table-cell office:value-type="string">
            <text:p>tryb urządzeń przenośnych</text:p>
          </table:table-cell>
        </table:table-row>
        <table:table-row table:style-name="ro1">
          <table:table-cell/>
          <table:table-cell office:value-type="string">
            <text:p>modification date</text:p>
          </table:table-cell>
          <table:table-cell office:value-type="string">
            <text:p>data modyfikacji</text:p>
          </table:table-cell>
        </table:table-row>
        <table:table-row table:style-name="ro1">
          <table:table-cell/>
          <table:table-cell office:value-type="string">
            <text:p>modification dates</text:p>
          </table:table-cell>
          <table:table-cell office:value-type="string">
            <text:p>daty modyfikacji</text:p>
          </table:table-cell>
        </table:table-row>
        <table:table-row table:style-name="ro1">
          <table:table-cell/>
          <table:table-cell office:value-type="string">
            <text:p>modified by</text:p>
          </table:table-cell>
          <table:table-cell office:value-type="string">
            <text:p>zmodyfikowany przez</text:p>
          </table:table-cell>
        </table:table-row>
        <table:table-row table:style-name="ro1">
          <table:table-cell/>
          <table:table-cell office:value-type="string">
            <text:p>modified entry</text:p>
          </table:table-cell>
          <table:table-cell office:value-type="string">
            <text:p>wpis zmodyfikowany</text:p>
          </table:table-cell>
        </table:table-row>
        <table:table-row table:style-name="ro1">
          <table:table-cell/>
          <table:table-cell office:value-type="string">
            <text:p>modified</text:p>
          </table:table-cell>
          <table:table-cell office:value-type="string">
            <text:p>zmodyfikowany</text:p>
          </table:table-cell>
        </table:table-row>
        <table:table-row table:style-name="ro1">
          <table:table-cell/>
          <table:table-cell office:value-type="string">
            <text:p>modify access</text:p>
          </table:table-cell>
          <table:table-cell office:value-type="string">
            <text:p>modyfikuj dostęp</text:p>
          </table:table-cell>
        </table:table-row>
        <table:table-row table:style-name="ro1">
          <table:table-cell/>
          <table:table-cell office:value-type="string">
            <text:p>modify address</text:p>
          </table:table-cell>
          <table:table-cell office:value-type="string">
            <text:p>modyfikuj adres</text:p>
          </table:table-cell>
        </table:table-row>
        <table:table-row table:style-name="ro1">
          <table:table-cell/>
          <table:table-cell office:value-type="string">
            <text:p>modify comment</text:p>
          </table:table-cell>
          <table:table-cell office:value-type="string">
            <text:p>modyfikuj komentarz</text:p>
          </table:table-cell>
        </table:table-row>
        <table:table-row table:style-name="ro1">
          <table:table-cell/>
          <table:table-cell office:value-type="string">
            <text:p>modify date</text:p>
          </table:table-cell>
          <table:table-cell office:value-type="string">
            <text:p>data modyfikacji</text:p>
          </table:table-cell>
        </table:table-row>
        <table:table-row table:style-name="ro1">
          <table:table-cell/>
          <table:table-cell office:value-type="string">
            <text:p>modify entries</text:p>
          </table:table-cell>
          <table:table-cell office:value-type="string">
            <text:p>modyfikuj wpisy</text:p>
          </table:table-cell>
        </table:table-row>
        <table:table-row table:style-name="ro1">
          <table:table-cell/>
          <table:table-cell office:value-type="string">
            <text:p>modify entry</text:p>
          </table:table-cell>
          <table:table-cell office:value-type="string">
            <text:p>modyfikuj wpis</text:p>
          </table:table-cell>
        </table:table-row>
        <table:table-row table:style-name="ro1">
          <table:table-cell/>
          <table:table-cell office:value-type="string">
            <text:p>modify folder</text:p>
          </table:table-cell>
          <table:table-cell office:value-type="string">
            <text:p>modyfikuj folder</text:p>
          </table:table-cell>
        </table:table-row>
        <table:table-row table:style-name="ro1">
          <table:table-cell/>
          <table:table-cell office:value-type="string">
            <text:p>modify profile</text:p>
          </table:table-cell>
          <table:table-cell office:value-type="string">
            <text:p>modyfikuj profil</text:p>
          </table:table-cell>
        </table:table-row>
        <table:table-row table:style-name="ro1">
          <table:table-cell/>
          <table:table-cell office:value-type="string">
            <text:p>modify the application</text:p>
          </table:table-cell>
          <table:table-cell office:value-type="string">
            <text:p>modyfikacja aplikacji</text:p>
          </table:table-cell>
        </table:table-row>
        <table:table-row table:style-name="ro1">
          <table:table-cell/>
          <table:table-cell office:value-type="string">
            <text:p>modify this entry</text:p>
          </table:table-cell>
          <table:table-cell office:value-type="string">
            <text:p>modyfikuj ten wpis</text:p>
          </table:table-cell>
        </table:table-row>
        <table:table-row table:style-name="ro1">
          <table:table-cell/>
          <table:table-cell office:value-type="string">
            <text:p>modify this folder</text:p>
          </table:table-cell>
          <table:table-cell office:value-type="string">
            <text:p>modyfikuj ten folder</text:p>
          </table:table-cell>
        </table:table-row>
        <table:table-row table:style-name="ro1">
          <table:table-cell/>
          <table:table-cell office:value-type="string">
            <text:p>modify this template</text:p>
          </table:table-cell>
          <table:table-cell office:value-type="string">
            <text:p>modyfikuj ten szablon</text:p>
          </table:table-cell>
        </table:table-row>
        <table:table-row table:style-name="ro1">
          <table:table-cell/>
          <table:table-cell office:value-type="string">
            <text:p>modify this workspace</text:p>
          </table:table-cell>
          <table:table-cell office:value-type="string">
            <text:p>modyfikuj ten obszar roboczy</text:p>
          </table:table-cell>
        </table:table-row>
        <table:table-row table:style-name="ro1">
          <table:table-cell/>
          <table:table-cell office:value-type="string">
            <text:p>modify</text:p>
          </table:table-cell>
          <table:table-cell office:value-type="string">
            <text:p>modyfikuj</text:p>
          </table:table-cell>
        </table:table-row>
        <table:table-row table:style-name="ro1">
          <table:table-cell/>
          <table:table-cell office:value-type="string">
            <text:p>monday</text:p>
          </table:table-cell>
          <table:table-cell office:value-type="string">
            <text:p>poniedziałek</text:p>
          </table:table-cell>
        </table:table-row>
        <table:table-row table:style-name="ro1">
          <table:table-cell/>
          <table:table-cell office:value-type="string">
            <text:p>mon</text:p>
          </table:table-cell>
          <table:table-cell office:value-type="string">
            <text:p>pn</text:p>
          </table:table-cell>
        </table:table-row>
        <table:table-row table:style-name="ro1">
          <table:table-cell/>
          <table:table-cell office:value-type="string">
            <text:p>monthly</text:p>
          </table:table-cell>
          <table:table-cell office:value-type="string">
            <text:p>co miesiąc</text:p>
          </table:table-cell>
        </table:table-row>
        <table:table-row table:style-name="ro1">
          <table:table-cell/>
          <table:table-cell office:value-type="string">
            <text:p>month</text:p>
          </table:table-cell>
          <table:table-cell office:value-type="string">
            <text:p>miesiąc</text:p>
          </table:table-cell>
        </table:table-row>
        <table:table-row table:style-name="ro1">
          <table:table-cell/>
          <table:table-cell office:value-type="string">
            <text:p>more options</text:p>
          </table:table-cell>
          <table:table-cell office:value-type="string">
            <text:p>więcej opcji</text:p>
          </table:table-cell>
        </table:table-row>
        <table:table-row table:style-name="ro1">
          <table:table-cell/>
          <table:table-cell office:value-type="string">
            <text:p>move down</text:p>
          </table:table-cell>
          <table:table-cell office:value-type="string">
            <text:p>przesuń w dół</text:p>
          </table:table-cell>
        </table:table-row>
        <table:table-row table:style-name="ro1">
          <table:table-cell/>
          <table:table-cell office:value-type="string">
            <text:p>move entry</text:p>
          </table:table-cell>
          <table:table-cell office:value-type="string">
            <text:p>przenieś wpis</text:p>
          </table:table-cell>
        </table:table-row>
        <table:table-row table:style-name="ro1">
          <table:table-cell/>
          <table:table-cell office:value-type="string">
            <text:p>move folder</text:p>
          </table:table-cell>
          <table:table-cell office:value-type="string">
            <text:p>przenieś folder</text:p>
          </table:table-cell>
        </table:table-row>
        <table:table-row table:style-name="ro1">
          <table:table-cell/>
          <table:table-cell office:value-type="string">
            <text:p>move this definition</text:p>
          </table:table-cell>
          <table:table-cell office:value-type="string">
            <text:p>przenieś tę definicję</text:p>
          </table:table-cell>
        </table:table-row>
        <table:table-row table:style-name="ro1">
          <table:table-cell/>
          <table:table-cell office:value-type="string">
            <text:p>move this folder</text:p>
          </table:table-cell>
          <table:table-cell office:value-type="string">
            <text:p>przenieś ten folder</text:p>
          </table:table-cell>
        </table:table-row>
        <table:table-row table:style-name="ro1">
          <table:table-cell/>
          <table:table-cell office:value-type="string">
            <text:p>move this workspace</text:p>
          </table:table-cell>
          <table:table-cell office:value-type="string">
            <text:p>przenieś ten obszar roboczy</text:p>
          </table:table-cell>
        </table:table-row>
        <table:table-row table:style-name="ro1">
          <table:table-cell/>
          <table:table-cell office:value-type="string">
            <text:p>move up</text:p>
          </table:table-cell>
          <table:table-cell office:value-type="string">
            <text:p>przesuń w górę</text:p>
          </table:table-cell>
        </table:table-row>
        <table:table-row table:style-name="ro1">
          <table:table-cell/>
          <table:table-cell office:value-type="string">
            <text:p>move workspace</text:p>
          </table:table-cell>
          <table:table-cell office:value-type="string">
            <text:p>przenieś obszar roboczy</text:p>
          </table:table-cell>
        </table:table-row>
        <table:table-row table:style-name="ro1">
          <table:table-cell/>
          <table:table-cell office:value-type="string">
            <text:p>move</text:p>
          </table:table-cell>
          <table:table-cell office:value-type="string">
            <text:p>przenieś</text:p>
          </table:table-cell>
        </table:table-row>
        <table:table-row table:style-name="ro1">
          <table:table-cell/>
          <table:table-cell office:value-type="string">
            <text:p>m</text:p>
          </table:table-cell>
          <table:table-cell office:value-type="string">
            <text:p>p</text:p>
          </table:table-cell>
        </table:table-row>
        <table:table-row table:style-name="ro1">
          <table:table-cell/>
          <table:table-cell office:value-type="string">
            <text:p>my portal</text:p>
          </table:table-cell>
          <table:table-cell office:value-type="string">
            <text:p>mój portal</text:p>
          </table:table-cell>
        </table:table-row>
        <table:table-row table:style-name="ro1">
          <table:table-cell/>
          <table:table-cell office:value-type="string">
            <text:p>my search form</text:p>
          </table:table-cell>
          <table:table-cell office:value-type="string">
            <text:p>mój formularz wyszukiwania</text:p>
          </table:table-cell>
        </table:table-row>
        <table:table-row table:style-name="ro1">
          <table:table-cell/>
          <table:table-cell office:value-type="string">
            <text:p>my tags</text:p>
          </table:table-cell>
          <table:table-cell office:value-type="string">
            <text:p>moje znaczniki</text:p>
          </table:table-cell>
        </table:table-row>
        <table:table-row table:style-name="ro1">
          <table:table-cell/>
          <table:table-cell office:value-type="string">
            <text:p>my teams</text:p>
          </table:table-cell>
          <table:table-cell office:value-type="string">
            <text:p>moje zespoły</text:p>
          </table:table-cell>
        </table:table-row>
        <table:table-row table:style-name="ro1">
          <table:table-cell/>
          <table:table-cell office:value-type="string">
            <text:p>my workspace</text:p>
          </table:table-cell>
          <table:table-cell office:value-type="string">
            <text:p>mój obszar roboczy</text:p>
          </table:table-cell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nazwa</text:p>
          </table:table-cell>
        </table:table-row>
        <table:table-row table:style-name="ro1">
          <table:table-cell/>
          <table:table-cell office:value-type="string">
            <text:p>navigation bar</text:p>
          </table:table-cell>
          <table:table-cell office:value-type="string">
            <text:p>pasek nawigacji</text:p>
          </table:table-cell>
        </table:table-row>
        <table:table-row table:style-name="ro1">
          <table:table-cell/>
          <table:table-cell office:value-type="string">
            <text:p>navigation tree</text:p>
          </table:table-cell>
          <table:table-cell office:value-type="string">
            <text:p>drzewo nawigacji</text:p>
          </table:table-cell>
        </table:table-row>
        <table:table-row table:style-name="ro1">
          <table:table-cell/>
          <table:table-cell office:value-type="string">
            <text:p>navigation</text:p>
          </table:table-cell>
          <table:table-cell office:value-type="string">
            <text:p>nawigacja</text:p>
          </table:table-cell>
        </table:table-row>
        <table:table-row table:style-name="ro1">
          <table:table-cell/>
          <table:table-cell office:value-type="string">
            <text:p>navigator</text:p>
          </table:table-cell>
          <table:table-cell office:value-type="string">
            <text:p>nawigator</text:p>
          </table:table-cell>
        </table:table-row>
        <table:table-row table:style-name="ro1">
          <table:table-cell/>
          <table:table-cell office:value-type="string">
            <text:p>needs action</text:p>
          </table:table-cell>
          <table:table-cell office:value-type="string">
            <text:p>wymaga działania</text:p>
          </table:table-cell>
        </table:table-row>
        <table:table-row table:style-name="ro1">
          <table:table-cell/>
          <table:table-cell office:value-type="string">
            <text:p>new blog page</text:p>
          </table:table-cell>
          <table:table-cell office:value-type="string">
            <text:p>nowa strona blogu</text:p>
          </table:table-cell>
        </table:table-row>
        <table:table-row table:style-name="ro1">
          <table:table-cell/>
          <table:table-cell office:value-type="string">
            <text:p>new entry</text:p>
          </table:table-cell>
          <table:table-cell office:value-type="string">
            <text:p>nowy wpis</text:p>
          </table:table-cell>
        </table:table-row>
        <table:table-row table:style-name="ro1">
          <table:table-cell/>
          <table:table-cell office:value-type="string">
            <text:p>new ldap connection</text:p>
          </table:table-cell>
          <table:table-cell office:value-type="string">
            <text:p>nowe połączenie ldap</text:p>
          </table:table-cell>
        </table:table-row>
        <table:table-row table:style-name="ro1">
          <table:table-cell/>
          <table:table-cell office:value-type="string">
            <text:p>new page view</text:p>
          </table:table-cell>
          <table:table-cell office:value-type="string">
            <text:p>widok nowej strony</text:p>
          </table:table-cell>
        </table:table-row>
        <table:table-row table:style-name="ro1">
          <table:table-cell/>
          <table:table-cell office:value-type="string">
            <text:p>new password</text:p>
          </table:table-cell>
          <table:table-cell office:value-type="string">
            <text:p>nowe hasło</text:p>
          </table:table-cell>
        </table:table-row>
        <table:table-row table:style-name="ro1">
          <table:table-cell/>
          <table:table-cell office:value-type="string">
            <text:p>new photo album</text:p>
          </table:table-cell>
          <table:table-cell office:value-type="string">
            <text:p>nowy album zdjęć</text:p>
          </table:table-cell>
        </table:table-row>
        <table:table-row table:style-name="ro1">
          <table:table-cell/>
          <table:table-cell office:value-type="string">
            <text:p>new title</text:p>
          </table:table-cell>
          <table:table-cell office:value-type="string">
            <text:p>nowy tytuł</text:p>
          </table:table-cell>
        </table:table-row>
        <table:table-row table:style-name="ro1">
          <table:table-cell/>
          <table:table-cell office:value-type="string">
            <text:p>new wiki topic</text:p>
          </table:table-cell>
          <table:table-cell office:value-type="string">
            <text:p>nowy wątek wiki</text:p>
          </table:table-cell>
        </table:table-row>
        <table:table-row table:style-name="ro1">
          <table:table-cell/>
          <table:table-cell office:value-type="string">
            <text:p>new</text:p>
          </table:table-cell>
          <table:table-cell office:value-type="string">
            <text:p>nowy</text:p>
          </table:table-cell>
        </table:table-row>
        <table:table-row table:style-name="ro1">
          <table:table-cell/>
          <table:table-cell office:value-type="string">
            <text:p>next entry</text:p>
          </table:table-cell>
          <table:table-cell office:value-type="string">
            <text:p>następny wpis</text:p>
          </table:table-cell>
        </table:table-row>
        <table:table-row table:style-name="ro1">
          <table:table-cell/>
          <table:table-cell office:value-type="string">
            <text:p>next page</text:p>
          </table:table-cell>
          <table:table-cell office:value-type="string">
            <text:p>następna strona</text:p>
          </table:table-cell>
        </table:table-row>
        <table:table-row table:style-name="ro1">
          <table:table-cell/>
          <table:table-cell office:value-type="string">
            <text:p>next picture</text:p>
          </table:table-cell>
          <table:table-cell office:value-type="string">
            <text:p>następny obrazek</text:p>
          </table:table-cell>
        </table:table-row>
        <table:table-row table:style-name="ro1">
          <table:table-cell/>
          <table:table-cell office:value-type="string">
            <text:p>next search results</text:p>
          </table:table-cell>
          <table:table-cell office:value-type="string">
            <text:p>następne wyniki wyszukiwania</text:p>
          </table:table-cell>
        </table:table-row>
        <table:table-row table:style-name="ro1">
          <table:table-cell/>
          <table:table-cell office:value-type="string">
            <text:p>next</text:p>
          </table:table-cell>
          <table:table-cell office:value-type="string">
            <text:p>dalej</text:p>
          </table:table-cell>
        </table:table-row>
        <table:table-row table:style-name="ro1">
          <table:table-cell/>
          <table:table-cell office:value-type="string">
            <text:p>no access</text:p>
          </table:table-cell>
          <table:table-cell office:value-type="string">
            <text:p>brak dostępu</text:p>
          </table:table-cell>
        </table:table-row>
        <table:table-row table:style-name="ro1">
          <table:table-cell/>
          <table:table-cell office:value-type="string">
            <text:p>no border</text:p>
          </table:table-cell>
          <table:table-cell office:value-type="string">
            <text:p>bez krawędzi</text:p>
          </table:table-cell>
        </table:table-row>
        <table:table-row table:style-name="ro1">
          <table:table-cell/>
          <table:table-cell office:value-type="string">
            <text:p>no comments</text:p>
          </table:table-cell>
          <table:table-cell office:value-type="string">
            <text:p>brak komentarzy</text:p>
          </table:table-cell>
        </table:table-row>
        <table:table-row table:style-name="ro1">
          <table:table-cell/>
          <table:table-cell office:value-type="string">
            <text:p>no entries found</text:p>
          </table:table-cell>
          <table:table-cell office:value-type="string">
            <text:p>nie znaleziono wpisów</text:p>
          </table:table-cell>
        </table:table-row>
        <table:table-row table:style-name="ro1">
          <table:table-cell/>
          <table:table-cell office:value-type="string">
            <text:p>no entries</text:p>
          </table:table-cell>
          <table:table-cell office:value-type="string">
            <text:p>brak wpisów</text:p>
          </table:table-cell>
        </table:table-row>
        <table:table-row table:style-name="ro1">
          <table:table-cell/>
          <table:table-cell office:value-type="string">
            <text:p>no more entries</text:p>
          </table:table-cell>
          <table:table-cell office:value-type="string">
            <text:p>nie ma więcej wpisów</text:p>
          </table:table-cell>
        </table:table-row>
        <table:table-row table:style-name="ro1">
          <table:table-cell/>
          <table:table-cell office:value-type="string">
            <text:p>no photos</text:p>
          </table:table-cell>
          <table:table-cell office:value-type="string">
            <text:p>brak zdjęć</text:p>
          </table:table-cell>
        </table:table-row>
        <table:table-row table:style-name="ro1">
          <table:table-cell/>
          <table:table-cell office:value-type="string">
            <text:p>no repeat</text:p>
          </table:table-cell>
          <table:table-cell office:value-type="string">
            <text:p>bez powtarzania</text:p>
          </table:table-cell>
        </table:table-row>
        <table:table-row table:style-name="ro1">
          <table:table-cell/>
          <table:table-cell office:value-type="string">
            <text:p>no results</text:p>
          </table:table-cell>
          <table:table-cell office:value-type="string">
            <text:p>brak wyników</text:p>
          </table:table-cell>
        </table:table-row>
        <table:table-row table:style-name="ro1">
          <table:table-cell/>
          <table:table-cell office:value-type="string">
            <text:p>no title</text:p>
          </table:table-cell>
          <table:table-cell office:value-type="string">
            <text:p>brak tytułu</text:p>
          </table:table-cell>
        </table:table-row>
        <table:table-row table:style-name="ro1">
          <table:table-cell/>
          <table:table-cell office:value-type="string">
            <text:p>nodes</text:p>
          </table:table-cell>
          <table:table-cell office:value-type="string">
            <text:p>węzły</text:p>
          </table:table-cell>
        </table:table-row>
        <table:table-row table:style-name="ro1">
          <table:table-cell/>
          <table:table-cell office:value-type="string">
            <text:p>none</text:p>
          </table:table-cell>
          <table:table-cell office:value-type="string">
            <text:p>brak</text:p>
          </table:table-cell>
        </table:table-row>
        <table:table-row table:style-name="ro1">
          <table:table-cell/>
          <table:table-cell office:value-type="string">
            <text:p>no</text:p>
          </table:table-cell>
          <table:table-cell office:value-type="string">
            <text:p>nie</text:p>
          </table:table-cell>
        </table:table-row>
        <table:table-row table:style-name="ro1">
          <table:table-cell/>
          <table:table-cell office:value-type="string">
            <text:p>not checked</text:p>
          </table:table-cell>
          <table:table-cell office:value-type="string">
            <text:p>nie sprawdzono</text:p>
          </table:table-cell>
        </table:table-row>
        <table:table-row table:style-name="ro1">
          <table:table-cell/>
          <table:table-cell office:value-type="string">
            <text:p>note</text:p>
          </table:table-cell>
          <table:table-cell office:value-type="string">
            <text:p>notatka</text:p>
          </table:table-cell>
        </table:table-row>
        <table:table-row table:style-name="ro1">
          <table:table-cell/>
          <table:table-cell office:value-type="string">
            <text:p>notification schedule</text:p>
          </table:table-cell>
          <table:table-cell office:value-type="string">
            <text:p>harmonogram powiadomień</text:p>
          </table:table-cell>
        </table:table-row>
        <table:table-row table:style-name="ro1">
          <table:table-cell/>
          <table:table-cell office:value-type="string">
            <text:p>notifications</text:p>
          </table:table-cell>
          <table:table-cell office:value-type="string">
            <text:p>powiadomienia</text:p>
          </table:table-cell>
        </table:table-row>
        <table:table-row table:style-name="ro1">
          <table:table-cell/>
          <table:table-cell office:value-type="string">
            <text:p>november</text:p>
          </table:table-cell>
          <table:table-cell office:value-type="string">
            <text:p>listopad</text:p>
          </table:table-cell>
        </table:table-row>
        <table:table-row table:style-name="ro1">
          <table:table-cell/>
          <table:table-cell office:value-type="string">
            <text:p>nov</text:p>
          </table:table-cell>
          <table:table-cell office:value-type="string">
            <text:p>lis</text:p>
          </table:table-cell>
        </table:table-row>
        <table:table-row table:style-name="ro1">
          <table:table-cell/>
          <table:table-cell office:value-type="string">
            <text:p>now showing</text:p>
          </table:table-cell>
          <table:table-cell office:value-type="string">
            <text:p>wyświetlanie</text:p>
          </table:table-cell>
        </table:table-row>
        <table:table-row table:style-name="ro1">
          <table:table-cell/>
          <table:table-cell office:value-type="string">
            <text:p>number of columns</text:p>
          </table:table-cell>
          <table:table-cell office:value-type="string">
            <text:p>liczba kolumn</text:p>
          </table:table-cell>
        </table:table-row>
        <table:table-row table:style-name="ro1">
          <table:table-cell/>
          <table:table-cell office:value-type="string">
            <text:p>number of logins</text:p>
          </table:table-cell>
          <table:table-cell office:value-type="string">
            <text:p>liczba logowań</text:p>
          </table:table-cell>
        </table:table-row>
        <table:table-row table:style-name="ro1">
          <table:table-cell/>
          <table:table-cell office:value-type="string">
            <text:p>october</text:p>
          </table:table-cell>
          <table:table-cell office:value-type="string">
            <text:p>październik</text:p>
          </table:table-cell>
        </table:table-row>
        <table:table-row table:style-name="ro1">
          <table:table-cell/>
          <table:table-cell office:value-type="string">
            <text:p>oct</text:p>
          </table:table-cell>
          <table:table-cell office:value-type="string">
            <text:p>paź</text:p>
          </table:table-cell>
        </table:table-row>
        <table:table-row table:style-name="ro1">
          <table:table-cell/>
          <table:table-cell office:value-type="string">
            <text:p>offline</text:p>
          </table:table-cell>
          <table:table-cell office:value-type="string">
            <text:p>w trybie offline</text:p>
          </table:table-cell>
        </table:table-row>
        <table:table-row table:style-name="ro1">
          <table:table-cell/>
          <table:table-cell office:value-type="string">
            <text:p>off</text:p>
          </table:table-cell>
          <table:table-cell office:value-type="string">
            <text:p>wył</text:p>
          </table:table-cell>
        </table:table-row>
        <table:table-row table:style-name="ro1">
          <table:table-cell/>
          <table:table-cell office:value-type="string">
            <text:p>ok button</text:p>
          </table:table-cell>
          <table:table-cell office:value-type="string">
            <text:p>przycisk ok</text:p>
          </table:table-cell>
        </table:table-row>
        <table:table-row table:style-name="ro1">
          <table:table-cell/>
          <table:table-cell table:number-columns-repeated="2" office:value-type="string">
            <text:p>ok</text:p>
          </table:table-cell>
        </table:table-row>
        <table:table-row table:style-name="ro1">
          <table:table-cell/>
          <table:table-cell office:value-type="string">
            <text:p>on comment</text:p>
          </table:table-cell>
          <table:table-cell office:value-type="string">
            <text:p>przy dodaniu komentarza</text:p>
          </table:table-cell>
        </table:table-row>
        <table:table-row table:style-name="ro1">
          <table:table-cell/>
          <table:table-cell office:value-type="string">
            <text:p>on entry modification</text:p>
          </table:table-cell>
          <table:table-cell office:value-type="string">
            <text:p>przy modyfikacji wpisu</text:p>
          </table:table-cell>
        </table:table-row>
        <table:table-row table:style-name="ro1">
          <table:table-cell/>
          <table:table-cell office:value-type="string">
            <text:p>on entry</text:p>
          </table:table-cell>
          <table:table-cell office:value-type="string">
            <text:p>przy wejściu</text:p>
          </table:table-cell>
        </table:table-row>
        <table:table-row table:style-name="ro1">
          <table:table-cell/>
          <table:table-cell office:value-type="string">
            <text:p>on exit</text:p>
          </table:table-cell>
          <table:table-cell office:value-type="string">
            <text:p>przy wyjściu</text:p>
          </table:table-cell>
        </table:table-row>
        <table:table-row table:style-name="ro1">
          <table:table-cell/>
          <table:table-cell office:value-type="string">
            <text:p>on response</text:p>
          </table:table-cell>
          <table:table-cell office:value-type="string">
            <text:p>przy odpowiedzi</text:p>
          </table:table-cell>
        </table:table-row>
        <table:table-row table:style-name="ro1">
          <table:table-cell/>
          <table:table-cell office:value-type="string">
            <text:p>onclick routine</text:p>
          </table:table-cell>
          <table:table-cell office:value-type="string">
            <text:p>procedura onclick</text:p>
          </table:table-cell>
        </table:table-row>
        <table:table-row table:style-name="ro1">
          <table:table-cell/>
          <table:table-cell office:value-type="string">
            <text:p>on</text:p>
          </table:table-cell>
          <table:table-cell office:value-type="string">
            <text:p>dnia</text:p>
          </table:table-cell>
        </table:table-row>
        <table:table-row table:style-name="ro1">
          <table:table-cell/>
          <table:table-cell office:value-type="string">
            <text:p>online</text:p>
          </table:table-cell>
          <table:table-cell office:value-type="string">
            <text:p>w trybie online</text:p>
          </table:table-cell>
        </table:table-row>
        <table:table-row table:style-name="ro1">
          <table:table-cell/>
          <table:table-cell office:value-type="string">
            <text:p>on</text:p>
          </table:table-cell>
          <table:table-cell office:value-type="string">
            <text:p>wł</text:p>
          </table:table-cell>
        </table:table-row>
        <table:table-row table:style-name="ro1">
          <table:table-cell/>
          <table:table-cell office:value-type="string">
            <text:p>open entry</text:p>
          </table:table-cell>
          <table:table-cell office:value-type="string">
            <text:p>otwórz wpis</text:p>
          </table:table-cell>
        </table:table-row>
        <table:table-row table:style-name="ro1">
          <table:table-cell/>
          <table:table-cell office:value-type="string">
            <text:p>open the menu</text:p>
          </table:table-cell>
          <table:table-cell office:value-type="string">
            <text:p>otwórz menu</text:p>
          </table:table-cell>
        </table:table-row>
        <table:table-row table:style-name="ro1">
          <table:table-cell/>
          <table:table-cell office:value-type="string">
            <text:p>openoffice</text:p>
          </table:table-cell>
          <table:table-cell office:value-type="string">
            <text:p>openoffice</text:p>
          </table:table-cell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otwórz</text:p>
          </table:table-cell>
        </table:table-row>
        <table:table-row table:style-name="ro1">
          <table:table-cell/>
          <table:table-cell office:value-type="string">
            <text:p>operation</text:p>
          </table:table-cell>
          <table:table-cell office:value-type="string">
            <text:p>operacja</text:p>
          </table:table-cell>
        </table:table-row>
        <table:table-row table:style-name="ro1">
          <table:table-cell/>
          <table:table-cell office:value-type="string">
            <text:p>organization</text:p>
          </table:table-cell>
          <table:table-cell office:value-type="string">
            <text:p>organizacja</text:p>
          </table:table-cell>
        </table:table-row>
        <table:table-row table:style-name="ro1">
          <table:table-cell/>
          <table:table-cell office:value-type="string">
            <text:p>org</text:p>
          </table:table-cell>
          <table:table-cell office:value-type="string">
            <text:p>org</text:p>
          </table:table-cell>
        </table:table-row>
        <table:table-row table:style-name="ro1">
          <table:table-cell/>
          <table:table-cell office:value-type="string">
            <text:p>or</text:p>
          </table:table-cell>
          <table:table-cell office:value-type="string">
            <text:p>lub</text:p>
          </table:table-cell>
        </table:table-row>
        <table:table-row table:style-name="ro1">
          <table:table-cell/>
          <table:table-cell office:value-type="string">
            <text:p>out of office</text:p>
          </table:table-cell>
          <table:table-cell office:value-type="string">
            <text:p>poza biurem</text:p>
          </table:table-cell>
        </table:table-row>
        <table:table-row table:style-name="ro1">
          <table:table-cell/>
          <table:table-cell office:value-type="string">
            <text:p>out of synch</text:p>
          </table:table-cell>
          <table:table-cell office:value-type="string">
            <text:p>niezsynchronizowany</text:p>
          </table:table-cell>
        </table:table-row>
        <table:table-row table:style-name="ro1">
          <table:table-cell/>
          <table:table-cell office:value-type="string">
            <text:p>overlay window</text:p>
          </table:table-cell>
          <table:table-cell office:value-type="string">
            <text:p>nakładanie okien</text:p>
          </table:table-cell>
        </table:table-row>
        <table:table-row table:style-name="ro1">
          <table:table-cell/>
          <table:table-cell office:value-type="string">
            <text:p>overview</text:p>
          </table:table-cell>
          <table:table-cell office:value-type="string">
            <text:p>przegląd</text:p>
          </table:table-cell>
        </table:table-row>
        <table:table-row table:style-name="ro1">
          <table:table-cell/>
          <table:table-cell office:value-type="string">
            <text:p>parallel thread name</text:p>
          </table:table-cell>
          <table:table-cell office:value-type="string">
            <text:p>nazwa wątku równoległego</text:p>
          </table:table-cell>
        </table:table-row>
        <table:table-row table:style-name="ro1">
          <table:table-cell/>
          <table:table-cell office:value-type="string">
            <text:p>parallel workflow thread</text:p>
          </table:table-cell>
          <table:table-cell office:value-type="string">
            <text:p>równoległy wątek przepływu pracy</text:p>
          </table:table-cell>
        </table:table-row>
        <table:table-row table:style-name="ro1">
          <table:table-cell/>
          <table:table-cell office:value-type="string">
            <text:p>parent</text:p>
          </table:table-cell>
          <table:table-cell office:value-type="string">
            <text:p>nadrzędny</text:p>
          </table:table-cell>
        </table:table-row>
        <table:table-row table:style-name="ro1">
          <table:table-cell/>
          <table:table-cell office:value-type="string">
            <text:p>participants</text:p>
          </table:table-cell>
          <table:table-cell office:value-type="string">
            <text:p>uczestnicy</text:p>
          </table:table-cell>
        </table:table-row>
        <table:table-row table:style-name="ro1">
          <table:table-cell/>
          <table:table-cell office:value-type="string">
            <text:p>participant</text:p>
          </table:table-cell>
          <table:table-cell office:value-type="string">
            <text:p>uczestnik</text:p>
          </table:table-cell>
        </table:table-row>
        <table:table-row table:style-name="ro1">
          <table:table-cell/>
          <table:table-cell office:value-type="string">
            <text:p>password</text:p>
          </table:table-cell>
          <table:table-cell office:value-type="string">
            <text:p>hasło</text:p>
          </table:table-cell>
        </table:table-row>
        <table:table-row table:style-name="ro1">
          <table:table-cell/>
          <table:table-cell office:value-type="string">
            <text:p>paste</text:p>
          </table:table-cell>
          <table:table-cell office:value-type="string">
            <text:p>wklej</text:p>
          </table:table-cell>
        </table:table-row>
        <table:table-row table:style-name="ro1">
          <table:table-cell/>
          <table:table-cell office:value-type="string">
            <text:p>pdf</text:p>
          </table:table-cell>
          <table:table-cell office:value-type="string">
            <text:p>pdf</text:p>
          </table:table-cell>
        </table:table-row>
        <table:table-row table:style-name="ro1">
          <table:table-cell/>
          <table:table-cell office:value-type="string">
            <text:p>people</text:p>
          </table:table-cell>
          <table:table-cell office:value-type="string">
            <text:p>osoby</text:p>
          </table:table-cell>
        </table:table-row>
        <table:table-row table:style-name="ro1">
          <table:table-cell/>
          <table:table-cell office:value-type="string">
            <text:p>personal filters</text:p>
          </table:table-cell>
          <table:table-cell office:value-type="string">
            <text:p>filtry osobiste</text:p>
          </table:table-cell>
        </table:table-row>
        <table:table-row table:style-name="ro1">
          <table:table-cell/>
          <table:table-cell office:value-type="string">
            <text:p>personal preferences</text:p>
          </table:table-cell>
          <table:table-cell office:value-type="string">
            <text:p>preferencje osobiste</text:p>
          </table:table-cell>
        </table:table-row>
        <table:table-row table:style-name="ro1">
          <table:table-cell/>
          <table:table-cell office:value-type="string">
            <text:p>personal tags</text:p>
          </table:table-cell>
          <table:table-cell office:value-type="string">
            <text:p>znaczniki osobiste</text:p>
          </table:table-cell>
        </table:table-row>
        <table:table-row table:style-name="ro1">
          <table:table-cell/>
          <table:table-cell office:value-type="string">
            <text:p>personal workspaces</text:p>
          </table:table-cell>
          <table:table-cell office:value-type="string">
            <text:p>osobiste obszary robocze</text:p>
          </table:table-cell>
        </table:table-row>
        <table:table-row table:style-name="ro1">
          <table:table-cell/>
          <table:table-cell office:value-type="string">
            <text:p>personal</text:p>
          </table:table-cell>
          <table:table-cell office:value-type="string">
            <text:p>osobisty</text:p>
          </table:table-cell>
        </table:table-row>
        <table:table-row table:style-name="ro1">
          <table:table-cell/>
          <table:table-cell office:value-type="string">
            <text:p>phone</text:p>
          </table:table-cell>
          <table:table-cell office:value-type="string">
            <text:p>telefon</text:p>
          </table:table-cell>
        </table:table-row>
        <table:table-row table:style-name="ro1">
          <table:table-cell/>
          <table:table-cell office:value-type="string">
            <text:p>photo album</text:p>
          </table:table-cell>
          <table:table-cell office:value-type="string">
            <text:p>album zdjęć</text:p>
          </table:table-cell>
        </table:table-row>
        <table:table-row table:style-name="ro1">
          <table:table-cell/>
          <table:table-cell office:value-type="string">
            <text:p>photo albums</text:p>
          </table:table-cell>
          <table:table-cell office:value-type="string">
            <text:p>albumy ze zdjęciami</text:p>
          </table:table-cell>
        </table:table-row>
        <table:table-row table:style-name="ro1">
          <table:table-cell/>
          <table:table-cell office:value-type="string">
            <text:p>photo entry</text:p>
          </table:table-cell>
          <table:table-cell office:value-type="string">
            <text:p>wpis zdjęcia</text:p>
          </table:table-cell>
        </table:table-row>
        <table:table-row table:style-name="ro1">
          <table:table-cell/>
          <table:table-cell office:value-type="string">
            <text:p>photo gallery</text:p>
          </table:table-cell>
          <table:table-cell office:value-type="string">
            <text:p>galeria zdjęć</text:p>
          </table:table-cell>
        </table:table-row>
        <table:table-row table:style-name="ro1">
          <table:table-cell/>
          <table:table-cell office:value-type="string">
            <text:p>photos</text:p>
          </table:table-cell>
          <table:table-cell office:value-type="string">
            <text:p>zdjęcia</text:p>
          </table:table-cell>
        </table:table-row>
        <table:table-row table:style-name="ro1">
          <table:table-cell/>
          <table:table-cell office:value-type="string">
            <text:p>photo</text:p>
          </table:table-cell>
          <table:table-cell office:value-type="string">
            <text:p>zdjęcie</text:p>
          </table:table-cell>
        </table:table-row>
        <table:table-row table:style-name="ro1">
          <table:table-cell/>
          <table:table-cell office:value-type="string">
            <text:p>picture</text:p>
          </table:table-cell>
          <table:table-cell office:value-type="string">
            <text:p>obraz</text:p>
          </table:table-cell>
        </table:table-row>
        <table:table-row table:style-name="ro1">
          <table:table-cell/>
          <table:table-cell office:value-type="string">
            <text:p>places</text:p>
          </table:table-cell>
          <table:table-cell office:value-type="string">
            <text:p>miejsca</text:p>
          </table:table-cell>
        </table:table-row>
        <table:table-row table:style-name="ro1">
          <table:table-cell/>
          <table:table-cell office:value-type="string">
            <text:p>play tutorial</text:p>
          </table:table-cell>
          <table:table-cell office:value-type="string">
            <text:p>odtwarzaj film instruktażowy</text:p>
          </table:table-cell>
        </table:table-row>
        <table:table-row table:style-name="ro1">
          <table:table-cell/>
          <table:table-cell office:value-type="string">
            <text:p>please sign in</text:p>
          </table:table-cell>
          <table:table-cell office:value-type="string">
            <text:p>proszę się zalogować</text:p>
          </table:table-cell>
        </table:table-row>
        <table:table-row table:style-name="ro1">
          <table:table-cell/>
          <table:table-cell office:value-type="string">
            <text:p>popup window</text:p>
          </table:table-cell>
          <table:table-cell office:value-type="string">
            <text:p>wyskakujące okno</text:p>
          </table:table-cell>
        </table:table-row>
        <table:table-row table:style-name="ro1">
          <table:table-cell/>
          <table:table-cell office:value-type="string">
            <text:p>portal view</text:p>
          </table:table-cell>
          <table:table-cell office:value-type="string">
            <text:p>widok portalu</text:p>
          </table:table-cell>
        </table:table-row>
        <table:table-row table:style-name="ro1">
          <table:table-cell/>
          <table:table-cell office:value-type="string">
            <text:p>post url</text:p>
          </table:table-cell>
          <table:table-cell office:value-type="string">
            <text:p>adres url post</text:p>
          </table:table-cell>
        </table:table-row>
        <table:table-row table:style-name="ro1">
          <table:table-cell/>
          <table:table-cell office:value-type="string">
            <text:p>posted by</text:p>
          </table:table-cell>
          <table:table-cell office:value-type="string">
            <text:p>wysyłający:</text:p>
          </table:table-cell>
        </table:table-row>
        <table:table-row table:style-name="ro1">
          <table:table-cell/>
          <table:table-cell office:value-type="string">
            <text:p>powered by teaming</text:p>
          </table:table-cell>
          <table:table-cell office:value-type="string">
            <text:p>powered by teaming</text:p>
          </table:table-cell>
        </table:table-row>
        <table:table-row table:style-name="ro1">
          <table:table-cell/>
          <table:table-cell office:value-type="string">
            <text:p>presentation options</text:p>
          </table:table-cell>
          <table:table-cell office:value-type="string">
            <text:p>opcje prezentacji</text:p>
          </table:table-cell>
        </table:table-row>
        <table:table-row table:style-name="ro1">
          <table:table-cell/>
          <table:table-cell office:value-type="string">
            <text:p>previous entry</text:p>
          </table:table-cell>
          <table:table-cell office:value-type="string">
            <text:p>poprzedni wpis</text:p>
          </table:table-cell>
        </table:table-row>
        <table:table-row table:style-name="ro1">
          <table:table-cell/>
          <table:table-cell office:value-type="string">
            <text:p>previous page</text:p>
          </table:table-cell>
          <table:table-cell office:value-type="string">
            <text:p>poprzednia strona</text:p>
          </table:table-cell>
        </table:table-row>
        <table:table-row table:style-name="ro1">
          <table:table-cell/>
          <table:table-cell office:value-type="string">
            <text:p>previous picture</text:p>
          </table:table-cell>
          <table:table-cell office:value-type="string">
            <text:p>poprzednia strona</text:p>
          </table:table-cell>
        </table:table-row>
        <table:table-row table:style-name="ro1">
          <table:table-cell/>
          <table:table-cell office:value-type="string">
            <text:p>previous search results</text:p>
          </table:table-cell>
          <table:table-cell office:value-type="string">
            <text:p>poprzednie wyniki wyszukiwania</text:p>
          </table:table-cell>
        </table:table-row>
        <table:table-row table:style-name="ro1">
          <table:table-cell/>
          <table:table-cell office:value-type="string">
            <text:p>previous</text:p>
          </table:table-cell>
          <table:table-cell office:value-type="string">
            <text:p>poprzednia</text:p>
          </table:table-cell>
        </table:table-row>
        <table:table-row table:style-name="ro1">
          <table:table-cell/>
          <table:table-cell office:value-type="string">
            <text:p>print</text:p>
          </table:table-cell>
          <table:table-cell office:value-type="string">
            <text:p>drukowanie</text:p>
          </table:table-cell>
        </table:table-row>
        <table:table-row table:style-name="ro1">
          <table:table-cell/>
          <table:table-cell office:value-type="string">
            <text:p>priority</text:p>
          </table:table-cell>
          <table:table-cell office:value-type="string">
            <text:p>priorytet</text:p>
          </table:table-cell>
        </table:table-row>
        <table:table-row table:style-name="ro1">
          <table:table-cell/>
          <table:table-cell office:value-type="string">
            <text:p>process name</text:p>
          </table:table-cell>
          <table:table-cell office:value-type="string">
            <text:p>nazwa procesu</text:p>
          </table:table-cell>
        </table:table-row>
        <table:table-row table:style-name="ro1">
          <table:table-cell/>
          <table:table-cell office:value-type="string">
            <text:p>process</text:p>
          </table:table-cell>
          <table:table-cell office:value-type="string">
            <text:p>proces</text:p>
          </table:table-cell>
        </table:table-row>
        <table:table-row table:style-name="ro1">
          <table:table-cell/>
          <table:table-cell office:value-type="string">
            <text:p>profile data item</text:p>
          </table:table-cell>
          <table:table-cell office:value-type="string">
            <text:p>element danych profilu</text:p>
          </table:table-cell>
        </table:table-row>
        <table:table-row table:style-name="ro1">
          <table:table-cell/>
          <table:table-cell office:value-type="string">
            <text:p>profile element</text:p>
          </table:table-cell>
          <table:table-cell office:value-type="string">
            <text:p>element profilu</text:p>
          </table:table-cell>
        </table:table-row>
        <table:table-row table:style-name="ro1">
          <table:table-cell/>
          <table:table-cell office:value-type="string">
            <text:p>profile form definition</text:p>
          </table:table-cell>
          <table:table-cell office:value-type="string">
            <text:p>definicja formularza profilu</text:p>
          </table:table-cell>
        </table:table-row>
        <table:table-row table:style-name="ro1">
          <table:table-cell/>
          <table:table-cell office:value-type="string">
            <text:p>profile list icons</text:p>
          </table:table-cell>
          <table:table-cell office:value-type="string">
            <text:p>ikony list profilów</text:p>
          </table:table-cell>
        </table:table-row>
        <table:table-row table:style-name="ro1">
          <table:table-cell/>
          <table:table-cell office:value-type="string">
            <text:p>profile listing definition</text:p>
          </table:table-cell>
          <table:table-cell office:value-type="string">
            <text:p>definicja listy profilów</text:p>
          </table:table-cell>
        </table:table-row>
        <table:table-row table:style-name="ro1">
          <table:table-cell/>
          <table:table-cell office:value-type="string">
            <text:p>profile listing form</text:p>
          </table:table-cell>
          <table:table-cell office:value-type="string">
            <text:p>formularz listy profilów</text:p>
          </table:table-cell>
        </table:table-row>
        <table:table-row table:style-name="ro1">
          <table:table-cell/>
          <table:table-cell office:value-type="string">
            <text:p>profile listing view</text:p>
          </table:table-cell>
          <table:table-cell office:value-type="string">
            <text:p>widok listy profilów</text:p>
          </table:table-cell>
        </table:table-row>
        <table:table-row table:style-name="ro1">
          <table:table-cell/>
          <table:table-cell office:value-type="string">
            <text:p>profile listing</text:p>
          </table:table-cell>
          <table:table-cell office:value-type="string">
            <text:p>lista profilów</text:p>
          </table:table-cell>
        </table:table-row>
        <table:table-row table:style-name="ro1">
          <table:table-cell/>
          <table:table-cell office:value-type="string">
            <text:p>profile listings</text:p>
          </table:table-cell>
          <table:table-cell office:value-type="string">
            <text:p>listy profilów</text:p>
          </table:table-cell>
        </table:table-row>
        <table:table-row table:style-name="ro1">
          <table:table-cell/>
          <table:table-cell office:value-type="string">
            <text:p>profile type</text:p>
          </table:table-cell>
          <table:table-cell office:value-type="string">
            <text:p>typ profilu</text:p>
          </table:table-cell>
        </table:table-row>
        <table:table-row table:style-name="ro1">
          <table:table-cell/>
          <table:table-cell office:value-type="string">
            <text:p>profile view definition</text:p>
          </table:table-cell>
          <table:table-cell office:value-type="string">
            <text:p>definicja widoku profilu</text:p>
          </table:table-cell>
        </table:table-row>
        <table:table-row table:style-name="ro1">
          <table:table-cell/>
          <table:table-cell office:value-type="string">
            <text:p>profile view</text:p>
          </table:table-cell>
          <table:table-cell office:value-type="string">
            <text:p>widok profilu</text:p>
          </table:table-cell>
        </table:table-row>
        <table:table-row table:style-name="ro1">
          <table:table-cell/>
          <table:table-cell office:value-type="string">
            <text:p>profile</text:p>
          </table:table-cell>
          <table:table-cell office:value-type="string">
            <text:p>profil</text:p>
          </table:table-cell>
        </table:table-row>
        <table:table-row table:style-name="ro1">
          <table:table-cell/>
          <table:table-cell office:value-type="string">
            <text:p>profiles</text:p>
          </table:table-cell>
          <table:table-cell office:value-type="string">
            <text:p>profile</text:p>
          </table:table-cell>
        </table:table-row>
        <table:table-row table:style-name="ro1">
          <table:table-cell/>
          <table:table-cell office:value-type="string">
            <text:p>project information box</text:p>
          </table:table-cell>
          <table:table-cell office:value-type="string">
            <text:p>pole informacyjne projektu</text:p>
          </table:table-cell>
        </table:table-row>
        <table:table-row table:style-name="ro1">
          <table:table-cell/>
          <table:table-cell office:value-type="string">
            <text:p>project management workspace</text:p>
          </table:table-cell>
          <table:table-cell office:value-type="string">
            <text:p>obszar roboczy zarządzania projektem</text:p>
          </table:table-cell>
        </table:table-row>
        <table:table-row table:style-name="ro1">
          <table:table-cell/>
          <table:table-cell office:value-type="string">
            <text:p>project statistics</text:p>
          </table:table-cell>
          <table:table-cell office:value-type="string">
            <text:p>statystyka projektu</text:p>
          </table:table-cell>
        </table:table-row>
        <table:table-row table:style-name="ro1">
          <table:table-cell/>
          <table:table-cell office:value-type="string">
            <text:p>project</text:p>
          </table:table-cell>
          <table:table-cell office:value-type="string">
            <text:p>projekt</text:p>
          </table:table-cell>
        </table:table-row>
        <table:table-row table:style-name="ro1">
          <table:table-cell/>
          <table:table-cell office:value-type="string">
            <text:p>query name</text:p>
          </table:table-cell>
          <table:table-cell office:value-type="string">
            <text:p>nazwa zapytania</text:p>
          </table:table-cell>
        </table:table-row>
        <table:table-row table:style-name="ro1">
          <table:table-cell/>
          <table:table-cell office:value-type="string">
            <text:p>question text</text:p>
          </table:table-cell>
          <table:table-cell office:value-type="string">
            <text:p>tekst pytania</text:p>
          </table:table-cell>
        </table:table-row>
        <table:table-row table:style-name="ro1">
          <table:table-cell/>
          <table:table-cell office:value-type="string">
            <text:p>question</text:p>
          </table:table-cell>
          <table:table-cell office:value-type="string">
            <text:p>pytanie</text:p>
          </table:table-cell>
        </table:table-row>
        <table:table-row table:style-name="ro1">
          <table:table-cell/>
          <table:table-cell office:value-type="string">
            <text:p>quick search</text:p>
          </table:table-cell>
          <table:table-cell office:value-type="string">
            <text:p>szybkie wyszukiwanie</text:p>
          </table:table-cell>
        </table:table-row>
        <table:table-row table:style-name="ro1">
          <table:table-cell/>
          <table:table-cell office:value-type="string">
            <text:p>radio button option</text:p>
          </table:table-cell>
          <table:table-cell office:value-type="string">
            <text:p>opcje przycisku pojedynczego wyboru</text:p>
          </table:table-cell>
        </table:table-row>
        <table:table-row table:style-name="ro1">
          <table:table-cell/>
          <table:table-cell office:value-type="string">
            <text:p>radio button</text:p>
          </table:table-cell>
          <table:table-cell office:value-type="string">
            <text:p>przycisk pojedynczego wyboru</text:p>
          </table:table-cell>
        </table:table-row>
        <table:table-row table:style-name="ro1">
          <table:table-cell/>
          <table:table-cell office:value-type="string">
            <text:p>radio buttons</text:p>
          </table:table-cell>
          <table:table-cell office:value-type="string">
            <text:p>przyciski pojedynczego wyboru</text:p>
          </table:table-cell>
        </table:table-row>
        <table:table-row table:style-name="ro1">
          <table:table-cell/>
          <table:table-cell office:value-type="string">
            <text:p>rating</text:p>
          </table:table-cell>
          <table:table-cell office:value-type="string">
            <text:p>ocena</text:p>
          </table:table-cell>
        </table:table-row>
        <table:table-row table:style-name="ro1">
          <table:table-cell/>
          <table:table-cell office:value-type="string">
            <text:p>read access</text:p>
          </table:table-cell>
          <table:table-cell office:value-type="string">
            <text:p>dostęp do odczytu</text:p>
          </table:table-cell>
        </table:table-row>
        <table:table-row table:style-name="ro1">
          <table:table-cell/>
          <table:table-cell office:value-type="string">
            <text:p>read and write</text:p>
          </table:table-cell>
          <table:table-cell office:value-type="string">
            <text:p>odczyt i zapis</text:p>
          </table:table-cell>
        </table:table-row>
        <table:table-row table:style-name="ro1">
          <table:table-cell/>
          <table:table-cell office:value-type="string">
            <text:p>read entries</text:p>
          </table:table-cell>
          <table:table-cell office:value-type="string">
            <text:p>czytaj wpisy</text:p>
          </table:table-cell>
        </table:table-row>
        <table:table-row table:style-name="ro1">
          <table:table-cell/>
          <table:table-cell office:value-type="string">
            <text:p>read only</text:p>
          </table:table-cell>
          <table:table-cell office:value-type="string">
            <text:p>tylko do odczytu</text:p>
          </table:table-cell>
        </table:table-row>
        <table:table-row table:style-name="ro1">
          <table:table-cell/>
          <table:table-cell office:value-type="string">
            <text:p>read write</text:p>
          </table:table-cell>
          <table:table-cell office:value-type="string">
            <text:p>do odczytu i zapisu</text:p>
          </table:table-cell>
        </table:table-row>
        <table:table-row table:style-name="ro1">
          <table:table-cell/>
          <table:table-cell office:value-type="string">
            <text:p>recent entries</text:p>
          </table:table-cell>
          <table:table-cell office:value-type="string">
            <text:p>ostatnie wpisy</text:p>
          </table:table-cell>
        </table:table-row>
        <table:table-row table:style-name="ro1">
          <table:table-cell/>
          <table:table-cell office:value-type="string">
            <text:p>recent places</text:p>
          </table:table-cell>
          <table:table-cell office:value-type="string">
            <text:p>ostatnio odwiedzane miejsca</text:p>
          </table:table-cell>
        </table:table-row>
        <table:table-row table:style-name="ro1">
          <table:table-cell/>
          <table:table-cell office:value-type="string">
            <text:p>recent visitors</text:p>
          </table:table-cell>
          <table:table-cell office:value-type="string">
            <text:p>ostatni goście</text:p>
          </table:table-cell>
        </table:table-row>
        <table:table-row table:style-name="ro1">
          <table:table-cell/>
          <table:table-cell office:value-type="string">
            <text:p>recipients</text:p>
          </table:table-cell>
          <table:table-cell office:value-type="string">
            <text:p>odbiorcy</text:p>
          </table:table-cell>
        </table:table-row>
        <table:table-row table:style-name="ro1">
          <table:table-cell/>
          <table:table-cell office:value-type="string">
            <text:p>recurrence</text:p>
          </table:table-cell>
          <table:table-cell office:value-type="string">
            <text:p>powtarzanie</text:p>
          </table:table-cell>
        </table:table-row>
        <table:table-row table:style-name="ro1">
          <table:table-cell/>
          <table:table-cell office:value-type="string">
            <text:p>red</text:p>
          </table:table-cell>
          <table:table-cell office:value-type="string">
            <text:p>czerwony</text:p>
          </table:table-cell>
        </table:table-row>
        <table:table-row table:style-name="ro1">
          <table:table-cell/>
          <table:table-cell office:value-type="string">
            <text:p>refresh the chart</text:p>
          </table:table-cell>
          <table:table-cell office:value-type="string">
            <text:p>odśwież wykres</text:p>
          </table:table-cell>
        </table:table-row>
        <table:table-row table:style-name="ro1">
          <table:table-cell/>
          <table:table-cell office:value-type="string">
            <text:p>refresh</text:p>
          </table:table-cell>
          <table:table-cell office:value-type="string">
            <text:p>odśwież</text:p>
          </table:table-cell>
        </table:table-row>
        <table:table-row table:style-name="ro1">
          <table:table-cell/>
          <table:table-cell office:value-type="string">
            <text:p>registered users</text:p>
          </table:table-cell>
          <table:table-cell office:value-type="string">
            <text:p>użytkownicy zarejestrowani</text:p>
          </table:table-cell>
        </table:table-row>
        <table:table-row table:style-name="ro1">
          <table:table-cell/>
          <table:table-cell office:value-type="string">
            <text:p>relevance dashboard</text:p>
          </table:table-cell>
          <table:table-cell office:value-type="string">
            <text:p>pulpit ważności</text:p>
          </table:table-cell>
        </table:table-row>
        <table:table-row table:style-name="ro1">
          <table:table-cell/>
          <table:table-cell office:value-type="string">
            <text:p>reload license file</text:p>
          </table:table-cell>
          <table:table-cell office:value-type="string">
            <text:p>wczytaj ponownie plik licencji</text:p>
          </table:table-cell>
        </table:table-row>
        <table:table-row table:style-name="ro1">
          <table:table-cell/>
          <table:table-cell office:value-type="string">
            <text:p>remember me</text:p>
          </table:table-cell>
          <table:table-cell office:value-type="string">
            <text:p>pamiętaj mnie</text:p>
          </table:table-cell>
        </table:table-row>
        <table:table-row table:style-name="ro1">
          <table:table-cell/>
          <table:table-cell office:value-type="string">
            <text:p>remote application</text:p>
          </table:table-cell>
          <table:table-cell office:value-type="string">
            <text:p>aplikacja zdalna</text:p>
          </table:table-cell>
        </table:table-row>
        <table:table-row table:style-name="ro1">
          <table:table-cell/>
          <table:table-cell office:value-type="string">
            <text:p>remove selected names</text:p>
          </table:table-cell>
          <table:table-cell office:value-type="string">
            <text:p>usuń wybrane nazwy</text:p>
          </table:table-cell>
        </table:table-row>
        <table:table-row table:style-name="ro1">
          <table:table-cell/>
          <table:table-cell office:value-type="string">
            <text:p>reopen</text:p>
          </table:table-cell>
          <table:table-cell office:value-type="string">
            <text:p>otwórz ponownie</text:p>
          </table:table-cell>
        </table:table-row>
        <table:table-row table:style-name="ro1">
          <table:table-cell/>
          <table:table-cell office:value-type="string">
            <text:p>repeat forever</text:p>
          </table:table-cell>
          <table:table-cell office:value-type="string">
            <text:p>powtarzaj ciągle</text:p>
          </table:table-cell>
        </table:table-row>
        <table:table-row table:style-name="ro1">
          <table:table-cell/>
          <table:table-cell office:value-type="string">
            <text:p>repeat range</text:p>
          </table:table-cell>
          <table:table-cell office:value-type="string">
            <text:p>zakres raportu</text:p>
          </table:table-cell>
        </table:table-row>
        <table:table-row table:style-name="ro1">
          <table:table-cell/>
          <table:table-cell office:value-type="string">
            <text:p>repeat until</text:p>
          </table:table-cell>
          <table:table-cell office:value-type="string">
            <text:p>powtarzaj do</text:p>
          </table:table-cell>
        </table:table-row>
        <table:table-row table:style-name="ro1">
          <table:table-cell/>
          <table:table-cell office:value-type="string">
            <text:p>repeat</text:p>
          </table:table-cell>
          <table:table-cell office:value-type="string">
            <text:p>powtarzanie</text:p>
          </table:table-cell>
        </table:table-row>
        <table:table-row table:style-name="ro1">
          <table:table-cell/>
          <table:table-cell office:value-type="string">
            <text:p>replace</text:p>
          </table:table-cell>
          <table:table-cell office:value-type="string">
            <text:p>zastąp</text:p>
          </table:table-cell>
        </table:table-row>
        <table:table-row table:style-name="ro1">
          <table:table-cell/>
          <table:table-cell office:value-type="string">
            <text:p>reply</text:p>
          </table:table-cell>
          <table:table-cell office:value-type="string">
            <text:p>odpowiedź</text:p>
          </table:table-cell>
        </table:table-row>
        <table:table-row table:style-name="ro1">
          <table:table-cell/>
          <table:table-cell office:value-type="string">
            <text:p>reports</text:p>
          </table:table-cell>
          <table:table-cell office:value-type="string">
            <text:p>raporty</text:p>
          </table:table-cell>
        </table:table-row>
        <table:table-row table:style-name="ro1">
          <table:table-cell/>
          <table:table-cell office:value-type="string">
            <text:p>repository system</text:p>
          </table:table-cell>
          <table:table-cell office:value-type="string">
            <text:p>system repozytorium</text:p>
          </table:table-cell>
        </table:table-row>
        <table:table-row table:style-name="ro1">
          <table:table-cell/>
          <table:table-cell office:value-type="string">
            <text:p>request completed successfully</text:p>
          </table:table-cell>
          <table:table-cell office:value-type="string">
            <text:p>żądanie wykonano pomyślnie</text:p>
          </table:table-cell>
        </table:table-row>
        <table:table-row table:style-name="ro1">
          <table:table-cell/>
          <table:table-cell office:value-type="string">
            <text:p>required</text:p>
          </table:table-cell>
          <table:table-cell office:value-type="string">
            <text:p>wymagane</text:p>
          </table:table-cell>
        </table:table-row>
        <table:table-row table:style-name="ro1">
          <table:table-cell/>
          <table:table-cell office:value-type="string">
            <text:p>reserve</text:p>
          </table:table-cell>
          <table:table-cell office:value-type="string">
            <text:p>blokuj</text:p>
          </table:table-cell>
        </table:table-row>
        <table:table-row table:style-name="ro1">
          <table:table-cell/>
          <table:table-cell office:value-type="string">
            <text:p>reserved by</text:p>
          </table:table-cell>
          <table:table-cell office:value-type="string">
            <text:p>zarezerwowane przez</text:p>
          </table:table-cell>
        </table:table-row>
        <table:table-row table:style-name="ro1">
          <table:table-cell/>
          <table:table-cell office:value-type="string">
            <text:p>reset definitions</text:p>
          </table:table-cell>
          <table:table-cell office:value-type="string">
            <text:p>resetowanie definicji</text:p>
          </table:table-cell>
        </table:table-row>
        <table:table-row table:style-name="ro1">
          <table:table-cell/>
          <table:table-cell office:value-type="string">
            <text:p>reset templates</text:p>
          </table:table-cell>
          <table:table-cell office:value-type="string">
            <text:p>resetowanie szablonów</text:p>
          </table:table-cell>
        </table:table-row>
        <table:table-row table:style-name="ro1">
          <table:table-cell/>
          <table:table-cell office:value-type="string">
            <text:p>reset</text:p>
          </table:table-cell>
          <table:table-cell office:value-type="string">
            <text:p>resetowanie</text:p>
          </table:table-cell>
        </table:table-row>
        <table:table-row table:style-name="ro1">
          <table:table-cell/>
          <table:table-cell office:value-type="string">
            <text:p>resource driver</text:p>
          </table:table-cell>
          <table:table-cell office:value-type="string">
            <text:p>program obsługi zasobów</text:p>
          </table:table-cell>
        </table:table-row>
        <table:table-row table:style-name="ro1">
          <table:table-cell/>
          <table:table-cell office:value-type="string">
            <text:p>resource not available</text:p>
          </table:table-cell>
          <table:table-cell office:value-type="string">
            <text:p>zasób niedostępny</text:p>
          </table:table-cell>
        </table:table-row>
        <table:table-row table:style-name="ro1">
          <table:table-cell/>
          <table:table-cell office:value-type="string">
            <text:p>resource root path</text:p>
          </table:table-cell>
          <table:table-cell office:value-type="string">
            <text:p>ścieżka główna zasobów</text:p>
          </table:table-cell>
        </table:table-row>
        <table:table-row table:style-name="ro1">
          <table:table-cell/>
          <table:table-cell office:value-type="string">
            <text:p>response text</text:p>
          </table:table-cell>
          <table:table-cell office:value-type="string">
            <text:p>tekst odpowiedzi</text:p>
          </table:table-cell>
        </table:table-row>
        <table:table-row table:style-name="ro1">
          <table:table-cell/>
          <table:table-cell office:value-type="string">
            <text:p>responsible groups</text:p>
          </table:table-cell>
          <table:table-cell office:value-type="string">
            <text:p>odpowiedzialne grupy</text:p>
          </table:table-cell>
        </table:table-row>
        <table:table-row table:style-name="ro1">
          <table:table-cell/>
          <table:table-cell office:value-type="string">
            <text:p>responsible teams</text:p>
          </table:table-cell>
          <table:table-cell office:value-type="string">
            <text:p>odpowiedzialne zespoły</text:p>
          </table:table-cell>
        </table:table-row>
        <table:table-row table:style-name="ro1">
          <table:table-cell/>
          <table:table-cell office:value-type="string">
            <text:p>responsible</text:p>
          </table:table-cell>
          <table:table-cell office:value-type="string">
            <text:p>odpowiedzialny</text:p>
          </table:table-cell>
        </table:table-row>
        <table:table-row table:style-name="ro1">
          <table:table-cell/>
          <table:table-cell office:value-type="string">
            <text:p>restore defaults</text:p>
          </table:table-cell>
          <table:table-cell office:value-type="string">
            <text:p>przywróć domyślne</text:p>
          </table:table-cell>
        </table:table-row>
        <table:table-row table:style-name="ro1">
          <table:table-cell/>
          <table:table-cell office:value-type="string">
            <text:p>results per page</text:p>
          </table:table-cell>
          <table:table-cell office:value-type="string">
            <text:p>liczba wyników na stronę</text:p>
          </table:table-cell>
        </table:table-row>
        <table:table-row table:style-name="ro1">
          <table:table-cell/>
          <table:table-cell office:value-type="string">
            <text:p>retire this definition</text:p>
          </table:table-cell>
          <table:table-cell office:value-type="string">
            <text:p>wycofaj tę definicję</text:p>
          </table:table-cell>
        </table:table-row>
        <table:table-row table:style-name="ro1">
          <table:table-cell/>
          <table:table-cell office:value-type="string">
            <text:p>retired</text:p>
          </table:table-cell>
          <table:table-cell office:value-type="string">
            <text:p>wycofane</text:p>
          </table:table-cell>
        </table:table-row>
        <table:table-row table:style-name="ro1">
          <table:table-cell/>
          <table:table-cell office:value-type="string">
            <text:p>return to</text:p>
          </table:table-cell>
          <table:table-cell office:value-type="string">
            <text:p>powrót do</text:p>
          </table:table-cell>
        </table:table-row>
        <table:table-row table:style-name="ro1">
          <table:table-cell/>
          <table:table-cell office:value-type="string">
            <text:p>right</text:p>
          </table:table-cell>
          <table:table-cell office:value-type="string">
            <text:p>prawo</text:p>
          </table:table-cell>
        </table:table-row>
        <table:table-row table:style-name="ro1">
          <table:table-cell/>
          <table:table-cell office:value-type="string">
            <text:p>role name</text:p>
          </table:table-cell>
          <table:table-cell office:value-type="string">
            <text:p>nazwa roli</text:p>
          </table:table-cell>
        </table:table-row>
        <table:table-row table:style-name="ro1">
          <table:table-cell/>
          <table:table-cell office:value-type="string">
            <text:p>roles</text:p>
          </table:table-cell>
          <table:table-cell office:value-type="string">
            <text:p>role</text:p>
          </table:table-cell>
        </table:table-row>
        <table:table-row table:style-name="ro1">
          <table:table-cell/>
          <table:table-cell office:value-type="string">
            <text:p>rounded corners</text:p>
          </table:table-cell>
          <table:table-cell office:value-type="string">
            <text:p>zaokrąglone rogi</text:p>
          </table:table-cell>
        </table:table-row>
        <table:table-row table:style-name="ro1">
          <table:table-cell/>
          <table:table-cell office:value-type="string">
            <text:p>rows</text:p>
          </table:table-cell>
          <table:table-cell office:value-type="string">
            <text:p>wiersze</text:p>
          </table:table-cell>
        </table:table-row>
        <table:table-row table:style-name="ro1">
          <table:table-cell/>
          <table:table-cell office:value-type="string">
            <text:p>rss feed</text:p>
          </table:table-cell>
          <table:table-cell office:value-type="string">
            <text:p>kanał rss</text:p>
          </table:table-cell>
        </table:table-row>
        <table:table-row table:style-name="ro1">
          <table:table-cell/>
          <table:table-cell office:value-type="string">
            <text:p>rss url</text:p>
          </table:table-cell>
          <table:table-cell office:value-type="string">
            <text:p>adres url rss</text:p>
          </table:table-cell>
        </table:table-row>
        <table:table-row table:style-name="ro1">
          <table:table-cell/>
          <table:table-cell office:value-type="string">
            <text:p>rss</text:p>
          </table:table-cell>
          <table:table-cell office:value-type="string">
            <text:p>rss</text:p>
          </table:table-cell>
        </table:table-row>
        <table:table-row table:style-name="ro1">
          <table:table-cell/>
          <table:table-cell office:value-type="string">
            <text:p>run immediately</text:p>
          </table:table-cell>
          <table:table-cell office:value-type="string">
            <text:p>uruchom teraz</text:p>
          </table:table-cell>
        </table:table-row>
        <table:table-row table:style-name="ro1">
          <table:table-cell/>
          <table:table-cell office:value-type="string">
            <text:p>same address policy</text:p>
          </table:table-cell>
          <table:table-cell office:value-type="string">
            <text:p>założenia tego samego adresu</text:p>
          </table:table-cell>
        </table:table-row>
        <table:table-row table:style-name="ro1">
          <table:table-cell/>
          <table:table-cell office:value-type="string">
            <text:p>sat</text:p>
          </table:table-cell>
          <table:table-cell office:value-type="string">
            <text:p>so</text:p>
          </table:table-cell>
        </table:table-row>
        <table:table-row table:style-name="ro1">
          <table:table-cell/>
          <table:table-cell office:value-type="string">
            <text:p>saturday</text:p>
          </table:table-cell>
          <table:table-cell office:value-type="string">
            <text:p>sobota</text:p>
          </table:table-cell>
        </table:table-row>
        <table:table-row table:style-name="ro1">
          <table:table-cell/>
          <table:table-cell office:value-type="string">
            <text:p>save changes</text:p>
          </table:table-cell>
          <table:table-cell office:value-type="string">
            <text:p>zapisz zmiany</text:p>
          </table:table-cell>
        </table:table-row>
        <table:table-row table:style-name="ro1">
          <table:table-cell/>
          <table:table-cell office:value-type="string">
            <text:p>save layout</text:p>
          </table:table-cell>
          <table:table-cell office:value-type="string">
            <text:p>zapisz układ</text:p>
          </table:table-cell>
        </table:table-row>
        <table:table-row table:style-name="ro1">
          <table:table-cell/>
          <table:table-cell office:value-type="string">
            <text:p>saved searches</text:p>
          </table:table-cell>
          <table:table-cell office:value-type="string">
            <text:p>zapisane wyszukiwania</text:p>
          </table:table-cell>
        </table:table-row>
        <table:table-row table:style-name="ro1">
          <table:table-cell/>
          <table:table-cell office:value-type="string">
            <text:p>save</text:p>
          </table:table-cell>
          <table:table-cell office:value-type="string">
            <text:p>zapisz</text:p>
          </table:table-cell>
        </table:table-row>
        <table:table-row table:style-name="ro1">
          <table:table-cell/>
          <table:table-cell office:value-type="string">
            <text:p>schedule for later</text:p>
          </table:table-cell>
          <table:table-cell office:value-type="string">
            <text:p>zaplanuj na później</text:p>
          </table:table-cell>
        </table:table-row>
        <table:table-row table:style-name="ro1">
          <table:table-cell/>
          <table:table-cell office:value-type="string">
            <text:p>schedule synchronization</text:p>
          </table:table-cell>
          <table:table-cell office:value-type="string">
            <text:p>planowanie synchronizacji</text:p>
          </table:table-cell>
        </table:table-row>
        <table:table-row table:style-name="ro1">
          <table:table-cell/>
          <table:table-cell office:value-type="string">
            <text:p>scheduled</text:p>
          </table:table-cell>
          <table:table-cell office:value-type="string">
            <text:p>zaplanowane</text:p>
          </table:table-cell>
        </table:table-row>
        <table:table-row table:style-name="ro1">
          <table:table-cell/>
          <table:table-cell office:value-type="string">
            <text:p>schedule</text:p>
          </table:table-cell>
          <table:table-cell office:value-type="string">
            <text:p>harmonogram</text:p>
          </table:table-cell>
        </table:table-row>
        <table:table-row table:style-name="ro1">
          <table:table-cell/>
          <table:table-cell office:value-type="string">
            <text:p>scheduler</text:p>
          </table:table-cell>
          <table:table-cell office:value-type="string">
            <text:p>moduł planowania</text:p>
          </table:table-cell>
        </table:table-row>
        <table:table-row table:style-name="ro1">
          <table:table-cell/>
          <table:table-cell office:value-type="string">
            <text:p>search dn</text:p>
          </table:table-cell>
          <table:table-cell office:value-type="string">
            <text:p>dn wyszukiwania</text:p>
          </table:table-cell>
        </table:table-row>
        <table:table-row table:style-name="ro1">
          <table:table-cell/>
          <table:table-cell office:value-type="string">
            <text:p>search form</text:p>
          </table:table-cell>
          <table:table-cell office:value-type="string">
            <text:p>formularz wyszukiwania</text:p>
          </table:table-cell>
        </table:table-row>
        <table:table-row table:style-name="ro1">
          <table:table-cell/>
          <table:table-cell office:value-type="string">
            <text:p>search results</text:p>
          </table:table-cell>
          <table:table-cell office:value-type="string">
            <text:p>wyniki wyszukiwania</text:p>
          </table:table-cell>
        </table:table-row>
        <table:table-row table:style-name="ro1">
          <table:table-cell/>
          <table:table-cell office:value-type="string">
            <text:p>search subtree</text:p>
          </table:table-cell>
          <table:table-cell office:value-type="string">
            <text:p>przeszukiwanie poddrzewa</text:p>
          </table:table-cell>
        </table:table-row>
        <table:table-row table:style-name="ro1">
          <table:table-cell/>
          <table:table-cell office:value-type="string">
            <text:p>search text</text:p>
          </table:table-cell>
          <table:table-cell office:value-type="string">
            <text:p>wyszukiwanie tekstu</text:p>
          </table:table-cell>
        </table:table-row>
        <table:table-row table:style-name="ro1">
          <table:table-cell/>
          <table:table-cell office:value-type="string">
            <text:p>search</text:p>
          </table:table-cell>
          <table:table-cell office:value-type="string">
            <text:p>wyszukiwanie</text:p>
          </table:table-cell>
        </table:table-row>
        <table:table-row table:style-name="ro1">
          <table:table-cell/>
          <table:table-cell office:value-type="string">
            <text:p>second</text:p>
          </table:table-cell>
          <table:table-cell office:value-type="string">
            <text:p>drugi</text:p>
          </table:table-cell>
        </table:table-row>
        <table:table-row table:style-name="ro1">
          <table:table-cell/>
          <table:table-cell office:value-type="string">
            <text:p>seconds</text:p>
          </table:table-cell>
          <table:table-cell office:value-type="string">
            <text:p>sekundy</text:p>
          </table:table-cell>
        </table:table-row>
        <table:table-row table:style-name="ro1">
          <table:table-cell/>
          <table:table-cell office:value-type="string">
            <text:p>select a file</text:p>
          </table:table-cell>
          <table:table-cell office:value-type="string">
            <text:p>proszę wybrać plik</text:p>
          </table:table-cell>
        </table:table-row>
        <table:table-row table:style-name="ro1">
          <table:table-cell/>
          <table:table-cell office:value-type="string">
            <text:p>select a time</text:p>
          </table:table-cell>
          <table:table-cell office:value-type="string">
            <text:p>proszę wybrać czas</text:p>
          </table:table-cell>
        </table:table-row>
        <table:table-row table:style-name="ro1">
          <table:table-cell/>
          <table:table-cell office:value-type="string">
            <text:p>select a workspace</text:p>
          </table:table-cell>
          <table:table-cell office:value-type="string">
            <text:p>wybierz obszar roboczy</text:p>
          </table:table-cell>
        </table:table-row>
        <table:table-row table:style-name="ro1">
          <table:table-cell/>
          <table:table-cell office:value-type="string">
            <text:p>select all</text:p>
          </table:table-cell>
          <table:table-cell office:value-type="string">
            <text:p>zaznacz wszystko</text:p>
          </table:table-cell>
        </table:table-row>
        <table:table-row table:style-name="ro1">
          <table:table-cell/>
          <table:table-cell office:value-type="string">
            <text:p>select an option</text:p>
          </table:table-cell>
          <table:table-cell office:value-type="string">
            <text:p>proszę wybrać opcję</text:p>
          </table:table-cell>
        </table:table-row>
        <table:table-row table:style-name="ro1">
          <table:table-cell/>
          <table:table-cell office:value-type="string">
            <text:p>select files</text:p>
          </table:table-cell>
          <table:table-cell office:value-type="string">
            <text:p>wybór plików</text:p>
          </table:table-cell>
        </table:table-row>
        <table:table-row table:style-name="ro1">
          <table:table-cell/>
          <table:table-cell office:value-type="string">
            <text:p>select hours</text:p>
          </table:table-cell>
          <table:table-cell office:value-type="string">
            <text:p>proszę wybrać godziny</text:p>
          </table:table-cell>
        </table:table-row>
        <table:table-row table:style-name="ro1">
          <table:table-cell/>
          <table:table-cell office:value-type="string">
            <text:p>select minutes</text:p>
          </table:table-cell>
          <table:table-cell office:value-type="string">
            <text:p>proszę wybrać minuty</text:p>
          </table:table-cell>
        </table:table-row>
        <table:table-row table:style-name="ro1">
          <table:table-cell/>
          <table:table-cell office:value-type="string">
            <text:p>select the condition</text:p>
          </table:table-cell>
          <table:table-cell office:value-type="string">
            <text:p>proszę wybrać warunek</text:p>
          </table:table-cell>
        </table:table-row>
        <table:table-row table:style-name="ro1">
          <table:table-cell/>
          <table:table-cell office:value-type="string">
            <text:p>select this role</text:p>
          </table:table-cell>
          <table:table-cell office:value-type="string">
            <text:p>wybierz tę rolę</text:p>
          </table:table-cell>
        </table:table-row>
        <table:table-row table:style-name="ro1">
          <table:table-cell/>
          <table:table-cell office:value-type="string">
            <text:p>selectbox default value</text:p>
          </table:table-cell>
          <table:table-cell office:value-type="string">
            <text:p>domyślna wartość pola wyboru</text:p>
          </table:table-cell>
        </table:table-row>
        <table:table-row table:style-name="ro1">
          <table:table-cell/>
          <table:table-cell office:value-type="string">
            <text:p>selectbox option</text:p>
          </table:table-cell>
          <table:table-cell office:value-type="string">
            <text:p>opcje pola wyboru</text:p>
          </table:table-cell>
        </table:table-row>
        <table:table-row table:style-name="ro1">
          <table:table-cell/>
          <table:table-cell office:value-type="string">
            <text:p>selectbox</text:p>
          </table:table-cell>
          <table:table-cell office:value-type="string">
            <text:p>pole wyboru</text:p>
          </table:table-cell>
        </table:table-row>
        <table:table-row table:style-name="ro1">
          <table:table-cell/>
          <table:table-cell office:value-type="string">
            <text:p>selected places</text:p>
          </table:table-cell>
          <table:table-cell office:value-type="string">
            <text:p>wybrane miejsca</text:p>
          </table:table-cell>
        </table:table-row>
        <table:table-row table:style-name="ro1">
          <table:table-cell/>
          <table:table-cell office:value-type="string">
            <text:p>selected</text:p>
          </table:table-cell>
          <table:table-cell office:value-type="string">
            <text:p>zaznaczono</text:p>
          </table:table-cell>
        </table:table-row>
        <table:table-row table:style-name="ro1">
          <table:table-cell/>
          <table:table-cell office:value-type="string">
            <text:p>selection data name</text:p>
          </table:table-cell>
          <table:table-cell office:value-type="string">
            <text:p>nazwa zaznaczonych danych</text:p>
          </table:table-cell>
        </table:table-row>
        <table:table-row table:style-name="ro1">
          <table:table-cell/>
          <table:table-cell office:value-type="string">
            <text:p>selection string</text:p>
          </table:table-cell>
          <table:table-cell office:value-type="string">
            <text:p>łańcuch znaków zaznaczenia</text:p>
          </table:table-cell>
        </table:table-row>
        <table:table-row table:style-name="ro1">
          <table:table-cell/>
          <table:table-cell office:value-type="string">
            <text:p>selection</text:p>
          </table:table-cell>
          <table:table-cell office:value-type="string">
            <text:p>zaznaczenie</text:p>
          </table:table-cell>
        </table:table-row>
        <table:table-row table:style-name="ro1">
          <table:table-cell/>
          <table:table-cell office:value-type="string">
            <text:p>select</text:p>
          </table:table-cell>
          <table:table-cell office:value-type="string">
            <text:p>wybierz</text:p>
          </table:table-cell>
        </table:table-row>
        <table:table-row table:style-name="ro1">
          <table:table-cell/>
          <table:table-cell office:value-type="string">
            <text:p>send to friend</text:p>
          </table:table-cell>
          <table:table-cell office:value-type="string">
            <text:p>wyślij do przyjaciela</text:p>
          </table:table-cell>
        </table:table-row>
        <table:table-row table:style-name="ro1">
          <table:table-cell/>
          <table:table-cell office:value-type="string">
            <text:p>send to groups</text:p>
          </table:table-cell>
          <table:table-cell office:value-type="string">
            <text:p>wyślij do grup</text:p>
          </table:table-cell>
        </table:table-row>
        <table:table-row table:style-name="ro1">
          <table:table-cell/>
          <table:table-cell office:value-type="string">
            <text:p>send to teams</text:p>
          </table:table-cell>
          <table:table-cell office:value-type="string">
            <text:p>wyślij do zespołów</text:p>
          </table:table-cell>
        </table:table-row>
        <table:table-row table:style-name="ro1">
          <table:table-cell/>
          <table:table-cell office:value-type="string">
            <text:p>send to</text:p>
          </table:table-cell>
          <table:table-cell office:value-type="string">
            <text:p>wyślij do</text:p>
          </table:table-cell>
        </table:table-row>
        <table:table-row table:style-name="ro1">
          <table:table-cell/>
          <table:table-cell office:value-type="string">
            <text:p>september</text:p>
          </table:table-cell>
          <table:table-cell office:value-type="string">
            <text:p>wrzesień</text:p>
          </table:table-cell>
        </table:table-row>
        <table:table-row table:style-name="ro1">
          <table:table-cell/>
          <table:table-cell office:value-type="string">
            <text:p>sep</text:p>
          </table:table-cell>
          <table:table-cell office:value-type="string">
            <text:p>wrz</text:p>
          </table:table-cell>
        </table:table-row>
        <table:table-row table:style-name="ro1">
          <table:table-cell/>
          <table:table-cell office:value-type="string">
            <text:p>share this calendar</text:p>
          </table:table-cell>
          <table:table-cell office:value-type="string">
            <text:p>współdzielenie tego kalendarza</text:p>
          </table:table-cell>
        </table:table-row>
        <table:table-row table:style-name="ro1">
          <table:table-cell/>
          <table:table-cell office:value-type="string">
            <text:p>share this entry</text:p>
          </table:table-cell>
          <table:table-cell office:value-type="string">
            <text:p>współdzielenie tego wpisu</text:p>
          </table:table-cell>
        </table:table-row>
        <table:table-row table:style-name="ro1">
          <table:table-cell/>
          <table:table-cell office:value-type="string">
            <text:p>share this folder</text:p>
          </table:table-cell>
          <table:table-cell office:value-type="string">
            <text:p>współdzielenie tego folderu</text:p>
          </table:table-cell>
        </table:table-row>
        <table:table-row table:style-name="ro1">
          <table:table-cell/>
          <table:table-cell office:value-type="string">
            <text:p>share this workspace</text:p>
          </table:table-cell>
          <table:table-cell office:value-type="string">
            <text:p>współdzielenie tego obszaru roboczego</text:p>
          </table:table-cell>
        </table:table-row>
        <table:table-row table:style-name="ro1">
          <table:table-cell/>
          <table:table-cell office:value-type="string">
            <text:p>shared folders</text:p>
          </table:table-cell>
          <table:table-cell office:value-type="string">
            <text:p>współdzielone foldery</text:p>
          </table:table-cell>
        </table:table-row>
        <table:table-row table:style-name="ro1">
          <table:table-cell/>
          <table:table-cell office:value-type="string">
            <text:p>shared items</text:p>
          </table:table-cell>
          <table:table-cell office:value-type="string">
            <text:p>współdzielone elementy</text:p>
          </table:table-cell>
        </table:table-row>
        <table:table-row table:style-name="ro1">
          <table:table-cell/>
          <table:table-cell office:value-type="string">
            <text:p>shared workspaces</text:p>
          </table:table-cell>
          <table:table-cell office:value-type="string">
            <text:p>współdzielone obszary robocze</text:p>
          </table:table-cell>
        </table:table-row>
        <table:table-row table:style-name="ro1">
          <table:table-cell/>
          <table:table-cell office:value-type="string">
            <text:p>share</text:p>
          </table:table-cell>
          <table:table-cell office:value-type="string">
            <text:p>współdzielenie</text:p>
          </table:table-cell>
        </table:table-row>
        <table:table-row table:style-name="ro1">
          <table:table-cell/>
          <table:table-cell office:value-type="string">
            <text:p>show accessory panel</text:p>
          </table:table-cell>
          <table:table-cell office:value-type="string">
            <text:p>pokaż panel dodatkowy</text:p>
          </table:table-cell>
        </table:table-row>
        <table:table-row table:style-name="ro1">
          <table:table-cell/>
          <table:table-cell office:value-type="string">
            <text:p>show all photos</text:p>
          </table:table-cell>
          <table:table-cell office:value-type="string">
            <text:p>wyświetl wszystkie zdjęcia</text:p>
          </table:table-cell>
        </table:table-row>
        <table:table-row table:style-name="ro1">
          <table:table-cell/>
          <table:table-cell office:value-type="string">
            <text:p>show as</text:p>
          </table:table-cell>
          <table:table-cell office:value-type="string">
            <text:p>wyświetl jako</text:p>
          </table:table-cell>
        </table:table-row>
        <table:table-row table:style-name="ro1">
          <table:table-cell/>
          <table:table-cell office:value-type="string">
            <text:p>show border</text:p>
          </table:table-cell>
          <table:table-cell office:value-type="string">
            <text:p>wyświetl krawędź</text:p>
          </table:table-cell>
        </table:table-row>
        <table:table-row table:style-name="ro1">
          <table:table-cell/>
          <table:table-cell office:value-type="string">
            <text:p>show current folder</text:p>
          </table:table-cell>
          <table:table-cell office:value-type="string">
            <text:p>wyświetl bieżący folder</text:p>
          </table:table-cell>
        </table:table-row>
        <table:table-row table:style-name="ro1">
          <table:table-cell/>
          <table:table-cell office:value-type="string">
            <text:p>show current workspace</text:p>
          </table:table-cell>
          <table:table-cell office:value-type="string">
            <text:p>wyświetl bieżący obszar roboczy</text:p>
          </table:table-cell>
        </table:table-row>
        <table:table-row table:style-name="ro1">
          <table:table-cell/>
          <table:table-cell office:value-type="string">
            <text:p>show details</text:p>
          </table:table-cell>
          <table:table-cell office:value-type="string">
            <text:p>pokaż szczegóły</text:p>
          </table:table-cell>
        </table:table-row>
        <table:table-row table:style-name="ro1">
          <table:table-cell/>
          <table:table-cell office:value-type="string">
            <text:p>show entries opened</text:p>
          </table:table-cell>
          <table:table-cell office:value-type="string">
            <text:p>wyświetl otwarte wpisy</text:p>
          </table:table-cell>
        </table:table-row>
        <table:table-row table:style-name="ro1">
          <table:table-cell/>
          <table:table-cell office:value-type="string">
            <text:p>show entry</text:p>
          </table:table-cell>
          <table:table-cell office:value-type="string">
            <text:p>wyświetl wpis</text:p>
          </table:table-cell>
        </table:table-row>
        <table:table-row table:style-name="ro1">
          <table:table-cell/>
          <table:table-cell office:value-type="string">
            <text:p>show menu</text:p>
          </table:table-cell>
          <table:table-cell office:value-type="string">
            <text:p>pokaż menu</text:p>
          </table:table-cell>
        </table:table-row>
        <table:table-row table:style-name="ro1">
          <table:table-cell/>
          <table:table-cell office:value-type="string">
            <text:p>show parent folder</text:p>
          </table:table-cell>
          <table:table-cell office:value-type="string">
            <text:p>wyświetl folder nadrzędny</text:p>
          </table:table-cell>
        </table:table-row>
        <table:table-row table:style-name="ro1">
          <table:table-cell/>
          <table:table-cell office:value-type="string">
            <text:p>show parent workspace</text:p>
          </table:table-cell>
          <table:table-cell office:value-type="string">
            <text:p>wyświetl nadrzędny obszar roboczy</text:p>
          </table:table-cell>
        </table:table-row>
        <table:table-row table:style-name="ro1">
          <table:table-cell/>
          <table:table-cell office:value-type="string">
            <text:p>show sidebar</text:p>
          </table:table-cell>
          <table:table-cell office:value-type="string">
            <text:p>pokaż panel boczny</text:p>
          </table:table-cell>
        </table:table-row>
        <table:table-row table:style-name="ro1">
          <table:table-cell/>
          <table:table-cell office:value-type="string">
            <text:p>show tag menu</text:p>
          </table:table-cell>
          <table:table-cell office:value-type="string">
            <text:p>pokaż menu znaczników</text:p>
          </table:table-cell>
        </table:table-row>
        <table:table-row table:style-name="ro1">
          <table:table-cell/>
          <table:table-cell office:value-type="string">
            <text:p>show team membership</text:p>
          </table:table-cell>
          <table:table-cell office:value-type="string">
            <text:p>pokaż członków zespołu</text:p>
          </table:table-cell>
        </table:table-row>
        <table:table-row table:style-name="ro1">
          <table:table-cell/>
          <table:table-cell office:value-type="string">
            <text:p>show</text:p>
          </table:table-cell>
          <table:table-cell office:value-type="string">
            <text:p>pokaż</text:p>
          </table:table-cell>
        </table:table-row>
        <table:table-row table:style-name="ro1">
          <table:table-cell/>
          <table:table-cell office:value-type="string">
            <text:p>sign in</text:p>
          </table:table-cell>
          <table:table-cell office:value-type="string">
            <text:p>zaloguj się</text:p>
          </table:table-cell>
        </table:table-row>
        <table:table-row table:style-name="ro1">
          <table:table-cell/>
          <table:table-cell office:value-type="string">
            <text:p>sign out</text:p>
          </table:table-cell>
          <table:table-cell office:value-type="string">
            <text:p>wyloguj się</text:p>
          </table:table-cell>
        </table:table-row>
        <table:table-row table:style-name="ro1">
          <table:table-cell/>
          <table:table-cell office:value-type="string">
            <text:p>sign the guestbook</text:p>
          </table:table-cell>
          <table:table-cell office:value-type="string">
            <text:p>wpis w księdze gości</text:p>
          </table:table-cell>
        </table:table-row>
        <table:table-row table:style-name="ro1">
          <table:table-cell/>
          <table:table-cell office:value-type="string">
            <text:p>simple file system</text:p>
          </table:table-cell>
          <table:table-cell office:value-type="string">
            <text:p>zwykły system plików</text:p>
          </table:table-cell>
        </table:table-row>
        <table:table-row table:style-name="ro1">
          <table:table-cell/>
          <table:table-cell office:value-type="string">
            <text:p>simple text area</text:p>
          </table:table-cell>
          <table:table-cell office:value-type="string">
            <text:p>zwykłe pole tekstowe</text:p>
          </table:table-cell>
        </table:table-row>
        <table:table-row table:style-name="ro1">
          <table:table-cell/>
          <table:table-cell office:value-type="string">
            <text:p>site administration</text:p>
          </table:table-cell>
          <table:table-cell office:value-type="string">
            <text:p>administrowanie witryną</text:p>
          </table:table-cell>
        </table:table-row>
        <table:table-row table:style-name="ro1">
          <table:table-cell/>
          <table:table-cell office:value-type="string">
            <text:p>site administrator</text:p>
          </table:table-cell>
          <table:table-cell office:value-type="string">
            <text:p>administrator witryny</text:p>
          </table:table-cell>
        </table:table-row>
        <table:table-row table:style-name="ro1">
          <table:table-cell/>
          <table:table-cell office:value-type="string">
            <text:p>site wide</text:p>
          </table:table-cell>
          <table:table-cell office:value-type="string">
            <text:p>w witrynie</text:p>
          </table:table-cell>
        </table:table-row>
        <table:table-row table:style-name="ro1">
          <table:table-cell/>
          <table:table-cell office:value-type="string">
            <text:p>sitescape exception tester</text:p>
          </table:table-cell>
          <table:table-cell office:value-type="string">
            <text:p>tester wyjątków sitescape</text:p>
          </table:table-cell>
        </table:table-row>
        <table:table-row table:style-name="ro1">
          <table:table-cell/>
          <table:table-cell office:value-type="string">
            <text:p>size</text:p>
          </table:table-cell>
          <table:table-cell office:value-type="string">
            <text:p>rozmiar</text:p>
          </table:table-cell>
        </table:table-row>
        <table:table-row table:style-name="ro1">
          <table:table-cell/>
          <table:table-cell office:value-type="string">
            <text:p>skip footer toolbar</text:p>
          </table:table-cell>
          <table:table-cell office:value-type="string">
            <text:p>pomiń pasek narzędzi stopki</text:p>
          </table:table-cell>
        </table:table-row>
        <table:table-row table:style-name="ro1">
          <table:table-cell/>
          <table:table-cell office:value-type="string">
            <text:p>skip navigation links</text:p>
          </table:table-cell>
          <table:table-cell office:value-type="string">
            <text:p>pomiń odnośniki nawigacyjne</text:p>
          </table:table-cell>
        </table:table-row>
        <table:table-row table:style-name="ro1">
          <table:table-cell/>
          <table:table-cell office:value-type="string">
            <text:p>skip paging links</text:p>
          </table:table-cell>
          <table:table-cell office:value-type="string">
            <text:p>pomiń odnośniki stronicowania</text:p>
          </table:table-cell>
        </table:table-row>
        <table:table-row table:style-name="ro1">
          <table:table-cell/>
          <table:table-cell office:value-type="string">
            <text:p>skip toolbar</text:p>
          </table:table-cell>
          <table:table-cell office:value-type="string">
            <text:p>pomiń pasek narzędzi</text:p>
          </table:table-cell>
        </table:table-row>
        <table:table-row table:style-name="ro1">
          <table:table-cell/>
          <table:table-cell office:value-type="string">
            <text:p>skype name</text:p>
          </table:table-cell>
          <table:table-cell office:value-type="string">
            <text:p>nazwa użytkownika skype</text:p>
          </table:table-cell>
        </table:table-row>
        <table:table-row table:style-name="ro1">
          <table:table-cell/>
          <table:table-cell office:value-type="string">
            <text:p>skype</text:p>
          </table:table-cell>
          <table:table-cell office:value-type="string">
            <text:p>skype</text:p>
          </table:table-cell>
        </table:table-row>
        <table:table-row table:style-name="ro1">
          <table:table-cell/>
          <table:table-cell office:value-type="string">
            <text:p>small</text:p>
          </table:table-cell>
          <table:table-cell office:value-type="string">
            <text:p>mały</text:p>
          </table:table-cell>
        </table:table-row>
        <table:table-row table:style-name="ro1">
          <table:table-cell/>
          <table:table-cell office:value-type="string">
            <text:p>sort by</text:p>
          </table:table-cell>
          <table:table-cell office:value-type="string">
            <text:p>sortuj według</text:p>
          </table:table-cell>
        </table:table-row>
        <table:table-row table:style-name="ro1">
          <table:table-cell/>
          <table:table-cell office:value-type="string">
            <text:p>square with border</text:p>
          </table:table-cell>
          <table:table-cell office:value-type="string">
            <text:p>kwadratowe z obramowaniem</text:p>
          </table:table-cell>
        </table:table-row>
        <table:table-row table:style-name="ro1">
          <table:table-cell/>
          <table:table-cell table:number-columns-repeated="2" office:value-type="string">
            <text:p>s</text:p>
          </table:table-cell>
        </table:table-row>
        <table:table-row table:style-name="ro1">
          <table:table-cell/>
          <table:table-cell office:value-type="string">
            <text:p>sswidgettest</text:p>
          </table:table-cell>
          <table:table-cell office:value-type="string">
            <text:p>test sswidget</text:p>
          </table:table-cell>
        </table:table-row>
        <table:table-row table:style-name="ro1">
          <table:table-cell/>
          <table:table-cell office:value-type="string">
            <text:p>standard form elements</text:p>
          </table:table-cell>
          <table:table-cell office:value-type="string">
            <text:p>standardowe elementy formularza</text:p>
          </table:table-cell>
        </table:table-row>
        <table:table-row table:style-name="ro1">
          <table:table-cell/>
          <table:table-cell office:value-type="string">
            <text:p>standard templates</text:p>
          </table:table-cell>
          <table:table-cell office:value-type="string">
            <text:p>szablony standardowe</text:p>
          </table:table-cell>
        </table:table-row>
        <table:table-row table:style-name="ro1">
          <table:table-cell/>
          <table:table-cell office:value-type="string">
            <text:p>staroffice</text:p>
          </table:table-cell>
          <table:table-cell office:value-type="string">
            <text:p>staroffice</text:p>
          </table:table-cell>
        </table:table-row>
        <table:table-row table:style-name="ro1">
          <table:table-cell/>
          <table:table-cell office:value-type="string">
            <text:p>start date passed</text:p>
          </table:table-cell>
          <table:table-cell office:value-type="string">
            <text:p>data rozpoczęcia już minęła</text:p>
          </table:table-cell>
        </table:table-row>
        <table:table-row table:style-name="ro1">
          <table:table-cell/>
          <table:table-cell office:value-type="string">
            <text:p>start meeting now</text:p>
          </table:table-cell>
          <table:table-cell office:value-type="string">
            <text:p>rozpocznij spotkanie teraz</text:p>
          </table:table-cell>
        </table:table-row>
        <table:table-row table:style-name="ro1">
          <table:table-cell/>
          <table:table-cell office:value-type="string">
            <text:p>start state</text:p>
          </table:table-cell>
          <table:table-cell office:value-type="string">
            <text:p>stan początkowy</text:p>
          </table:table-cell>
        </table:table-row>
        <table:table-row table:style-name="ro1">
          <table:table-cell/>
          <table:table-cell office:value-type="string">
            <text:p>start</text:p>
          </table:table-cell>
          <table:table-cell office:value-type="string">
            <text:p>początek</text:p>
          </table:table-cell>
        </table:table-row>
        <table:table-row table:style-name="ro1">
          <table:table-cell/>
          <table:table-cell office:value-type="string">
            <text:p>state name</text:p>
          </table:table-cell>
          <table:table-cell office:value-type="string">
            <text:p>nazwa stanu</text:p>
          </table:table-cell>
        </table:table-row>
        <table:table-row table:style-name="ro1">
          <table:table-cell/>
          <table:table-cell office:value-type="string">
            <text:p>state</text:p>
          </table:table-cell>
          <table:table-cell office:value-type="string">
            <text:p>stan</text:p>
          </table:table-cell>
        </table:table-row>
        <table:table-row table:style-name="ro1">
          <table:table-cell/>
          <table:table-cell office:value-type="string">
            <text:p>status at</text:p>
          </table:table-cell>
          <table:table-cell office:value-type="string">
            <text:p>stan o</text:p>
          </table:table-cell>
        </table:table-row>
        <table:table-row table:style-name="ro1">
          <table:table-cell/>
          <table:table-cell office:value-type="string">
            <text:p>status report</text:p>
          </table:table-cell>
          <table:table-cell office:value-type="string">
            <text:p>raport o stanie</text:p>
          </table:table-cell>
        </table:table-row>
        <table:table-row table:style-name="ro1">
          <table:table-cell/>
          <table:table-cell office:value-type="string">
            <text:p>status</text:p>
          </table:table-cell>
          <table:table-cell office:value-type="string">
            <text:p>stan</text:p>
          </table:table-cell>
        </table:table-row>
        <table:table-row table:style-name="ro1">
          <table:table-cell/>
          <table:table-cell office:value-type="string">
            <text:p>style</text:p>
          </table:table-cell>
          <table:table-cell office:value-type="string">
            <text:p>styl</text:p>
          </table:table-cell>
        </table:table-row>
        <table:table-row table:style-name="ro1">
          <table:table-cell/>
          <table:table-cell office:value-type="string">
            <text:p>subject</text:p>
          </table:table-cell>
          <table:table-cell office:value-type="string">
            <text:p>temat</text:p>
          </table:table-cell>
        </table:table-row>
        <table:table-row table:style-name="ro1">
          <table:table-cell/>
          <table:table-cell office:value-type="string">
            <text:p>subscribe</text:p>
          </table:table-cell>
          <table:table-cell office:value-type="string">
            <text:p>subskrybuj</text:p>
          </table:table-cell>
        </table:table-row>
        <table:table-row table:style-name="ro1">
          <table:table-cell/>
          <table:table-cell office:value-type="string">
            <text:p>subscriptions</text:p>
          </table:table-cell>
          <table:table-cell office:value-type="string">
            <text:p>subskrypcje</text:p>
          </table:table-cell>
        </table:table-row>
        <table:table-row table:style-name="ro1">
          <table:table-cell/>
          <table:table-cell office:value-type="string">
            <text:p>subscription</text:p>
          </table:table-cell>
          <table:table-cell office:value-type="string">
            <text:p>subskrypcja</text:p>
          </table:table-cell>
        </table:table-row>
        <table:table-row table:style-name="ro1">
          <table:table-cell/>
          <table:table-cell office:value-type="string">
            <text:p>summarize login entries</text:p>
          </table:table-cell>
          <table:table-cell office:value-type="string">
            <text:p>podsumowanie wpisów logowania</text:p>
          </table:table-cell>
        </table:table-row>
        <table:table-row table:style-name="ro1">
          <table:table-cell/>
          <table:table-cell office:value-type="string">
            <text:p>summary view</text:p>
          </table:table-cell>
          <table:table-cell office:value-type="string">
            <text:p>widok podsumowania</text:p>
          </table:table-cell>
        </table:table-row>
        <table:table-row table:style-name="ro1">
          <table:table-cell/>
          <table:table-cell office:value-type="string">
            <text:p>sunday</text:p>
          </table:table-cell>
          <table:table-cell office:value-type="string">
            <text:p>niedziela</text:p>
          </table:table-cell>
        </table:table-row>
        <table:table-row table:style-name="ro1">
          <table:table-cell/>
          <table:table-cell office:value-type="string">
            <text:p>sun</text:p>
          </table:table-cell>
          <table:table-cell office:value-type="string">
            <text:p>nd</text:p>
          </table:table-cell>
        </table:table-row>
        <table:table-row table:style-name="ro1">
          <table:table-cell/>
          <table:table-cell office:value-type="string">
            <text:p>survey folder</text:p>
          </table:table-cell>
          <table:table-cell office:value-type="string">
            <text:p>folder ankiet</text:p>
          </table:table-cell>
        </table:table-row>
        <table:table-row table:style-name="ro1">
          <table:table-cell/>
          <table:table-cell office:value-type="string">
            <text:p>survey title</text:p>
          </table:table-cell>
          <table:table-cell office:value-type="string">
            <text:p>tytuł ankiety</text:p>
          </table:table-cell>
        </table:table-row>
        <table:table-row table:style-name="ro1">
          <table:table-cell/>
          <table:table-cell office:value-type="string">
            <text:p>survey view style</text:p>
          </table:table-cell>
          <table:table-cell office:value-type="string">
            <text:p>styl widoku ankiety</text:p>
          </table:table-cell>
        </table:table-row>
        <table:table-row table:style-name="ro1">
          <table:table-cell/>
          <table:table-cell office:value-type="string">
            <text:p>survey vote</text:p>
          </table:table-cell>
          <table:table-cell office:value-type="string">
            <text:p>głos w ankiecie</text:p>
          </table:table-cell>
        </table:table-row>
        <table:table-row table:style-name="ro1">
          <table:table-cell/>
          <table:table-cell office:value-type="string">
            <text:p>survey</text:p>
          </table:table-cell>
          <table:table-cell office:value-type="string">
            <text:p>ankieta</text:p>
          </table:table-cell>
        </table:table-row>
        <table:table-row table:style-name="ro1">
          <table:table-cell/>
          <table:table-cell office:value-type="string">
            <text:p>synchronize group membership</text:p>
          </table:table-cell>
          <table:table-cell office:value-type="string">
            <text:p>synchronizacja przynależności do grupy</text:p>
          </table:table-cell>
        </table:table-row>
        <table:table-row table:style-name="ro1">
          <table:table-cell/>
          <table:table-cell office:value-type="string">
            <text:p>synchronize user profiles</text:p>
          </table:table-cell>
          <table:table-cell office:value-type="string">
            <text:p>synchronizacja profilów użytkownika</text:p>
          </table:table-cell>
        </table:table-row>
        <table:table-row table:style-name="ro1">
          <table:table-cell/>
          <table:table-cell office:value-type="string">
            <text:p>system error logs</text:p>
          </table:table-cell>
          <table:table-cell office:value-type="string">
            <text:p>systemowy dziennik błędów</text:p>
          </table:table-cell>
        </table:table-row>
        <table:table-row table:style-name="ro1">
          <table:table-cell/>
          <table:table-cell office:value-type="string">
            <text:p>table of contents</text:p>
          </table:table-cell>
          <table:table-cell office:value-type="string">
            <text:p>spis treści</text:p>
          </table:table-cell>
        </table:table-row>
        <table:table-row table:style-name="ro1">
          <table:table-cell/>
          <table:table-cell office:value-type="string">
            <text:p>tag this folder</text:p>
          </table:table-cell>
          <table:table-cell office:value-type="string">
            <text:p>oznacz ten folder</text:p>
          </table:table-cell>
        </table:table-row>
        <table:table-row table:style-name="ro1">
          <table:table-cell/>
          <table:table-cell office:value-type="string">
            <text:p>tag this workspace</text:p>
          </table:table-cell>
          <table:table-cell office:value-type="string">
            <text:p>oznacz ten obszar roboczy</text:p>
          </table:table-cell>
        </table:table-row>
        <table:table-row table:style-name="ro1">
          <table:table-cell/>
          <table:table-cell office:value-type="string">
            <text:p>tags</text:p>
          </table:table-cell>
          <table:table-cell office:value-type="string">
            <text:p>znaczniki</text:p>
          </table:table-cell>
        </table:table-row>
        <table:table-row table:style-name="ro1">
          <table:table-cell/>
          <table:table-cell office:value-type="string">
            <text:p>tag</text:p>
          </table:table-cell>
          <table:table-cell office:value-type="string">
            <text:p>znacznik</text:p>
          </table:table-cell>
        </table:table-row>
        <table:table-row table:style-name="ro1">
          <table:table-cell/>
          <table:table-cell office:value-type="string">
            <text:p>task entry</text:p>
          </table:table-cell>
          <table:table-cell office:value-type="string">
            <text:p>wpis zadania</text:p>
          </table:table-cell>
        </table:table-row>
        <table:table-row table:style-name="ro1">
          <table:table-cell/>
          <table:table-cell office:value-type="string">
            <text:p>task folder</text:p>
          </table:table-cell>
          <table:table-cell office:value-type="string">
            <text:p>folder zadań</text:p>
          </table:table-cell>
        </table:table-row>
        <table:table-row table:style-name="ro1">
          <table:table-cell/>
          <table:table-cell office:value-type="string">
            <text:p>task folders</text:p>
          </table:table-cell>
          <table:table-cell office:value-type="string">
            <text:p>foldery zadań</text:p>
          </table:table-cell>
        </table:table-row>
        <table:table-row table:style-name="ro1">
          <table:table-cell/>
          <table:table-cell office:value-type="string">
            <text:p>task name</text:p>
          </table:table-cell>
          <table:table-cell office:value-type="string">
            <text:p>nazwa zadania</text:p>
          </table:table-cell>
        </table:table-row>
        <table:table-row table:style-name="ro1">
          <table:table-cell/>
          <table:table-cell office:value-type="string">
            <text:p>task summary</text:p>
          </table:table-cell>
          <table:table-cell office:value-type="string">
            <text:p>podsumowanie zadań</text:p>
          </table:table-cell>
        </table:table-row>
        <table:table-row table:style-name="ro1">
          <table:table-cell/>
          <table:table-cell office:value-type="string">
            <text:p>task view style</text:p>
          </table:table-cell>
          <table:table-cell office:value-type="string">
            <text:p>styl widoku zadania</text:p>
          </table:table-cell>
        </table:table-row>
        <table:table-row table:style-name="ro1">
          <table:table-cell/>
          <table:table-cell office:value-type="string">
            <text:p>task workflow</text:p>
          </table:table-cell>
          <table:table-cell office:value-type="string">
            <text:p>przepływ pracy zadania</text:p>
          </table:table-cell>
        </table:table-row>
        <table:table-row table:style-name="ro1">
          <table:table-cell/>
          <table:table-cell office:value-type="string">
            <text:p>tasks and calendars</text:p>
          </table:table-cell>
          <table:table-cell office:value-type="string">
            <text:p>zadania i kalendarze</text:p>
          </table:table-cell>
        </table:table-row>
        <table:table-row table:style-name="ro1">
          <table:table-cell/>
          <table:table-cell office:value-type="string">
            <text:p>tasks due anytime</text:p>
          </table:table-cell>
          <table:table-cell office:value-type="string">
            <text:p>zadania do wykonania w dowolnym czasie</text:p>
          </table:table-cell>
        </table:table-row>
        <table:table-row table:style-name="ro1">
          <table:table-cell/>
          <table:table-cell office:value-type="string">
            <text:p>tasks due</text:p>
          </table:table-cell>
          <table:table-cell office:value-type="string">
            <text:p>termin wykonania zadania</text:p>
          </table:table-cell>
        </table:table-row>
        <table:table-row table:style-name="ro1">
          <table:table-cell/>
          <table:table-cell office:value-type="string">
            <text:p>tasks</text:p>
          </table:table-cell>
          <table:table-cell office:value-type="string">
            <text:p>zadania</text:p>
          </table:table-cell>
        </table:table-row>
        <table:table-row table:style-name="ro1">
          <table:table-cell/>
          <table:table-cell office:value-type="string">
            <text:p>task</text:p>
          </table:table-cell>
          <table:table-cell office:value-type="string">
            <text:p>zadanie</text:p>
          </table:table-cell>
        </table:table-row>
        <table:table-row table:style-name="ro1">
          <table:table-cell/>
          <table:table-cell office:value-type="string">
            <text:p>team list</text:p>
          </table:table-cell>
          <table:table-cell office:value-type="string">
            <text:p>lista zespołów</text:p>
          </table:table-cell>
        </table:table-row>
        <table:table-row table:style-name="ro1">
          <table:table-cell/>
          <table:table-cell office:value-type="string">
            <text:p>team member</text:p>
          </table:table-cell>
          <table:table-cell office:value-type="string">
            <text:p>członek zespołu</text:p>
          </table:table-cell>
        </table:table-row>
        <table:table-row table:style-name="ro1">
          <table:table-cell/>
          <table:table-cell office:value-type="string">
            <text:p>team members</text:p>
          </table:table-cell>
          <table:table-cell office:value-type="string">
            <text:p>członkowie zespołu</text:p>
          </table:table-cell>
        </table:table-row>
        <table:table-row table:style-name="ro1">
          <table:table-cell/>
          <table:table-cell office:value-type="string">
            <text:p>team workspace root</text:p>
          </table:table-cell>
          <table:table-cell office:value-type="string">
            <text:p>główny obszar roboczy zespołu</text:p>
          </table:table-cell>
        </table:table-row>
        <table:table-row table:style-name="ro1">
          <table:table-cell/>
          <table:table-cell office:value-type="string">
            <text:p>team workspace</text:p>
          </table:table-cell>
          <table:table-cell office:value-type="string">
            <text:p>obszar roboczy zespołu</text:p>
          </table:table-cell>
        </table:table-row>
        <table:table-row table:style-name="ro1">
          <table:table-cell/>
          <table:table-cell office:value-type="string">
            <text:p>team workspaces</text:p>
          </table:table-cell>
          <table:table-cell office:value-type="string">
            <text:p>obszary robocze zespołów</text:p>
          </table:table-cell>
        </table:table-row>
        <table:table-row table:style-name="ro1">
          <table:table-cell/>
          <table:table-cell office:value-type="string">
            <text:p>teaming administration page</text:p>
          </table:table-cell>
          <table:table-cell office:value-type="string">
            <text:p>strona administracyjna teaming</text:p>
          </table:table-cell>
        </table:table-row>
        <table:table-row table:style-name="ro1">
          <table:table-cell/>
          <table:table-cell office:value-type="string">
            <text:p>teaming administration</text:p>
          </table:table-cell>
          <table:table-cell office:value-type="string">
            <text:p>administracja teaming</text:p>
          </table:table-cell>
        </table:table-row>
        <table:table-row table:style-name="ro1">
          <table:table-cell/>
          <table:table-cell office:value-type="string">
            <text:p>teaming buddy list</text:p>
          </table:table-cell>
          <table:table-cell office:value-type="string">
            <text:p>lista znajomych teaming</text:p>
          </table:table-cell>
        </table:table-row>
        <table:table-row table:style-name="ro1">
          <table:table-cell/>
          <table:table-cell office:value-type="string">
            <text:p>teaming initiates interactions</text:p>
          </table:table-cell>
          <table:table-cell office:value-type="string">
            <text:p>teaming inicjuje interakcje</text:p>
          </table:table-cell>
        </table:table-row>
        <table:table-row table:style-name="ro1">
          <table:table-cell/>
          <table:table-cell office:value-type="string">
            <text:p>teaming migration</text:p>
          </table:table-cell>
          <table:table-cell office:value-type="string">
            <text:p>migracja teaming</text:p>
          </table:table-cell>
        </table:table-row>
        <table:table-row table:style-name="ro1">
          <table:table-cell/>
          <table:table-cell office:value-type="string">
            <text:p>teaming navigator</text:p>
          </table:table-cell>
          <table:table-cell office:value-type="string">
            <text:p>nawigator teaming</text:p>
          </table:table-cell>
        </table:table-row>
        <table:table-row table:style-name="ro1">
          <table:table-cell/>
          <table:table-cell office:value-type="string">
            <text:p>teaming widget test</text:p>
          </table:table-cell>
          <table:table-cell office:value-type="string">
            <text:p>test widgetu teaming</text:p>
          </table:table-cell>
        </table:table-row>
        <table:table-row table:style-name="ro1">
          <table:table-cell/>
          <table:table-cell office:value-type="string">
            <text:p>teams</text:p>
          </table:table-cell>
          <table:table-cell office:value-type="string">
            <text:p>zespoły</text:p>
          </table:table-cell>
        </table:table-row>
        <table:table-row table:style-name="ro1">
          <table:table-cell/>
          <table:table-cell office:value-type="string">
            <text:p>team</text:p>
          </table:table-cell>
          <table:table-cell office:value-type="string">
            <text:p>zespół</text:p>
          </table:table-cell>
        </table:table-row>
        <table:table-row table:style-name="ro1">
          <table:table-cell/>
          <table:table-cell office:value-type="string">
            <text:p>templates</text:p>
          </table:table-cell>
          <table:table-cell office:value-type="string">
            <text:p>szablony</text:p>
          </table:table-cell>
        </table:table-row>
        <table:table-row table:style-name="ro1">
          <table:table-cell/>
          <table:table-cell office:value-type="string">
            <text:p>tentative</text:p>
          </table:table-cell>
          <table:table-cell office:value-type="string">
            <text:p>wstępnie zajęty</text:p>
          </table:table-cell>
        </table:table-row>
        <table:table-row table:style-name="ro1">
          <table:table-cell/>
          <table:table-cell office:value-type="string">
            <text:p>text verification</text:p>
          </table:table-cell>
          <table:table-cell office:value-type="string">
            <text:p>weryfikacja tekstu</text:p>
          </table:table-cell>
        </table:table-row>
        <table:table-row table:style-name="ro1">
          <table:table-cell/>
          <table:table-cell office:value-type="string">
            <text:p>text</text:p>
          </table:table-cell>
          <table:table-cell office:value-type="string">
            <text:p>tekst</text:p>
          </table:table-cell>
        </table:table-row>
        <table:table-row table:style-name="ro1">
          <table:table-cell/>
          <table:table-cell office:value-type="string">
            <text:p>third</text:p>
          </table:table-cell>
          <table:table-cell office:value-type="string">
            <text:p>trzeci</text:p>
          </table:table-cell>
        </table:table-row>
        <table:table-row table:style-name="ro1">
          <table:table-cell/>
          <table:table-cell office:value-type="string">
            <text:p>this distinguished name</text:p>
          </table:table-cell>
          <table:table-cell office:value-type="string">
            <text:p>ta indywidualna nazwa</text:p>
          </table:table-cell>
        </table:table-row>
        <table:table-row table:style-name="ro1">
          <table:table-cell/>
          <table:table-cell office:value-type="string">
            <text:p>this search filter</text:p>
          </table:table-cell>
          <table:table-cell office:value-type="string">
            <text:p>ten filtr wyszukiwania</text:p>
          </table:table-cell>
        </table:table-row>
        <table:table-row table:style-name="ro1">
          <table:table-cell/>
          <table:table-cell office:value-type="string">
            <text:p>three column table</text:p>
          </table:table-cell>
          <table:table-cell office:value-type="string">
            <text:p>tabela trzykolumnowa</text:p>
          </table:table-cell>
        </table:table-row>
        <table:table-row table:style-name="ro1">
          <table:table-cell/>
          <table:table-cell office:value-type="string">
            <text:p>thu</text:p>
          </table:table-cell>
          <table:table-cell office:value-type="string">
            <text:p>cz</text:p>
          </table:table-cell>
        </table:table-row>
        <table:table-row table:style-name="ro1">
          <table:table-cell/>
          <table:table-cell office:value-type="string">
            <text:p>thumbnail image</text:p>
          </table:table-cell>
          <table:table-cell office:value-type="string">
            <text:p>miniaturka obrazu</text:p>
          </table:table-cell>
        </table:table-row>
        <table:table-row table:style-name="ro1">
          <table:table-cell/>
          <table:table-cell office:value-type="string">
            <text:p>thursday</text:p>
          </table:table-cell>
          <table:table-cell office:value-type="string">
            <text:p>czwartek</text:p>
          </table:table-cell>
        </table:table-row>
        <table:table-row table:style-name="ro1">
          <table:table-cell/>
          <table:table-cell office:value-type="string">
            <text:p>time period</text:p>
          </table:table-cell>
          <table:table-cell office:value-type="string">
            <text:p>okres</text:p>
          </table:table-cell>
        </table:table-row>
        <table:table-row table:style-name="ro1">
          <table:table-cell/>
          <table:table-cell office:value-type="string">
            <text:p>time zone sensitive</text:p>
          </table:table-cell>
          <table:table-cell office:value-type="string">
            <text:p>rozróżnianie stref czasowych</text:p>
          </table:table-cell>
        </table:table-row>
        <table:table-row table:style-name="ro1">
          <table:table-cell/>
          <table:table-cell office:value-type="string">
            <text:p>time zone</text:p>
          </table:table-cell>
          <table:table-cell office:value-type="string">
            <text:p>strefa czasowa</text:p>
          </table:table-cell>
        </table:table-row>
        <table:table-row table:style-name="ro1">
          <table:table-cell/>
          <table:table-cell office:value-type="string">
            <text:p>times</text:p>
          </table:table-cell>
          <table:table-cell office:value-type="string">
            <text:p>razy</text:p>
          </table:table-cell>
        </table:table-row>
        <table:table-row table:style-name="ro1">
          <table:table-cell/>
          <table:table-cell office:value-type="string">
            <text:p>title</text:p>
          </table:table-cell>
          <table:table-cell office:value-type="string">
            <text:p>tytuł</text:p>
          </table:table-cell>
        </table:table-row>
        <table:table-row table:style-name="ro1">
          <table:table-cell/>
          <table:table-cell office:value-type="string">
            <text:p>to folder</text:p>
          </table:table-cell>
          <table:table-cell office:value-type="string">
            <text:p>do folderu</text:p>
          </table:table-cell>
        </table:table-row>
        <table:table-row table:style-name="ro1">
          <table:table-cell/>
          <table:table-cell office:value-type="string">
            <text:p>to state</text:p>
          </table:table-cell>
          <table:table-cell office:value-type="string">
            <text:p>do stanu</text:p>
          </table:table-cell>
        </table:table-row>
        <table:table-row table:style-name="ro1">
          <table:table-cell/>
          <table:table-cell office:value-type="string">
            <text:p>today</text:p>
          </table:table-cell>
          <table:table-cell office:value-type="string">
            <text:p>dziś</text:p>
          </table:table-cell>
        </table:table-row>
        <table:table-row table:style-name="ro1">
          <table:table-cell/>
          <table:table-cell office:value-type="string">
            <text:p>token requester</text:p>
          </table:table-cell>
          <table:table-cell office:value-type="string">
            <text:p>osoba żądająca token</text:p>
          </table:table-cell>
        </table:table-row>
        <table:table-row table:style-name="ro1">
          <table:table-cell/>
          <table:table-cell office:value-type="string">
            <text:p>tooltip preference</text:p>
          </table:table-cell>
          <table:table-cell office:value-type="string">
            <text:p>preferencje podpowiedzi</text:p>
          </table:table-cell>
        </table:table-row>
        <table:table-row table:style-name="ro1">
          <table:table-cell/>
          <table:table-cell office:value-type="string">
            <text:p>top ranked people</text:p>
          </table:table-cell>
          <table:table-cell office:value-type="string">
            <text:p>osoby najwyżej w rankingu</text:p>
          </table:table-cell>
        </table:table-row>
        <table:table-row table:style-name="ro1">
          <table:table-cell/>
          <table:table-cell office:value-type="string">
            <text:p>top ranked places</text:p>
          </table:table-cell>
          <table:table-cell office:value-type="string">
            <text:p>miejsca najwyżej w rankingu</text:p>
          </table:table-cell>
        </table:table-row>
        <table:table-row table:style-name="ro1">
          <table:table-cell/>
          <table:table-cell office:value-type="string">
            <text:p>track this calendar</text:p>
          </table:table-cell>
          <table:table-cell office:value-type="string">
            <text:p>śledzenie tego kalendarza</text:p>
          </table:table-cell>
        </table:table-row>
        <table:table-row table:style-name="ro1">
          <table:table-cell/>
          <table:table-cell office:value-type="string">
            <text:p>track this folder</text:p>
          </table:table-cell>
          <table:table-cell office:value-type="string">
            <text:p>śledzenie tego folderu</text:p>
          </table:table-cell>
        </table:table-row>
        <table:table-row table:style-name="ro1">
          <table:table-cell/>
          <table:table-cell office:value-type="string">
            <text:p>track this person</text:p>
          </table:table-cell>
          <table:table-cell office:value-type="string">
            <text:p>śledzenie tej osoby</text:p>
          </table:table-cell>
        </table:table-row>
        <table:table-row table:style-name="ro1">
          <table:table-cell/>
          <table:table-cell office:value-type="string">
            <text:p>track this workspace</text:p>
          </table:table-cell>
          <table:table-cell office:value-type="string">
            <text:p>śledzenie tego obszaru roboczego</text:p>
          </table:table-cell>
        </table:table-row>
        <table:table-row table:style-name="ro1">
          <table:table-cell/>
          <table:table-cell office:value-type="string">
            <text:p>tracked calendars</text:p>
          </table:table-cell>
          <table:table-cell office:value-type="string">
            <text:p>śledzone kalendarze</text:p>
          </table:table-cell>
        </table:table-row>
        <table:table-row table:style-name="ro1">
          <table:table-cell/>
          <table:table-cell office:value-type="string">
            <text:p>tracked items</text:p>
          </table:table-cell>
          <table:table-cell office:value-type="string">
            <text:p>śledzone elementy</text:p>
          </table:table-cell>
        </table:table-row>
        <table:table-row table:style-name="ro1">
          <table:table-cell/>
          <table:table-cell office:value-type="string">
            <text:p>tracked people</text:p>
          </table:table-cell>
          <table:table-cell office:value-type="string">
            <text:p>śledzone osoby</text:p>
          </table:table-cell>
        </table:table-row>
        <table:table-row table:style-name="ro1">
          <table:table-cell/>
          <table:table-cell office:value-type="string">
            <text:p>tracked places</text:p>
          </table:table-cell>
          <table:table-cell office:value-type="string">
            <text:p>śledzone miejsca</text:p>
          </table:table-cell>
        </table:table-row>
        <table:table-row table:style-name="ro1">
          <table:table-cell/>
          <table:table-cell office:value-type="string">
            <text:p>tracked workspaces</text:p>
          </table:table-cell>
          <table:table-cell office:value-type="string">
            <text:p>śledzone obszary robocze</text:p>
          </table:table-cell>
        </table:table-row>
        <table:table-row table:style-name="ro1">
          <table:table-cell/>
          <table:table-cell office:value-type="string">
            <text:p>transition on comment</text:p>
          </table:table-cell>
          <table:table-cell office:value-type="string">
            <text:p>przejście przy komentarzu</text:p>
          </table:table-cell>
        </table:table-row>
        <table:table-row table:style-name="ro1">
          <table:table-cell/>
          <table:table-cell office:value-type="string">
            <text:p>transition on modify</text:p>
          </table:table-cell>
          <table:table-cell office:value-type="string">
            <text:p>przejście przy modyfikacji</text:p>
          </table:table-cell>
        </table:table-row>
        <table:table-row table:style-name="ro1">
          <table:table-cell/>
          <table:table-cell office:value-type="string">
            <text:p>transition on response</text:p>
          </table:table-cell>
          <table:table-cell office:value-type="string">
            <text:p>przejście przy odpowiedzi</text:p>
          </table:table-cell>
        </table:table-row>
        <table:table-row table:style-name="ro1">
          <table:table-cell/>
          <table:table-cell office:value-type="string">
            <text:p>transition type</text:p>
          </table:table-cell>
          <table:table-cell office:value-type="string">
            <text:p>typ przejścia</text:p>
          </table:table-cell>
        </table:table-row>
        <table:table-row table:style-name="ro1">
          <table:table-cell/>
          <table:table-cell office:value-type="string">
            <text:p>transition</text:p>
          </table:table-cell>
          <table:table-cell office:value-type="string">
            <text:p>przejście</text:p>
          </table:table-cell>
        </table:table-row>
        <table:table-row table:style-name="ro1">
          <table:table-cell/>
          <table:table-cell office:value-type="string">
            <text:p>transitions</text:p>
          </table:table-cell>
          <table:table-cell office:value-type="string">
            <text:p>przejścia</text:p>
          </table:table-cell>
        </table:table-row>
        <table:table-row table:style-name="ro1">
          <table:table-cell/>
          <table:table-cell office:value-type="string">
            <text:p>transparent</text:p>
          </table:table-cell>
          <table:table-cell office:value-type="string">
            <text:p>przezroczysty</text:p>
          </table:table-cell>
        </table:table-row>
        <table:table-row table:style-name="ro1">
          <table:table-cell/>
          <table:table-cell office:value-type="string">
            <text:p>trusted</text:p>
          </table:table-cell>
          <table:table-cell office:value-type="string">
            <text:p>zaufane</text:p>
          </table:table-cell>
        </table:table-row>
        <table:table-row table:style-name="ro1">
          <table:table-cell/>
          <table:table-cell office:value-type="string">
            <text:p>tuesday</text:p>
          </table:table-cell>
          <table:table-cell office:value-type="string">
            <text:p>wtorek</text:p>
          </table:table-cell>
        </table:table-row>
        <table:table-row table:style-name="ro1">
          <table:table-cell/>
          <table:table-cell office:value-type="string">
            <text:p>tue</text:p>
          </table:table-cell>
          <table:table-cell office:value-type="string">
            <text:p>wt</text:p>
          </table:table-cell>
        </table:table-row>
        <table:table-row table:style-name="ro1">
          <table:table-cell/>
          <table:table-cell office:value-type="string">
            <text:p>turn tooltips off</text:p>
          </table:table-cell>
          <table:table-cell office:value-type="string">
            <text:p>wyłącz podpowiedzi</text:p>
          </table:table-cell>
        </table:table-row>
        <table:table-row table:style-name="ro1">
          <table:table-cell/>
          <table:table-cell office:value-type="string">
            <text:p>turn tooltips on</text:p>
          </table:table-cell>
          <table:table-cell office:value-type="string">
            <text:p>włącz podpowiedzi</text:p>
          </table:table-cell>
        </table:table-row>
        <table:table-row table:style-name="ro1">
          <table:table-cell/>
          <table:table-cell office:value-type="string">
            <text:p>t</text:p>
          </table:table-cell>
          <table:table-cell office:value-type="string">
            <text:p>w</text:p>
          </table:table-cell>
        </table:table-row>
        <table:table-row table:style-name="ro1">
          <table:table-cell/>
          <table:table-cell office:value-type="string">
            <text:p>twitter name</text:p>
          </table:table-cell>
          <table:table-cell office:value-type="string">
            <text:p>nazwa użytkownika twitter</text:p>
          </table:table-cell>
        </table:table-row>
        <table:table-row table:style-name="ro1">
          <table:table-cell/>
          <table:table-cell office:value-type="string">
            <text:p>twitter</text:p>
          </table:table-cell>
          <table:table-cell office:value-type="string">
            <text:p>twitter</text:p>
          </table:table-cell>
        </table:table-row>
        <table:table-row table:style-name="ro1">
          <table:table-cell/>
          <table:table-cell office:value-type="string">
            <text:p>two column table</text:p>
          </table:table-cell>
          <table:table-cell office:value-type="string">
            <text:p>tabela dwukolumnowa</text:p>
          </table:table-cell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typ</text:p>
          </table:table-cell>
        </table:table-row>
        <table:table-row table:style-name="ro1">
          <table:table-cell/>
          <table:table-cell office:value-type="string">
            <text:p>unchecked</text:p>
          </table:table-cell>
          <table:table-cell office:value-type="string">
            <text:p>nie sprawdzono</text:p>
          </table:table-cell>
        </table:table-row>
        <table:table-row table:style-name="ro1">
          <table:table-cell/>
          <table:table-cell office:value-type="string">
            <text:p>unknown file</text:p>
          </table:table-cell>
          <table:table-cell office:value-type="string">
            <text:p>nieznany plik</text:p>
          </table:table-cell>
        </table:table-row>
        <table:table-row table:style-name="ro1">
          <table:table-cell/>
          <table:table-cell office:value-type="string">
            <text:p>unreserve</text:p>
          </table:table-cell>
          <table:table-cell office:value-type="string">
            <text:p>odblokuj</text:p>
          </table:table-cell>
        </table:table-row>
        <table:table-row table:style-name="ro1">
          <table:table-cell/>
          <table:table-cell office:value-type="string">
            <text:p>upload an image</text:p>
          </table:table-cell>
          <table:table-cell office:value-type="string">
            <text:p>przekaż obraz</text:p>
          </table:table-cell>
        </table:table-row>
        <table:table-row table:style-name="ro1">
          <table:table-cell/>
          <table:table-cell office:value-type="string">
            <text:p>upload</text:p>
          </table:table-cell>
          <table:table-cell office:value-type="string">
            <text:p>przekaż</text:p>
          </table:table-cell>
        </table:table-row>
        <table:table-row table:style-name="ro1">
          <table:table-cell/>
          <table:table-cell office:value-type="string">
            <text:p>up</text:p>
          </table:table-cell>
          <table:table-cell office:value-type="string">
            <text:p>w górę</text:p>
          </table:table-cell>
        </table:table-row>
        <table:table-row table:style-name="ro1">
          <table:table-cell/>
          <table:table-cell office:value-type="string">
            <text:p>user dn</text:p>
          </table:table-cell>
          <table:table-cell office:value-type="string">
            <text:p>dn użytkownika</text:p>
          </table:table-cell>
        </table:table-row>
        <table:table-row table:style-name="ro1">
          <table:table-cell/>
          <table:table-cell office:value-type="string">
            <text:p>user id</text:p>
          </table:table-cell>
          <table:table-cell office:value-type="string">
            <text:p>identyfikator użytkownika</text:p>
          </table:table-cell>
        </table:table-row>
        <table:table-row table:style-name="ro1">
          <table:table-cell/>
          <table:table-cell office:value-type="string">
            <text:p>user list selectbox</text:p>
          </table:table-cell>
          <table:table-cell office:value-type="string">
            <text:p>pole wyboru listy użytkowników</text:p>
          </table:table-cell>
        </table:table-row>
        <table:table-row table:style-name="ro1">
          <table:table-cell/>
          <table:table-cell office:value-type="string">
            <text:p>user list</text:p>
          </table:table-cell>
          <table:table-cell office:value-type="string">
            <text:p>lista użytkowników</text:p>
          </table:table-cell>
        </table:table-row>
        <table:table-row table:style-name="ro1">
          <table:table-cell/>
          <table:table-cell office:value-type="string">
            <text:p>user name</text:p>
          </table:table-cell>
          <table:table-cell office:value-type="string">
            <text:p>nazwa użytkownika</text:p>
          </table:table-cell>
        </table:table-row>
        <table:table-row table:style-name="ro1">
          <table:table-cell/>
          <table:table-cell office:value-type="string">
            <text:p>user names</text:p>
          </table:table-cell>
          <table:table-cell office:value-type="string">
            <text:p>nazwy użytkowników</text:p>
          </table:table-cell>
        </table:table-row>
        <table:table-row table:style-name="ro1">
          <table:table-cell/>
          <table:table-cell office:value-type="string">
            <text:p>user title</text:p>
          </table:table-cell>
          <table:table-cell office:value-type="string">
            <text:p>tytuł użytkownika</text:p>
          </table:table-cell>
        </table:table-row>
        <table:table-row table:style-name="ro1">
          <table:table-cell/>
          <table:table-cell office:value-type="string">
            <text:p>user workspace view</text:p>
          </table:table-cell>
          <table:table-cell office:value-type="string">
            <text:p>widok obszaru roboczego użytkownika</text:p>
          </table:table-cell>
        </table:table-row>
        <table:table-row table:style-name="ro1">
          <table:table-cell/>
          <table:table-cell office:value-type="string">
            <text:p>user workspace</text:p>
          </table:table-cell>
          <table:table-cell office:value-type="string">
            <text:p>obszar roboczy użytkownika</text:p>
          </table:table-cell>
        </table:table-row>
        <table:table-row table:style-name="ro1">
          <table:table-cell/>
          <table:table-cell office:value-type="string">
            <text:p>users and groups</text:p>
          </table:table-cell>
          <table:table-cell office:value-type="string">
            <text:p>użytkownicy i grupy</text:p>
          </table:table-cell>
        </table:table-row>
        <table:table-row table:style-name="ro1">
          <table:table-cell/>
          <table:table-cell office:value-type="string">
            <text:p>users</text:p>
          </table:table-cell>
          <table:table-cell office:value-type="string">
            <text:p>użytkownicy</text:p>
          </table:table-cell>
        </table:table-row>
        <table:table-row table:style-name="ro1">
          <table:table-cell/>
          <table:table-cell office:value-type="string">
            <text:p>user</text:p>
          </table:table-cell>
          <table:table-cell office:value-type="string">
            <text:p>użytkownik</text:p>
          </table:table-cell>
        </table:table-row>
        <table:table-row table:style-name="ro1">
          <table:table-cell/>
          <table:table-cell office:value-type="string">
            <text:p>use</text:p>
          </table:table-cell>
          <table:table-cell office:value-type="string">
            <text:p>użyj</text:p>
          </table:table-cell>
        </table:table-row>
        <table:table-row table:style-name="ro1">
          <table:table-cell/>
          <table:table-cell office:value-type="string">
            <text:p>utility element</text:p>
          </table:table-cell>
          <table:table-cell office:value-type="string">
            <text:p>element użytkowy</text:p>
          </table:table-cell>
        </table:table-row>
        <table:table-row table:style-name="ro1">
          <table:table-cell/>
          <table:table-cell office:value-type="string">
            <text:p>values</text:p>
          </table:table-cell>
          <table:table-cell office:value-type="string">
            <text:p>wartości</text:p>
          </table:table-cell>
        </table:table-row>
        <table:table-row table:style-name="ro1">
          <table:table-cell/>
          <table:table-cell office:value-type="string">
            <text:p>value</text:p>
          </table:table-cell>
          <table:table-cell office:value-type="string">
            <text:p>wartość</text:p>
          </table:table-cell>
        </table:table-row>
        <table:table-row table:style-name="ro1">
          <table:table-cell/>
          <table:table-cell office:value-type="string">
            <text:p>variable name</text:p>
          </table:table-cell>
          <table:table-cell office:value-type="string">
            <text:p>nazwa zmiennej</text:p>
          </table:table-cell>
        </table:table-row>
        <table:table-row table:style-name="ro1">
          <table:table-cell/>
          <table:table-cell office:value-type="string">
            <text:p>variable value</text:p>
          </table:table-cell>
          <table:table-cell office:value-type="string">
            <text:p>wartość zmiennej</text:p>
          </table:table-cell>
        </table:table-row>
        <table:table-row table:style-name="ro1">
          <table:table-cell/>
          <table:table-cell office:value-type="string">
            <text:p>version</text:p>
          </table:table-cell>
          <table:table-cell office:value-type="string">
            <text:p>wersja</text:p>
          </table:table-cell>
        </table:table-row>
        <table:table-row table:style-name="ro1">
          <table:table-cell/>
          <table:table-cell office:value-type="string">
            <text:p>vertical</text:p>
          </table:table-cell>
          <table:table-cell office:value-type="string">
            <text:p>pionowo</text:p>
          </table:table-cell>
        </table:table-row>
        <table:table-row table:style-name="ro1">
          <table:table-cell/>
          <table:table-cell office:value-type="string">
            <text:p>video tutorials</text:p>
          </table:table-cell>
          <table:table-cell office:value-type="string">
            <text:p>filmy instruktażowe</text:p>
          </table:table-cell>
        </table:table-row>
        <table:table-row table:style-name="ro1">
          <table:table-cell/>
          <table:table-cell office:value-type="string">
            <text:p>view 1 day</text:p>
          </table:table-cell>
          <table:table-cell office:value-type="string">
            <text:p>wyświetl 1 dzień</text:p>
          </table:table-cell>
        </table:table-row>
        <table:table-row table:style-name="ro1">
          <table:table-cell/>
          <table:table-cell office:value-type="string">
            <text:p>view 1 month</text:p>
          </table:table-cell>
          <table:table-cell office:value-type="string">
            <text:p>wyświetl 1 miesiąc</text:p>
          </table:table-cell>
        </table:table-row>
        <table:table-row table:style-name="ro1">
          <table:table-cell/>
          <table:table-cell office:value-type="string">
            <text:p>view 1 week</text:p>
          </table:table-cell>
          <table:table-cell office:value-type="string">
            <text:p>wyświetl 1 tydzień</text:p>
          </table:table-cell>
        </table:table-row>
        <table:table-row table:style-name="ro1">
          <table:table-cell/>
          <table:table-cell office:value-type="string">
            <text:p>view 2 weeks</text:p>
          </table:table-cell>
          <table:table-cell office:value-type="string">
            <text:p>wyświetl 2 tygodnie</text:p>
          </table:table-cell>
        </table:table-row>
        <table:table-row table:style-name="ro1">
          <table:table-cell/>
          <table:table-cell office:value-type="string">
            <text:p>view 3 days</text:p>
          </table:table-cell>
          <table:table-cell office:value-type="string">
            <text:p>wyświetl 3 dni</text:p>
          </table:table-cell>
        </table:table-row>
        <table:table-row table:style-name="ro1">
          <table:table-cell/>
          <table:table-cell office:value-type="string">
            <text:p>view 5 days</text:p>
          </table:table-cell>
          <table:table-cell office:value-type="string">
            <text:p>wyświetl 5 dni</text:p>
          </table:table-cell>
        </table:table-row>
        <table:table-row table:style-name="ro1">
          <table:table-cell/>
          <table:table-cell office:value-type="string">
            <text:p>view comments</text:p>
          </table:table-cell>
          <table:table-cell office:value-type="string">
            <text:p>wyświetl komentarze</text:p>
          </table:table-cell>
        </table:table-row>
        <table:table-row table:style-name="ro1">
          <table:table-cell/>
          <table:table-cell office:value-type="string">
            <text:p>view entry selectbox</text:p>
          </table:table-cell>
          <table:table-cell office:value-type="string">
            <text:p>pole wyboru widoku wpisu</text:p>
          </table:table-cell>
        </table:table-row>
        <table:table-row table:style-name="ro1">
          <table:table-cell/>
          <table:table-cell office:value-type="string">
            <text:p>view process diagram</text:p>
          </table:table-cell>
          <table:table-cell office:value-type="string">
            <text:p>pokaż wykres procesów</text:p>
          </table:table-cell>
        </table:table-row>
        <table:table-row table:style-name="ro1">
          <table:table-cell/>
          <table:table-cell office:value-type="string">
            <text:p>view team</text:p>
          </table:table-cell>
          <table:table-cell office:value-type="string">
            <text:p>przegląd zespołu</text:p>
          </table:table-cell>
        </table:table-row>
        <table:table-row table:style-name="ro1">
          <table:table-cell/>
          <table:table-cell office:value-type="string">
            <text:p>view the folder</text:p>
          </table:table-cell>
          <table:table-cell office:value-type="string">
            <text:p>wyświetl folder</text:p>
          </table:table-cell>
        </table:table-row>
        <table:table-row table:style-name="ro1">
          <table:table-cell/>
          <table:table-cell office:value-type="string">
            <text:p>view the profiles</text:p>
          </table:table-cell>
          <table:table-cell office:value-type="string">
            <text:p>wyświetl profile</text:p>
          </table:table-cell>
        </table:table-row>
        <table:table-row table:style-name="ro1">
          <table:table-cell/>
          <table:table-cell office:value-type="string">
            <text:p>view the workspace</text:p>
          </table:table-cell>
          <table:table-cell office:value-type="string">
            <text:p>wyświetl obszar roboczy</text:p>
          </table:table-cell>
        </table:table-row>
        <table:table-row table:style-name="ro1">
          <table:table-cell/>
          <table:table-cell office:value-type="string">
            <text:p>view this definition</text:p>
          </table:table-cell>
          <table:table-cell office:value-type="string">
            <text:p>wyświetl tę definicję</text:p>
          </table:table-cell>
        </table:table-row>
        <table:table-row table:style-name="ro1">
          <table:table-cell/>
          <table:table-cell office:value-type="string">
            <text:p>view version history</text:p>
          </table:table-cell>
          <table:table-cell office:value-type="string">
            <text:p>wyświetl historię wersji</text:p>
          </table:table-cell>
        </table:table-row>
        <table:table-row table:style-name="ro1">
          <table:table-cell/>
          <table:table-cell office:value-type="string">
            <text:p>viewed entries</text:p>
          </table:table-cell>
          <table:table-cell office:value-type="string">
            <text:p>przeczytane wpisy</text:p>
          </table:table-cell>
        </table:table-row>
        <table:table-row table:style-name="ro1">
          <table:table-cell/>
          <table:table-cell office:value-type="string">
            <text:p>views</text:p>
          </table:table-cell>
          <table:table-cell office:value-type="string">
            <text:p>wyświetlenia</text:p>
          </table:table-cell>
        </table:table-row>
        <table:table-row table:style-name="ro1">
          <table:table-cell/>
          <table:table-cell office:value-type="string">
            <text:p>view</text:p>
          </table:table-cell>
          <table:table-cell office:value-type="string">
            <text:p>widok</text:p>
          </table:table-cell>
        </table:table-row>
        <table:table-row table:style-name="ro1">
          <table:table-cell/>
          <table:table-cell office:value-type="string">
            <text:p>virtual host</text:p>
          </table:table-cell>
          <table:table-cell office:value-type="string">
            <text:p>host wirtualny</text:p>
          </table:table-cell>
        </table:table-row>
        <table:table-row table:style-name="ro1">
          <table:table-cell/>
          <table:table-cell office:value-type="string">
            <text:p>visitor</text:p>
          </table:table-cell>
          <table:table-cell office:value-type="string">
            <text:p>gość</text:p>
          </table:table-cell>
        </table:table-row>
        <table:table-row table:style-name="ro1">
          <table:table-cell/>
          <table:table-cell office:value-type="string">
            <text:p>voice and data</text:p>
          </table:table-cell>
          <table:table-cell office:value-type="string">
            <text:p>głos i dane</text:p>
          </table:table-cell>
        </table:table-row>
        <table:table-row table:style-name="ro1">
          <table:table-cell/>
          <table:table-cell office:value-type="string">
            <text:p>voice recording</text:p>
          </table:table-cell>
          <table:table-cell office:value-type="string">
            <text:p>zapis dźwięku</text:p>
          </table:table-cell>
        </table:table-row>
        <table:table-row table:style-name="ro1">
          <table:table-cell/>
          <table:table-cell office:value-type="string">
            <text:p>voice</text:p>
          </table:table-cell>
          <table:table-cell office:value-type="string">
            <text:p>głos</text:p>
          </table:table-cell>
        </table:table-row>
        <table:table-row table:style-name="ro1">
          <table:table-cell/>
          <table:table-cell office:value-type="string">
            <text:p>webdav file directory</text:p>
          </table:table-cell>
          <table:table-cell office:value-type="string">
            <text:p>katalog plików webdav</text:p>
          </table:table-cell>
        </table:table-row>
        <table:table-row table:style-name="ro1">
          <table:table-cell/>
          <table:table-cell office:value-type="string">
            <text:p>webdav server</text:p>
          </table:table-cell>
          <table:table-cell office:value-type="string">
            <text:p>serwer webdav</text:p>
          </table:table-cell>
        </table:table-row>
        <table:table-row table:style-name="ro1">
          <table:table-cell/>
          <table:table-cell office:value-type="string">
            <text:p>webdav url</text:p>
          </table:table-cell>
          <table:table-cell office:value-type="string">
            <text:p>adres url webdav</text:p>
          </table:table-cell>
        </table:table-row>
        <table:table-row table:style-name="ro1">
          <table:table-cell/>
          <table:table-cell office:value-type="string">
            <text:p>wednesday</text:p>
          </table:table-cell>
          <table:table-cell office:value-type="string">
            <text:p>środa</text:p>
          </table:table-cell>
        </table:table-row>
        <table:table-row table:style-name="ro1">
          <table:table-cell/>
          <table:table-cell office:value-type="string">
            <text:p>wed</text:p>
          </table:table-cell>
          <table:table-cell office:value-type="string">
            <text:p>śr</text:p>
          </table:table-cell>
        </table:table-row>
        <table:table-row table:style-name="ro1">
          <table:table-cell/>
          <table:table-cell office:value-type="string">
            <text:p>week starts on</text:p>
          </table:table-cell>
          <table:table-cell office:value-type="string">
            <text:p>tydzień rozpoczyna się w</text:p>
          </table:table-cell>
        </table:table-row>
        <table:table-row table:style-name="ro1">
          <table:table-cell/>
          <table:table-cell office:value-type="string">
            <text:p>weekday</text:p>
          </table:table-cell>
          <table:table-cell office:value-type="string">
            <text:p>dzień powszedni</text:p>
          </table:table-cell>
        </table:table-row>
        <table:table-row table:style-name="ro1">
          <table:table-cell/>
          <table:table-cell office:value-type="string">
            <text:p>weekend day</text:p>
          </table:table-cell>
          <table:table-cell office:value-type="string">
            <text:p>dzień wolny</text:p>
          </table:table-cell>
        </table:table-row>
        <table:table-row table:style-name="ro1">
          <table:table-cell/>
          <table:table-cell office:value-type="string">
            <text:p>weekly</text:p>
          </table:table-cell>
          <table:table-cell office:value-type="string">
            <text:p>co tydzień</text:p>
          </table:table-cell>
        </table:table-row>
        <table:table-row table:style-name="ro1">
          <table:table-cell/>
          <table:table-cell office:value-type="string">
            <text:p>weeks</text:p>
          </table:table-cell>
          <table:table-cell office:value-type="string">
            <text:p>tygodnie</text:p>
          </table:table-cell>
        </table:table-row>
        <table:table-row table:style-name="ro1">
          <table:table-cell/>
          <table:table-cell office:value-type="string">
            <text:p>week</text:p>
          </table:table-cell>
          <table:table-cell office:value-type="string">
            <text:p>tydzień</text:p>
          </table:table-cell>
        </table:table-row>
        <table:table-row table:style-name="ro1">
          <table:table-cell/>
          <table:table-cell office:value-type="string">
            <text:p>welcome</text:p>
          </table:table-cell>
          <table:table-cell office:value-type="string">
            <text:p>powitanie</text:p>
          </table:table-cell>
        </table:table-row>
        <table:table-row table:style-name="ro1">
          <table:table-cell/>
          <table:table-cell office:value-type="string">
            <text:p>when</text:p>
          </table:table-cell>
          <table:table-cell office:value-type="string">
            <text:p>kiedy</text:p>
          </table:table-cell>
        </table:table-row>
        <table:table-row table:style-name="ro1">
          <table:table-cell/>
          <table:table-cell office:value-type="string">
            <text:p>who has access</text:p>
          </table:table-cell>
          <table:table-cell office:value-type="string">
            <text:p>kto ma dostęp</text:p>
          </table:table-cell>
        </table:table-row>
        <table:table-row table:style-name="ro1">
          <table:table-cell/>
          <table:table-cell office:value-type="string">
            <text:p>width</text:p>
          </table:table-cell>
          <table:table-cell office:value-type="string">
            <text:p>szerokość</text:p>
          </table:table-cell>
        </table:table-row>
        <table:table-row table:style-name="ro1">
          <table:table-cell/>
          <table:table-cell office:value-type="string">
            <text:p>wiki entries</text:p>
          </table:table-cell>
          <table:table-cell office:value-type="string">
            <text:p>wpisy wiki</text:p>
          </table:table-cell>
        </table:table-row>
        <table:table-row table:style-name="ro1">
          <table:table-cell/>
          <table:table-cell office:value-type="string">
            <text:p>wiki entry</text:p>
          </table:table-cell>
          <table:table-cell office:value-type="string">
            <text:p>wpis wiki</text:p>
          </table:table-cell>
        </table:table-row>
        <table:table-row table:style-name="ro1">
          <table:table-cell/>
          <table:table-cell office:value-type="string">
            <text:p>wiki home page</text:p>
          </table:table-cell>
          <table:table-cell office:value-type="string">
            <text:p>strona główna wiki</text:p>
          </table:table-cell>
        </table:table-row>
        <table:table-row table:style-name="ro1">
          <table:table-cell/>
          <table:table-cell office:value-type="string">
            <text:p>wiki topics</text:p>
          </table:table-cell>
          <table:table-cell office:value-type="string">
            <text:p>wątki wiki</text:p>
          </table:table-cell>
        </table:table-row>
        <table:table-row table:style-name="ro1">
          <table:table-cell/>
          <table:table-cell table:number-columns-repeated="2" office:value-type="string">
            <text:p>wiki</text:p>
          </table:table-cell>
        </table:table-row>
        <table:table-row table:style-name="ro1">
          <table:table-cell/>
          <table:table-cell office:value-type="string">
            <text:p>within past day</text:p>
          </table:table-cell>
          <table:table-cell office:value-type="string">
            <text:p>w poprzednim dniu</text:p>
          </table:table-cell>
        </table:table-row>
        <table:table-row table:style-name="ro1">
          <table:table-cell/>
          <table:table-cell office:value-type="string">
            <text:p>within past month</text:p>
          </table:table-cell>
          <table:table-cell office:value-type="string">
            <text:p>w poprzednim miesiącu</text:p>
          </table:table-cell>
        </table:table-row>
        <table:table-row table:style-name="ro1">
          <table:table-cell/>
          <table:table-cell office:value-type="string">
            <text:p>within past week</text:p>
          </table:table-cell>
          <table:table-cell office:value-type="string">
            <text:p>w poprzednim tygodniu</text:p>
          </table:table-cell>
        </table:table-row>
        <table:table-row table:style-name="ro1">
          <table:table-cell/>
          <table:table-cell office:value-type="string">
            <text:p>work day</text:p>
          </table:table-cell>
          <table:table-cell office:value-type="string">
            <text:p>dzień roboczy</text:p>
          </table:table-cell>
        </table:table-row>
        <table:table-row table:style-name="ro1">
          <table:table-cell/>
          <table:table-cell office:value-type="string">
            <text:p>workarea accessories</text:p>
          </table:table-cell>
          <table:table-cell office:value-type="string">
            <text:p>panele dodatkowe przestrzeni roboczej</text:p>
          </table:table-cell>
        </table:table-row>
        <table:table-row table:style-name="ro1">
          <table:table-cell/>
          <table:table-cell office:value-type="string">
            <text:p>workarea context</text:p>
          </table:table-cell>
          <table:table-cell office:value-type="string">
            <text:p>kontekst przestrzeni roboczej</text:p>
          </table:table-cell>
        </table:table-row>
        <table:table-row table:style-name="ro1">
          <table:table-cell/>
          <table:table-cell office:value-type="string">
            <text:p>workarea navigation</text:p>
          </table:table-cell>
          <table:table-cell office:value-type="string">
            <text:p>nawigacja przestrzeni roboczej</text:p>
          </table:table-cell>
        </table:table-row>
        <table:table-row table:style-name="ro1">
          <table:table-cell/>
          <table:table-cell office:value-type="string">
            <text:p>workarea</text:p>
          </table:table-cell>
          <table:table-cell office:value-type="string">
            <text:p>przestrzeń robocza</text:p>
          </table:table-cell>
        </table:table-row>
        <table:table-row table:style-name="ro1">
          <table:table-cell/>
          <table:table-cell office:value-type="string">
            <text:p>workflow associations</text:p>
          </table:table-cell>
          <table:table-cell office:value-type="string">
            <text:p>skojarzenia przepływu pracy</text:p>
          </table:table-cell>
        </table:table-row>
        <table:table-row table:style-name="ro1">
          <table:table-cell/>
          <table:table-cell office:value-type="string">
            <text:p>workflow condition</text:p>
          </table:table-cell>
          <table:table-cell office:value-type="string">
            <text:p>warunek przepływu pracy</text:p>
          </table:table-cell>
        </table:table-row>
        <table:table-row table:style-name="ro1">
          <table:table-cell/>
          <table:table-cell office:value-type="string">
            <text:p>workflow ended</text:p>
          </table:table-cell>
          <table:table-cell office:value-type="string">
            <text:p>zakończono przepływ pracy</text:p>
          </table:table-cell>
        </table:table-row>
        <table:table-row table:style-name="ro1">
          <table:table-cell/>
          <table:table-cell office:value-type="string">
            <text:p>workflow history</text:p>
          </table:table-cell>
          <table:table-cell office:value-type="string">
            <text:p>historia przepływu pracy</text:p>
          </table:table-cell>
        </table:table-row>
        <table:table-row table:style-name="ro1">
          <table:table-cell/>
          <table:table-cell office:value-type="string">
            <text:p>workflow preview</text:p>
          </table:table-cell>
          <table:table-cell office:value-type="string">
            <text:p>podgląd przepływu pracy</text:p>
          </table:table-cell>
        </table:table-row>
        <table:table-row table:style-name="ro1">
          <table:table-cell/>
          <table:table-cell office:value-type="string">
            <text:p>workflow processes</text:p>
          </table:table-cell>
          <table:table-cell office:value-type="string">
            <text:p>procesy przepływów pracy</text:p>
          </table:table-cell>
        </table:table-row>
        <table:table-row table:style-name="ro1">
          <table:table-cell/>
          <table:table-cell office:value-type="string">
            <text:p>workflow process</text:p>
          </table:table-cell>
          <table:table-cell office:value-type="string">
            <text:p>proces przepływu pracy</text:p>
          </table:table-cell>
        </table:table-row>
        <table:table-row table:style-name="ro1">
          <table:table-cell/>
          <table:table-cell office:value-type="string">
            <text:p>workflow question</text:p>
          </table:table-cell>
          <table:table-cell office:value-type="string">
            <text:p>pytanie przepływu pracy</text:p>
          </table:table-cell>
        </table:table-row>
        <table:table-row table:style-name="ro1">
          <table:table-cell/>
          <table:table-cell office:value-type="string">
            <text:p>workflow response added</text:p>
          </table:table-cell>
          <table:table-cell office:value-type="string">
            <text:p>dodano odpowiedź z przepływu pracy</text:p>
          </table:table-cell>
        </table:table-row>
        <table:table-row table:style-name="ro1">
          <table:table-cell/>
          <table:table-cell office:value-type="string">
            <text:p>workflow response</text:p>
          </table:table-cell>
          <table:table-cell office:value-type="string">
            <text:p>odpowiedź przepływu pracy</text:p>
          </table:table-cell>
        </table:table-row>
        <table:table-row table:style-name="ro1">
          <table:table-cell/>
          <table:table-cell office:value-type="string">
            <text:p>workflow started</text:p>
          </table:table-cell>
          <table:table-cell office:value-type="string">
            <text:p>uruchomiono przepływ pracy</text:p>
          </table:table-cell>
        </table:table-row>
        <table:table-row table:style-name="ro1">
          <table:table-cell/>
          <table:table-cell office:value-type="string">
            <text:p>workflow state modified</text:p>
          </table:table-cell>
          <table:table-cell office:value-type="string">
            <text:p>stan przepływu pracy zmodyfikowany</text:p>
          </table:table-cell>
        </table:table-row>
        <table:table-row table:style-name="ro1">
          <table:table-cell/>
          <table:table-cell office:value-type="string">
            <text:p>workflow state modified</text:p>
          </table:table-cell>
          <table:table-cell office:value-type="string">
            <text:p>zmodyfikowany stan przepływu pracy</text:p>
          </table:table-cell>
        </table:table-row>
        <table:table-row table:style-name="ro1">
          <table:table-cell/>
          <table:table-cell office:value-type="string">
            <text:p>workflow states</text:p>
          </table:table-cell>
          <table:table-cell office:value-type="string">
            <text:p>stany przepływu pracy</text:p>
          </table:table-cell>
        </table:table-row>
        <table:table-row table:style-name="ro1">
          <table:table-cell/>
          <table:table-cell office:value-type="string">
            <text:p>workflow state</text:p>
          </table:table-cell>
          <table:table-cell office:value-type="string">
            <text:p>stan przepływu pracy</text:p>
          </table:table-cell>
        </table:table-row>
        <table:table-row table:style-name="ro1">
          <table:table-cell/>
          <table:table-cell office:value-type="string">
            <text:p>workflow timed out</text:p>
          </table:table-cell>
          <table:table-cell office:value-type="string">
            <text:p>limit czasu przepływu pracy upłynął</text:p>
          </table:table-cell>
        </table:table-row>
        <table:table-row table:style-name="ro1">
          <table:table-cell/>
          <table:table-cell office:value-type="string">
            <text:p>workflow variable</text:p>
          </table:table-cell>
          <table:table-cell office:value-type="string">
            <text:p>zmienna przepływu pracy</text:p>
          </table:table-cell>
        </table:table-row>
        <table:table-row table:style-name="ro1">
          <table:table-cell/>
          <table:table-cell office:value-type="string">
            <text:p>workflow</text:p>
          </table:table-cell>
          <table:table-cell office:value-type="string">
            <text:p>przepływ pracy</text:p>
          </table:table-cell>
        </table:table-row>
        <table:table-row table:style-name="ro1">
          <table:table-cell/>
          <table:table-cell office:value-type="string">
            <text:p>workspace creator</text:p>
          </table:table-cell>
          <table:table-cell office:value-type="string">
            <text:p>twórca obszaru roboczego</text:p>
          </table:table-cell>
        </table:table-row>
        <table:table-row table:style-name="ro1">
          <table:table-cell/>
          <table:table-cell office:value-type="string">
            <text:p>workspace folders</text:p>
          </table:table-cell>
          <table:table-cell office:value-type="string">
            <text:p>foldery obszaru roboczego</text:p>
          </table:table-cell>
        </table:table-row>
        <table:table-row table:style-name="ro1">
          <table:table-cell/>
          <table:table-cell office:value-type="string">
            <text:p>workspace icons</text:p>
          </table:table-cell>
          <table:table-cell office:value-type="string">
            <text:p>ikony obszarów roboczych</text:p>
          </table:table-cell>
        </table:table-row>
        <table:table-row table:style-name="ro1">
          <table:table-cell/>
          <table:table-cell office:value-type="string">
            <text:p>workspace location</text:p>
          </table:table-cell>
          <table:table-cell office:value-type="string">
            <text:p>położenie obszaru roboczego</text:p>
          </table:table-cell>
        </table:table-row>
        <table:table-row table:style-name="ro1">
          <table:table-cell/>
          <table:table-cell office:value-type="string">
            <text:p>workspace members</text:p>
          </table:table-cell>
          <table:table-cell office:value-type="string">
            <text:p>członkowie obszaru roboczego</text:p>
          </table:table-cell>
        </table:table-row>
        <table:table-row table:style-name="ro1">
          <table:table-cell/>
          <table:table-cell office:value-type="string">
            <text:p>workspace permalinks</text:p>
          </table:table-cell>
          <table:table-cell office:value-type="string">
            <text:p>odnośniki permalink do obszaru roboczego</text:p>
          </table:table-cell>
        </table:table-row>
        <table:table-row table:style-name="ro1">
          <table:table-cell/>
          <table:table-cell office:value-type="string">
            <text:p>workspace title</text:p>
          </table:table-cell>
          <table:table-cell office:value-type="string">
            <text:p>tytuł obszaru roboczego</text:p>
          </table:table-cell>
        </table:table-row>
        <table:table-row table:style-name="ro1">
          <table:table-cell/>
          <table:table-cell office:value-type="string">
            <text:p>workspace tree</text:p>
          </table:table-cell>
          <table:table-cell office:value-type="string">
            <text:p>drzewo obszaru roboczego</text:p>
          </table:table-cell>
        </table:table-row>
        <table:table-row table:style-name="ro1">
          <table:table-cell/>
          <table:table-cell office:value-type="string">
            <text:p>workspace views</text:p>
          </table:table-cell>
          <table:table-cell office:value-type="string">
            <text:p>widoki obszaru roboczego</text:p>
          </table:table-cell>
        </table:table-row>
        <table:table-row table:style-name="ro1">
          <table:table-cell/>
          <table:table-cell office:value-type="string">
            <text:p>workspace view</text:p>
          </table:table-cell>
          <table:table-cell office:value-type="string">
            <text:p>widok obszaru roboczego</text:p>
          </table:table-cell>
        </table:table-row>
        <table:table-row table:style-name="ro1">
          <table:table-cell/>
          <table:table-cell office:value-type="string">
            <text:p>workspace</text:p>
          </table:table-cell>
          <table:table-cell office:value-type="string">
            <text:p>obszar roboczy</text:p>
          </table:table-cell>
        </table:table-row>
        <table:table-row table:style-name="ro1">
          <table:table-cell/>
          <table:table-cell office:value-type="string">
            <text:p>workspaces</text:p>
          </table:table-cell>
          <table:table-cell office:value-type="string">
            <text:p>obszary robocze</text:p>
          </table:table-cell>
        </table:table-row>
        <table:table-row table:style-name="ro1">
          <table:table-cell/>
          <table:table-cell office:value-type="string">
            <text:p>write only</text:p>
          </table:table-cell>
          <table:table-cell office:value-type="string">
            <text:p>tylko zapis</text:p>
          </table:table-cell>
        </table:table-row>
        <table:table-row table:style-name="ro1">
          <table:table-cell/>
          <table:table-cell office:value-type="string">
            <text:p>written reply</text:p>
          </table:table-cell>
          <table:table-cell office:value-type="string">
            <text:p>odpowiedź pisemna</text:p>
          </table:table-cell>
        </table:table-row>
        <table:table-row table:style-name="ro1">
          <table:table-cell/>
          <table:table-cell office:value-type="string">
            <text:p>yearly</text:p>
          </table:table-cell>
          <table:table-cell office:value-type="string">
            <text:p>co rok</text:p>
          </table:table-cell>
        </table:table-row>
        <table:table-row table:style-name="ro1">
          <table:table-cell/>
          <table:table-cell office:value-type="string">
            <text:p>yellow</text:p>
          </table:table-cell>
          <table:table-cell office:value-type="string">
            <text:p>żółty</text:p>
          </table:table-cell>
        </table:table-row>
        <table:table-row table:style-name="ro1">
          <table:table-cell/>
          <table:table-cell office:value-type="string">
            <text:p>zone administration</text:p>
          </table:table-cell>
          <table:table-cell office:value-type="string">
            <text:p>administracja strefami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pl" fo:country="PL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7">27.04.2009</text:date>, <text:time>22:44:5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editing-cycles>0</meta:editing-cycles>
    <meta:editing-duration>PT0S</meta:editing-duration>
    <meta:user-defined meta:name="Informacja 1"/>
    <meta:user-defined meta:name="Informacja 2"/>
    <meta:user-defined meta:name="Informacja 3"/>
    <meta:user-defined meta:name="Informacja 4"/>
    <meta:document-statistic meta:table-count="1" meta:cell-count="2346"/>
  </office:meta>
</office:document-meta>
</file>